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z_rot_plus_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8-21 13:37:15</text:p>
          </table:table-cell>
          <table:table-cell office:value-type="float" office:value="-0.0004417" calcext:value-type="float">
            <text:p>-0.0004417</text:p>
          </table:table-cell>
          <table:table-cell office:value-type="float" office:value="0.6920946" calcext:value-type="float">
            <text:p>0.6920946</text:p>
          </table:table-cell>
          <table:table-cell office:value-type="float" office:value="0.6916528" calcext:value-type="float">
            <text:p>0.6916528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90549" calcext:value-type="float">
            <text:p>0.0390549</text:p>
          </table:table-cell>
          <table:table-cell office:value-type="float" office:value="10" calcext:value-type="float">
            <text:p>10</text:p>
          </table:table-cell>
          <table:table-cell office:value-type="float" office:value="0.883960008621216" calcext:value-type="float">
            <text:p>0.883960008621216</text:p>
          </table:table-cell>
          <table:table-cell office:value-type="float" office:value="0.237800002098083" calcext:value-type="float">
            <text:p>0.237800002098083</text:p>
          </table:table-cell>
          <table:table-cell office:value-type="float" office:value="0.646160006523132" calcext:value-type="float">
            <text:p>0.646160006523132</text:p>
          </table:table-cell>
          <table:table-cell office:value-type="float" office:value="0.364972160756588" calcext:value-type="float">
            <text:p>0.364972160756588</text:p>
          </table:table-cell>
          <table:table-cell office:value-type="float" office:value="0.200474831449705" calcext:value-type="float">
            <text:p>0.200474831449705</text:p>
          </table:table-cell>
          <table:table-cell office:value-type="float" office:value="0.312964478135109" calcext:value-type="float">
            <text:p>0.312964478135109</text:p>
          </table:table-cell>
          <table:table-cell office:value-type="float" office:value="0.416979843378067" calcext:value-type="float">
            <text:p>0.416979843378067</text:p>
          </table:table-cell>
          <table:table-cell office:value-type="float" office:value="0.104015365242958" calcext:value-type="float">
            <text:p>0.104015365242958</text:p>
          </table:table-cell>
          <table:table-cell office:value-type="float" office:value="0.2702392" calcext:value-type="float">
            <text:p>0.2702392</text:p>
          </table:table-cell>
          <table:table-cell office:value-type="float" office:value="0.2693208" calcext:value-type="float">
            <text:p>0.2693208</text:p>
          </table:table-cell>
          <table:table-cell office:value-type="float" office:value="0.2606124" calcext:value-type="float">
            <text:p>0.2606124</text:p>
          </table:table-cell>
          <table:table-cell office:value-type="float" office:value="0.23985" calcext:value-type="float">
            <text:p>0.23985</text:p>
          </table:table-cell>
          <table:table-cell office:value-type="float" office:value="0.5248" calcext:value-type="float">
            <text:p>0.5248</text:p>
          </table:table-cell>
          <table:table-cell office:value-type="float" office:value="-0.0015908" calcext:value-type="float">
            <text:p>-0.0015908</text:p>
          </table:table-cell>
          <table:table-cell office:value-type="float" office:value="0.32062" calcext:value-type="float">
            <text:p>0.32062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309192" calcext:value-type="float">
            <text:p>0.3309192</text:p>
          </table:table-cell>
          <table:table-cell office:value-type="float" office:value="0.88396" calcext:value-type="float">
            <text:p>0.88396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51945" calcext:value-type="float">
            <text:p>0.6951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238933" calcext:value-type="float">
            <text:p>0.0238933</text:p>
          </table:table-cell>
          <table:table-cell office:value-type="float" office:value="0.6951945" calcext:value-type="float">
            <text:p>0.6951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00933" calcext:value-type="float">
            <text:p>0.0300933</text:p>
          </table:table-cell>
          <table:table-cell office:value-type="float" office:value="0.6951946" calcext:value-type="float">
            <text:p>0.6951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62933" calcext:value-type="float">
            <text:p>0.0362933</text:p>
          </table:table-cell>
          <table:table-cell office:value-type="float" office:value="0.6951946" calcext:value-type="float">
            <text:p>0.6951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24933" calcext:value-type="float">
            <text:p>0.0424933</text:p>
          </table:table-cell>
          <table:table-cell office:value-type="float" office:value="0.6951947" calcext:value-type="float">
            <text:p>0.6951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86933" calcext:value-type="float">
            <text:p>0.0486933</text:p>
          </table:table-cell>
          <table:table-cell office:value-type="float" office:value="0.6951947" calcext:value-type="float">
            <text:p>0.6951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548933" calcext:value-type="float">
            <text:p>0.0548933</text:p>
          </table:table-cell>
          <table:table-cell office:value-type="float" office:value="0.6889945" calcext:value-type="float">
            <text:p>0.6889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238934" calcext:value-type="float">
            <text:p>0.0238934</text:p>
          </table:table-cell>
          <table:table-cell office:value-type="float" office:value="0.6889945" calcext:value-type="float">
            <text:p>0.688994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00934" calcext:value-type="float">
            <text:p>0.0300934</text:p>
          </table:table-cell>
          <table:table-cell office:value-type="float" office:value="0.6889946" calcext:value-type="float">
            <text:p>0.6889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62934" calcext:value-type="float">
            <text:p>0.0362934</text:p>
          </table:table-cell>
          <table:table-cell office:value-type="float" office:value="0.6889946" calcext:value-type="float">
            <text:p>0.6889946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24934" calcext:value-type="float">
            <text:p>0.0424934</text:p>
          </table:table-cell>
          <table:table-cell office:value-type="float" office:value="0.6889947" calcext:value-type="float">
            <text:p>0.6889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486934" calcext:value-type="float">
            <text:p>0.0486934</text:p>
          </table:table-cell>
          <table:table-cell office:value-type="float" office:value="0.6889947" calcext:value-type="float">
            <text:p>0.6889947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548934" calcext:value-type="float">
            <text:p>0.0548934</text:p>
          </table:table-cell>
        </table:table-row>
        <table:table-row table:style-name="ro1">
          <table:table-cell office:value-type="string" calcext:value-type="string">
            <text:p>z_rot_plus_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5-08-21 13:37:28</text:p>
          </table:table-cell>
          <table:table-cell office:value-type="float" office:value="-0.0001563" calcext:value-type="float">
            <text:p>-0.0001563</text:p>
          </table:table-cell>
          <table:table-cell office:value-type="float" office:value="0.6924478" calcext:value-type="float">
            <text:p>0.6924478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72075" calcext:value-type="float">
            <text:p>0.2472075</text:p>
          </table:table-cell>
          <table:table-cell office:value-type="float" office:value="0.0389367" calcext:value-type="float">
            <text:p>0.0389367</text:p>
          </table:table-cell>
          <table:table-cell office:value-type="float" office:value="10" calcext:value-type="float">
            <text:p>10</text:p>
          </table:table-cell>
          <table:table-cell office:value-type="float" office:value="0.798269987106323" calcext:value-type="float">
            <text:p>0.798269987106323</text:p>
          </table:table-cell>
          <table:table-cell office:value-type="float" office:value="0.213609993457794" calcext:value-type="float">
            <text:p>0.213609993457794</text:p>
          </table:table-cell>
          <table:table-cell office:value-type="float" office:value="0.584659993648529" calcext:value-type="float">
            <text:p>0.584659993648529</text:p>
          </table:table-cell>
          <table:table-cell office:value-type="float" office:value="0.360913154482841" calcext:value-type="float">
            <text:p>0.360913154482841</text:p>
          </table:table-cell>
          <table:table-cell office:value-type="float" office:value="0.184321582707008" calcext:value-type="float">
            <text:p>0.184321582707008</text:p>
          </table:table-cell>
          <table:table-cell office:value-type="float" office:value="0.342648476362228" calcext:value-type="float">
            <text:p>0.342648476362228</text:p>
          </table:table-cell>
          <table:table-cell office:value-type="float" office:value="0.379177832603455" calcext:value-type="float">
            <text:p>0.379177832603455</text:p>
          </table:table-cell>
          <table:table-cell office:value-type="float" office:value="0.0365293562412262" calcext:value-type="float">
            <text:p>0.0365293562412262</text:p>
          </table:table-cell>
          <table:table-cell office:value-type="float" office:value="0.2964792" calcext:value-type="float">
            <text:p>0.2964792</text:p>
          </table:table-cell>
          <table:table-cell office:value-type="float" office:value="0.2836708" calcext:value-type="float">
            <text:p>0.2836708</text:p>
          </table:table-cell>
          <table:table-cell office:value-type="float" office:value="0.2766024" calcext:value-type="float">
            <text:p>0.2766024</text:p>
          </table:table-cell>
          <table:table-cell office:value-type="float" office:value="0.26568" calcext:value-type="float">
            <text:p>0.26568</text:p>
          </table:table-cell>
          <table:table-cell office:value-type="float" office:value="0.59081" calcext:value-type="float">
            <text:p>0.59081</text:p>
          </table:table-cell>
          <table:table-cell office:value-type="float" office:value="-0.0024108" calcext:value-type="float">
            <text:p>-0.0024108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21361" calcext:value-type="float">
            <text:p>0.21361</text:p>
          </table:table-cell>
          <table:table-cell office:value-type="float" office:value="0.2813092" calcext:value-type="float">
            <text:p>0.2813092</text:p>
          </table:table-cell>
          <table:table-cell office:value-type="float" office:value="0.79827" calcext:value-type="float">
            <text:p>0.79827</text:p>
          </table:table-cell>
          <table:table-cell office:value-type="float" office:value="-0.0065108" calcext:value-type="float">
            <text:p>-0.0065108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5" calcext:value-type="float">
            <text:p>0.2474915</text:p>
          </table:table-cell>
          <table:table-cell office:value-type="float" office:value="0.0239011" calcext:value-type="float">
            <text:p>0.0239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5" calcext:value-type="float">
            <text:p>0.2474915</text:p>
          </table:table-cell>
          <table:table-cell office:value-type="float" office:value="0.0301011" calcext:value-type="float">
            <text:p>0.0301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4" calcext:value-type="float">
            <text:p>0.2474914</text:p>
          </table:table-cell>
          <table:table-cell office:value-type="float" office:value="0.0363011" calcext:value-type="float">
            <text:p>0.0363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4" calcext:value-type="float">
            <text:p>0.2474914</text:p>
          </table:table-cell>
          <table:table-cell office:value-type="float" office:value="0.0425011" calcext:value-type="float">
            <text:p>0.0425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487011" calcext:value-type="float">
            <text:p>0.0487011</text:p>
          </table:table-cell>
          <table:table-cell office:value-type="float" office:value="0.695536" calcext:value-type="float">
            <text:p>0.695536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549011" calcext:value-type="float">
            <text:p>0.0549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1" calcext:value-type="float">
            <text:p>0.2469511</text:p>
          </table:table-cell>
          <table:table-cell office:value-type="float" office:value="0.0239011" calcext:value-type="float">
            <text:p>0.0239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1" calcext:value-type="float">
            <text:p>0.2469511</text:p>
          </table:table-cell>
          <table:table-cell office:value-type="float" office:value="0.0301011" calcext:value-type="float">
            <text:p>0.0301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0363011" calcext:value-type="float">
            <text:p>0.0363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0425011" calcext:value-type="float">
            <text:p>0.0425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487011" calcext:value-type="float">
            <text:p>0.0487011</text:p>
          </table:table-cell>
          <table:table-cell office:value-type="float" office:value="0.6893596" calcext:value-type="float">
            <text:p>0.6893596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549011" calcext:value-type="float">
            <text:p>0.0549011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8-21 13:37:40</text:p>
          </table:table-cell>
          <table:table-cell office:value-type="float" office:value="0.0001696" calcext:value-type="float">
            <text:p>0.0001696</text:p>
          </table:table-cell>
          <table:table-cell office:value-type="float" office:value="0.692773" calcext:value-type="float">
            <text:p>0.692773</text:p>
          </table:table-cell>
          <table:table-cell office:value-type="float" office:value="0.6929427" calcext:value-type="float">
            <text:p>0.6929427</text:p>
          </table:table-cell>
          <table:table-cell office:value-type="float" office:value="0.2472914" calcext:value-type="float">
            <text:p>0.2472914</text:p>
          </table:table-cell>
          <table:table-cell office:value-type="float" office:value="0.0387999" calcext:value-type="float">
            <text:p>0.0387999</text:p>
          </table:table-cell>
          <table:table-cell office:value-type="float" office:value="10" calcext:value-type="float">
            <text:p>10</text:p>
          </table:table-cell>
          <table:table-cell office:value-type="float" office:value="0.694130003452301" calcext:value-type="float">
            <text:p>0.694130003452301</text:p>
          </table:table-cell>
          <table:table-cell office:value-type="float" office:value="0.189009994268417" calcext:value-type="float">
            <text:p>0.189009994268417</text:p>
          </table:table-cell>
          <table:table-cell office:value-type="float" office:value="0.505120009183884" calcext:value-type="float">
            <text:p>0.505120009183884</text:p>
          </table:table-cell>
          <table:table-cell office:value-type="float" office:value="0.353820160031319" calcext:value-type="float">
            <text:p>0.353820160031319</text:p>
          </table:table-cell>
          <table:table-cell office:value-type="float" office:value="0.175032450058997" calcext:value-type="float">
            <text:p>0.175032450058997</text:p>
          </table:table-cell>
          <table:table-cell office:value-type="float" office:value="0.373480474948883" calcext:value-type="float">
            <text:p>0.373480474948883</text:p>
          </table:table-cell>
          <table:table-cell office:value-type="float" office:value="0.334159845113754" calcext:value-type="float">
            <text:p>0.334159845113754</text:p>
          </table:table-cell>
          <table:table-cell office:value-type="float" office:value="0.0393206298351287" calcext:value-type="float">
            <text:p>0.0393206298351287</text:p>
          </table:table-cell>
          <table:table-cell office:value-type="float" office:value="0.3165692" calcext:value-type="float">
            <text:p>0.3165692</text:p>
          </table:table-cell>
          <table:table-cell office:value-type="float" office:value="0.3008908" calcext:value-type="float">
            <text:p>0.3008908</text:p>
          </table:table-cell>
          <table:table-cell office:value-type="float" office:value="0.2946424" calcext:value-type="float">
            <text:p>0.2946424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6601" calcext:value-type="float">
            <text:p>0.6601</text:p>
          </table:table-cell>
          <table:table-cell office:value-type="float" office:value="-0.0032308" calcext:value-type="float">
            <text:p>-0.0032308</text:p>
          </table:table-cell>
          <table:table-cell office:value-type="float" office:value="0.29438" calcext:value-type="float">
            <text:p>0.29438</text:p>
          </table:table-cell>
          <table:table-cell office:value-type="float" office:value="0.27224" calcext:value-type="float">
            <text:p>0.27224</text:p>
          </table:table-cell>
          <table:table-cell office:value-type="float" office:value="0.18901" calcext:value-type="float">
            <text:p>0.18901</text:p>
          </table:table-cell>
          <table:table-cell office:value-type="float" office:value="0.2210392" calcext:value-type="float">
            <text:p>0.2210392</text:p>
          </table:table-cell>
          <table:table-cell office:value-type="float" office:value="0.69413" calcext:value-type="float">
            <text:p>0.69413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9" calcext:value-type="float">
            <text:p>0.2477999</text:p>
          </table:table-cell>
          <table:table-cell office:value-type="float" office:value="0.0238947" calcext:value-type="float">
            <text:p>0.0238947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300947" calcext:value-type="float">
            <text:p>0.0300947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362947" calcext:value-type="float">
            <text:p>0.0362947</text:p>
          </table:table-cell>
          <table:table-cell office:value-type="float" office:value="0.6958259" calcext:value-type="float">
            <text:p>0.6958259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424947" calcext:value-type="float">
            <text:p>0.0424947</text:p>
          </table:table-cell>
          <table:table-cell office:value-type="float" office:value="0.695826" calcext:value-type="float">
            <text:p>0.695826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486947" calcext:value-type="float">
            <text:p>0.0486947</text:p>
          </table:table-cell>
          <table:table-cell office:value-type="float" office:value="0.695826" calcext:value-type="float">
            <text:p>0.695826</text:p>
          </table:table-cell>
          <table:table-cell office:value-type="float" office:value="0.2477998" calcext:value-type="float">
            <text:p>0.2477998</text:p>
          </table:table-cell>
          <table:table-cell office:value-type="float" office:value="0.0548947" calcext:value-type="float">
            <text:p>0.0548947</text:p>
          </table:table-cell>
          <table:table-cell office:value-type="float" office:value="0.68972" calcext:value-type="float">
            <text:p>0.68972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238947" calcext:value-type="float">
            <text:p>0.0238947</text:p>
          </table:table-cell>
          <table:table-cell office:value-type="float" office:value="0.6897201" calcext:value-type="float">
            <text:p>0.6897201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300947" calcext:value-type="float">
            <text:p>0.0300947</text:p>
          </table:table-cell>
          <table:table-cell office:value-type="float" office:value="0.6897201" calcext:value-type="float">
            <text:p>0.6897201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362947" calcext:value-type="float">
            <text:p>0.0362947</text:p>
          </table:table-cell>
          <table:table-cell office:value-type="float" office:value="0.6897201" calcext:value-type="float">
            <text:p>0.6897201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424947" calcext:value-type="float">
            <text:p>0.0424947</text:p>
          </table:table-cell>
          <table:table-cell office:value-type="float" office:value="0.6897202" calcext:value-type="float">
            <text:p>0.6897202</text:p>
          </table:table-cell>
          <table:table-cell office:value-type="float" office:value="0.2467232" calcext:value-type="float">
            <text:p>0.2467232</text:p>
          </table:table-cell>
          <table:table-cell office:value-type="float" office:value="0.0486947" calcext:value-type="float">
            <text:p>0.0486947</text:p>
          </table:table-cell>
          <table:table-cell office:value-type="float" office:value="0.6897202" calcext:value-type="float">
            <text:p>0.6897202</text:p>
          </table:table-cell>
          <table:table-cell office:value-type="float" office:value="0.2467231" calcext:value-type="float">
            <text:p>0.2467231</text:p>
          </table:table-cell>
          <table:table-cell office:value-type="float" office:value="0.0548947" calcext:value-type="float">
            <text:p>0.0548947</text:p>
          </table:table-cell>
        </table:table-row>
        <table:table-row table:style-name="ro1">
          <table:table-cell office:value-type="string" calcext:value-type="string">
            <text:p>z_rot_plus_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5-08-21 13:37:53</text:p>
          </table:table-cell>
          <table:table-cell office:value-type="float" office:value="0.0004552" calcext:value-type="float">
            <text:p>0.0004552</text:p>
          </table:table-cell>
          <table:table-cell office:value-type="float" office:value="0.6931335" calcext:value-type="float">
            <text:p>0.6931335</text:p>
          </table:table-cell>
          <table:table-cell office:value-type="float" office:value="0.6935887" calcext:value-type="float">
            <text:p>0.6935887</text:p>
          </table:table-cell>
          <table:table-cell office:value-type="float" office:value="0.2474561" calcext:value-type="float">
            <text:p>0.2474561</text:p>
          </table:table-cell>
          <table:table-cell office:value-type="float" office:value="0.0386213" calcext:value-type="float">
            <text:p>0.0386213</text:p>
          </table:table-cell>
          <table:table-cell office:value-type="float" office:value="10" calcext:value-type="float">
            <text:p>10</text:p>
          </table:table-cell>
          <table:table-cell office:value-type="float" office:value="0.699869990348816" calcext:value-type="float">
            <text:p>0.699869990348816</text:p>
          </table:table-cell>
          <table:table-cell office:value-type="float" office:value="0.164820000529289" calcext:value-type="float">
            <text:p>0.164820000529289</text:p>
          </table:table-cell>
          <table:table-cell office:value-type="float" office:value="0.535049989819527" calcext:value-type="float">
            <text:p>0.535049989819527</text:p>
          </table:table-cell>
          <table:table-cell office:value-type="float" office:value="0.343980158865452" calcext:value-type="float">
            <text:p>0.343980158865452</text:p>
          </table:table-cell>
          <table:table-cell office:value-type="float" office:value="0.173357723241439" calcext:value-type="float">
            <text:p>0.173357723241439</text:p>
          </table:table-cell>
          <table:table-cell office:value-type="float" office:value="0.396276479959488" calcext:value-type="float">
            <text:p>0.396276479959488</text:p>
          </table:table-cell>
          <table:table-cell office:value-type="float" office:value="0.291683837771416" calcext:value-type="float">
            <text:p>0.291683837771416</text:p>
          </table:table-cell>
          <table:table-cell office:value-type="float" office:value="0.104592642188072" calcext:value-type="float">
            <text:p>0.104592642188072</text:p>
          </table:table-cell>
          <table:table-cell office:value-type="float" office:value="0.3419892" calcext:value-type="float">
            <text:p>0.3419892</text:p>
          </table:table-cell>
          <table:table-cell office:value-type="float" office:value="0.3160608" calcext:value-type="float">
            <text:p>0.3160608</text:p>
          </table:table-cell>
          <table:table-cell office:value-type="float" office:value="0.3077624" calcext:value-type="float">
            <text:p>0.3077624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69987" calcext:value-type="float">
            <text:p>0.69987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27388" calcext:value-type="float">
            <text:p>0.27388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16482" calcext:value-type="float">
            <text:p>0.16482</text:p>
          </table:table-cell>
          <table:table-cell office:value-type="float" office:value="0.1706092" calcext:value-type="float">
            <text:p>0.1706092</text:p>
          </table:table-cell>
          <table:table-cell office:value-type="float" office:value="0.59901" calcext:value-type="float">
            <text:p>0.59901</text:p>
          </table:table-cell>
          <table:table-cell office:value-type="float" office:value="-0.0065108" calcext:value-type="float">
            <text:p>-0.0065108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239031" calcext:value-type="float">
            <text:p>0.0239031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301031" calcext:value-type="float">
            <text:p>0.0301031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363031" calcext:value-type="float">
            <text:p>0.0363031</text:p>
          </table:table-cell>
          <table:table-cell office:value-type="float" office:value="0.6961278" calcext:value-type="float">
            <text:p>0.6961278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425031" calcext:value-type="float">
            <text:p>0.0425031</text:p>
          </table:table-cell>
          <table:table-cell office:value-type="float" office:value="0.6961279" calcext:value-type="float">
            <text:p>0.6961279</text:p>
          </table:table-cell>
          <table:table-cell office:value-type="float" office:value="0.2481364" calcext:value-type="float">
            <text:p>0.2481364</text:p>
          </table:table-cell>
          <table:table-cell office:value-type="float" office:value="0.0487031" calcext:value-type="float">
            <text:p>0.0487031</text:p>
          </table:table-cell>
          <table:table-cell office:value-type="float" office:value="0.6961279" calcext:value-type="float">
            <text:p>0.6961279</text:p>
          </table:table-cell>
          <table:table-cell office:value-type="float" office:value="0.2481365" calcext:value-type="float">
            <text:p>0.2481365</text:p>
          </table:table-cell>
          <table:table-cell office:value-type="float" office:value="0.0549031" calcext:value-type="float">
            <text:p>0.0549031</text:p>
          </table:table-cell>
          <table:table-cell office:value-type="float" office:value="0.690139" calcext:value-type="float">
            <text:p>0.690139</text:p>
          </table:table-cell>
          <table:table-cell office:value-type="float" office:value="0.2465317" calcext:value-type="float">
            <text:p>0.2465317</text:p>
          </table:table-cell>
          <table:table-cell office:value-type="float" office:value="0.0239031" calcext:value-type="float">
            <text:p>0.0239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7" calcext:value-type="float">
            <text:p>0.2465317</text:p>
          </table:table-cell>
          <table:table-cell office:value-type="float" office:value="0.0301031" calcext:value-type="float">
            <text:p>0.0301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7" calcext:value-type="float">
            <text:p>0.2465317</text:p>
          </table:table-cell>
          <table:table-cell office:value-type="float" office:value="0.0363031" calcext:value-type="float">
            <text:p>0.0363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8" calcext:value-type="float">
            <text:p>0.2465318</text:p>
          </table:table-cell>
          <table:table-cell office:value-type="float" office:value="0.0425031" calcext:value-type="float">
            <text:p>0.0425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8" calcext:value-type="float">
            <text:p>0.2465318</text:p>
          </table:table-cell>
          <table:table-cell office:value-type="float" office:value="0.0487031" calcext:value-type="float">
            <text:p>0.0487031</text:p>
          </table:table-cell>
          <table:table-cell office:value-type="float" office:value="0.6901391" calcext:value-type="float">
            <text:p>0.6901391</text:p>
          </table:table-cell>
          <table:table-cell office:value-type="float" office:value="0.2465318" calcext:value-type="float">
            <text:p>0.2465318</text:p>
          </table:table-cell>
          <table:table-cell office:value-type="float" office:value="0.0549031" calcext:value-type="float">
            <text:p>0.0549031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8-21 13:38:06</text:p>
          </table:table-cell>
          <table:table-cell office:value-type="float" office:value="0.0006092" calcext:value-type="float">
            <text:p>0.0006092</text:p>
          </table:table-cell>
          <table:table-cell office:value-type="float" office:value="0.6934627" calcext:value-type="float">
            <text:p>0.6934627</text:p>
          </table:table-cell>
          <table:table-cell office:value-type="float" office:value="0.6940719" calcext:value-type="float">
            <text:p>0.6940719</text:p>
          </table:table-cell>
          <table:table-cell office:value-type="float" office:value="0.2476678" calcext:value-type="float">
            <text:p>0.2476678</text:p>
          </table:table-cell>
          <table:table-cell office:value-type="float" office:value="0.0384691" calcext:value-type="float">
            <text:p>0.0384691</text:p>
          </table:table-cell>
          <table:table-cell office:value-type="float" office:value="10" calcext:value-type="float">
            <text:p>10</text:p>
          </table:table-cell>
          <table:table-cell office:value-type="float" office:value="0.719139993190765" calcext:value-type="float">
            <text:p>0.719139993190765</text:p>
          </table:table-cell>
          <table:table-cell office:value-type="float" office:value="0.151339203119278" calcext:value-type="float">
            <text:p>0.151339203119278</text:p>
          </table:table-cell>
          <table:table-cell office:value-type="float" office:value="0.567800790071487" calcext:value-type="float">
            <text:p>0.567800790071487</text:p>
          </table:table-cell>
          <table:table-cell office:value-type="float" office:value="0.339470160007477" calcext:value-type="float">
            <text:p>0.339470160007477</text:p>
          </table:table-cell>
          <table:table-cell office:value-type="float" office:value="0.174932470543298" calcext:value-type="float">
            <text:p>0.174932470543298</text:p>
          </table:table-cell>
          <table:table-cell office:value-type="float" office:value="0.410462480783463" calcext:value-type="float">
            <text:p>0.410462480783463</text:p>
          </table:table-cell>
          <table:table-cell office:value-type="float" office:value="0.268477839231491" calcext:value-type="float">
            <text:p>0.268477839231491</text:p>
          </table:table-cell>
          <table:table-cell office:value-type="float" office:value="0.141984641551971" calcext:value-type="float">
            <text:p>0.141984641551971</text:p>
          </table:table-cell>
          <table:table-cell office:value-type="float" office:value="0.3715092" calcext:value-type="float">
            <text:p>0.3715092</text:p>
          </table:table-cell>
          <table:table-cell office:value-type="float" office:value="0.3242608" calcext:value-type="float">
            <text:p>0.3242608</text:p>
          </table:table-cell>
          <table:table-cell office:value-type="float" office:value="0.3118624" calcext:value-type="float">
            <text:p>0.3118624</text:p>
          </table:table-cell>
          <table:table-cell office:value-type="float" office:value="0.32554" calcext:value-type="float">
            <text:p>0.32554</text:p>
          </table:table-cell>
          <table:table-cell office:value-type="float" office:value="0.71914" calcext:value-type="float">
            <text:p>0.71914</text:p>
          </table:table-cell>
          <table:table-cell office:value-type="float" office:value="-0.0024108" calcext:value-type="float">
            <text:p>-0.0024108</text:p>
          </table:table-cell>
          <table:table-cell office:value-type="float" office:value="0.25461" calcext:value-type="float">
            <text:p>0.25461</text:p>
          </table:table-cell>
          <table:table-cell office:value-type="float" office:value="0.23821" calcext:value-type="float">
            <text:p>0.23821</text:p>
          </table:table-cell>
          <table:table-cell office:value-type="float" office:value="0.15416" calcext:value-type="float">
            <text:p>0.15416</text:p>
          </table:table-cell>
          <table:table-cell office:value-type="float" office:value="0.1513392" calcext:value-type="float">
            <text:p>0.1513392</text:p>
          </table:table-cell>
          <table:table-cell office:value-type="float" office:value="0.54407" calcext:value-type="float">
            <text:p>0.54407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238983" calcext:value-type="float">
            <text:p>0.0238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300983" calcext:value-type="float">
            <text:p>0.0300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362983" calcext:value-type="float">
            <text:p>0.0362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424983" calcext:value-type="float">
            <text:p>0.0424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486983" calcext:value-type="float">
            <text:p>0.0486983</text:p>
          </table:table-cell>
          <table:table-cell office:value-type="float" office:value="0.6963757" calcext:value-type="float">
            <text:p>0.6963757</text:p>
          </table:table-cell>
          <table:table-cell office:value-type="float" office:value="0.2485063" calcext:value-type="float">
            <text:p>0.2485063</text:p>
          </table:table-cell>
          <table:table-cell office:value-type="float" office:value="0.0548983" calcext:value-type="float">
            <text:p>0.0548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238983" calcext:value-type="float">
            <text:p>0.0238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300983" calcext:value-type="float">
            <text:p>0.0300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362983" calcext:value-type="float">
            <text:p>0.0362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424983" calcext:value-type="float">
            <text:p>0.0424983</text:p>
          </table:table-cell>
          <table:table-cell office:value-type="float" office:value="0.6905496" calcext:value-type="float">
            <text:p>0.6905496</text:p>
          </table:table-cell>
          <table:table-cell office:value-type="float" office:value="0.2463858" calcext:value-type="float">
            <text:p>0.2463858</text:p>
          </table:table-cell>
          <table:table-cell office:value-type="float" office:value="0.0486983" calcext:value-type="float">
            <text:p>0.0486983</text:p>
          </table:table-cell>
          <table:table-cell office:value-type="float" office:value="0.6905497" calcext:value-type="float">
            <text:p>0.6905497</text:p>
          </table:table-cell>
          <table:table-cell office:value-type="float" office:value="0.2463857" calcext:value-type="float">
            <text:p>0.2463857</text:p>
          </table:table-cell>
          <table:table-cell office:value-type="float" office:value="0.0548983" calcext:value-type="float">
            <text:p>0.0548983</text:p>
          </table:table-cell>
        </table:table-row>
        <table:table-row table:style-name="ro1">
          <table:table-cell office:value-type="string" calcext:value-type="string">
            <text:p>z_rot_plus_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5-08-21 13:38:18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6937899" calcext:value-type="float">
            <text:p>0.6937899</text:p>
          </table:table-cell>
          <table:table-cell office:value-type="float" office:value="0.6946389" calcext:value-type="float">
            <text:p>0.6946389</text:p>
          </table:table-cell>
          <table:table-cell office:value-type="float" office:value="0.2479781" calcext:value-type="float">
            <text:p>0.2479781</text:p>
          </table:table-cell>
          <table:table-cell office:value-type="float" office:value="0.0383754" calcext:value-type="float">
            <text:p>0.0383754</text:p>
          </table:table-cell>
          <table:table-cell office:value-type="float" office:value="10" calcext:value-type="float">
            <text:p>10</text:p>
          </table:table-cell>
          <table:table-cell office:value-type="float" office:value="0.802370011806488" calcext:value-type="float">
            <text:p>0.802370011806488</text:p>
          </table:table-cell>
          <table:table-cell office:value-type="float" office:value="0.121819198131561" calcext:value-type="float">
            <text:p>0.121819198131561</text:p>
          </table:table-cell>
          <table:table-cell office:value-type="float" office:value="0.680550813674927" calcext:value-type="float">
            <text:p>0.680550813674927</text:p>
          </table:table-cell>
          <table:table-cell office:value-type="float" office:value="0.3384451597929" calcext:value-type="float">
            <text:p>0.3384451597929</text:p>
          </table:table-cell>
          <table:table-cell office:value-type="float" office:value="0.194180193470912" calcext:value-type="float">
            <text:p>0.194180193470912</text:p>
          </table:table-cell>
          <table:table-cell office:value-type="float" office:value="0.440720480680466" calcext:value-type="float">
            <text:p>0.440720480680466</text:p>
          </table:table-cell>
          <table:table-cell office:value-type="float" office:value="0.236169838905334" calcext:value-type="float">
            <text:p>0.236169838905334</text:p>
          </table:table-cell>
          <table:table-cell office:value-type="float" office:value="0.204550641775131" calcext:value-type="float">
            <text:p>0.204550641775131</text:p>
          </table:table-cell>
          <table:table-cell office:value-type="float" office:value="0.3993892" calcext:value-type="float">
            <text:p>0.3993892</text:p>
          </table:table-cell>
          <table:table-cell office:value-type="float" office:value="0.3365608" calcext:value-type="float">
            <text:p>0.3365608</text:p>
          </table:table-cell>
          <table:table-cell office:value-type="float" office:value="0.3217024" calcext:value-type="float">
            <text:p>0.3217024</text:p>
          </table:table-cell>
          <table:table-cell office:value-type="float" office:value="0.34358" calcext:value-type="float">
            <text:p>0.34358</text:p>
          </table:table-cell>
          <table:table-cell office:value-type="float" office:value="0.80237" calcext:value-type="float">
            <text:p>0.80237</text:p>
          </table:table-cell>
          <table:table-cell office:value-type="float" office:value="0.0016892" calcext:value-type="float">
            <text:p>0.0016892</text:p>
          </table:table-cell>
          <table:table-cell office:value-type="float" office:value="0.23821" calcext:value-type="float">
            <text:p>0.23821</text:p>
          </table:table-cell>
          <table:table-cell office:value-type="float" office:value="0.22714" calcext:value-type="float">
            <text:p>0.22714</text:p>
          </table:table-cell>
          <table:table-cell office:value-type="float" office:value="0.14309" calcext:value-type="float">
            <text:p>0.14309</text:p>
          </table:table-cell>
          <table:table-cell office:value-type="float" office:value="0.1218192" calcext:value-type="float">
            <text:p>0.1218192</text:p>
          </table:table-cell>
          <table:table-cell office:value-type="float" office:value="0.45059" calcext:value-type="float">
            <text:p>0.45059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4" calcext:value-type="float">
            <text:p>0.2488924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965994" calcext:value-type="float">
            <text:p>0.6965994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965995" calcext:value-type="float">
            <text:p>0.6965995</text:p>
          </table:table-cell>
          <table:table-cell office:value-type="float" office:value="0.2488923" calcext:value-type="float">
            <text:p>0.2488923</text:p>
          </table:table-cell>
          <table:table-cell office:value-type="float" office:value="0.0549009" calcext:value-type="float">
            <text:p>0.0549009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23901" calcext:value-type="float">
            <text:p>0.0239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30101" calcext:value-type="float">
            <text:p>0.0301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36301" calcext:value-type="float">
            <text:p>0.0363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42501" calcext:value-type="float">
            <text:p>0.0425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48701" calcext:value-type="float">
            <text:p>0.048701</text:p>
          </table:table-cell>
          <table:table-cell office:value-type="float" office:value="0.6909803" calcext:value-type="float">
            <text:p>0.6909803</text:p>
          </table:table-cell>
          <table:table-cell office:value-type="float" office:value="0.2462721" calcext:value-type="float">
            <text:p>0.2462721</text:p>
          </table:table-cell>
          <table:table-cell office:value-type="float" office:value="0.054901" calcext:value-type="float">
            <text:p>0.0549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8-21 13:38:31</text:p>
          </table:table-cell>
          <table:table-cell office:value-type="float" office:value="0.0009734" calcext:value-type="float">
            <text:p>0.0009734</text:p>
          </table:table-cell>
          <table:table-cell office:value-type="float" office:value="0.6941139" calcext:value-type="float">
            <text:p>0.6941139</text:p>
          </table:table-cell>
          <table:table-cell office:value-type="float" office:value="0.6950873" calcext:value-type="float">
            <text:p>0.6950873</text:p>
          </table:table-cell>
          <table:table-cell office:value-type="float" office:value="0.2482988" calcext:value-type="float">
            <text:p>0.2482988</text:p>
          </table:table-cell>
          <table:table-cell office:value-type="float" office:value="0.0383035" calcext:value-type="float">
            <text:p>0.0383035</text:p>
          </table:table-cell>
          <table:table-cell office:value-type="float" office:value="10" calcext:value-type="float">
            <text:p>10</text:p>
          </table:table-cell>
          <table:table-cell office:value-type="float" office:value="0.851979970932007" calcext:value-type="float">
            <text:p>0.851979970932007</text:p>
          </table:table-cell>
          <table:table-cell office:value-type="float" office:value="0.10541920363903" calcext:value-type="float">
            <text:p>0.10541920363903</text:p>
          </table:table-cell>
          <table:table-cell office:value-type="float" office:value="0.746560767292976" calcext:value-type="float">
            <text:p>0.746560767292976</text:p>
          </table:table-cell>
          <table:table-cell office:value-type="float" office:value="0.336805157363415" calcext:value-type="float">
            <text:p>0.336805157363415</text:p>
          </table:table-cell>
          <table:table-cell office:value-type="float" office:value="0.208928110781427" calcext:value-type="float">
            <text:p>0.208928110781427</text:p>
          </table:table-cell>
          <table:table-cell office:value-type="float" office:value="0.458924472332001" calcext:value-type="float">
            <text:p>0.458924472332001</text:p>
          </table:table-cell>
          <table:table-cell office:value-type="float" office:value="0.214685842394829" calcext:value-type="float">
            <text:p>0.214685842394829</text:p>
          </table:table-cell>
          <table:table-cell office:value-type="float" office:value="0.244238629937172" calcext:value-type="float">
            <text:p>0.244238629937172</text:p>
          </table:table-cell>
          <table:table-cell office:value-type="float" office:value="0.4063592" calcext:value-type="float">
            <text:p>0.4063592</text:p>
          </table:table-cell>
          <table:table-cell office:value-type="float" office:value="0.3427108" calcext:value-type="float">
            <text:p>0.3427108</text:p>
          </table:table-cell>
          <table:table-cell office:value-type="float" office:value="0.3282624" calcext:value-type="float">
            <text:p>0.3282624</text:p>
          </table:table-cell>
          <table:table-cell office:value-type="float" office:value="0.36531" calcext:value-type="float">
            <text:p>0.36531</text:p>
          </table:table-cell>
          <table:table-cell office:value-type="float" office:value="0.85198" calcext:value-type="float">
            <text:p>0.85198</text:p>
          </table:table-cell>
          <table:table-cell office:value-type="float" office:value="0.0029192" calcext:value-type="float">
            <text:p>0.0029192</text:p>
          </table:table-cell>
          <table:table-cell office:value-type="float" office:value="0.22919" calcext:value-type="float">
            <text:p>0.22919</text:p>
          </table:table-cell>
          <table:table-cell office:value-type="float" office:value="0.21894" calcext:value-type="float">
            <text:p>0.21894</text:p>
          </table:table-cell>
          <table:table-cell office:value-type="float" office:value="0.13571" calcext:value-type="float">
            <text:p>0.13571</text:p>
          </table:table-cell>
          <table:table-cell office:value-type="float" office:value="0.1054192" calcext:value-type="float">
            <text:p>0.1054192</text:p>
          </table:table-cell>
          <table:table-cell office:value-type="float" office:value="0.38417" calcext:value-type="float">
            <text:p>0.38417</text:p>
          </table:table-cell>
          <table:table-cell office:value-type="float" office:value="-0.0065108" calcext:value-type="float">
            <text:p>-0.0065108</text:p>
          </table:table-cell>
          <table:table-cell office:value-type="float" office:value="0.6967986" calcext:value-type="float">
            <text:p>0.6967986</text:p>
          </table:table-cell>
          <table:table-cell office:value-type="float" office:value="0.2492867" calcext:value-type="float">
            <text:p>0.2492867</text:p>
          </table:table-cell>
          <table:table-cell office:value-type="float" office:value="0.0238596" calcext:value-type="float">
            <text:p>0.0238596</text:p>
          </table:table-cell>
          <table:table-cell office:value-type="float" office:value="0.6967986" calcext:value-type="float">
            <text:p>0.6967986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300596" calcext:value-type="float">
            <text:p>0.0300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362596" calcext:value-type="float">
            <text:p>0.0362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424596" calcext:value-type="float">
            <text:p>0.0424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8" calcext:value-type="float">
            <text:p>0.2492868</text:p>
          </table:table-cell>
          <table:table-cell office:value-type="float" office:value="0.0486596" calcext:value-type="float">
            <text:p>0.0486596</text:p>
          </table:table-cell>
          <table:table-cell office:value-type="float" office:value="0.6967985" calcext:value-type="float">
            <text:p>0.6967985</text:p>
          </table:table-cell>
          <table:table-cell office:value-type="float" office:value="0.2492869" calcext:value-type="float">
            <text:p>0.2492869</text:p>
          </table:table-cell>
          <table:table-cell office:value-type="float" office:value="0.0548596" calcext:value-type="float">
            <text:p>0.0548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7" calcext:value-type="float">
            <text:p>0.2461867</text:p>
          </table:table-cell>
          <table:table-cell office:value-type="float" office:value="0.0238596" calcext:value-type="float">
            <text:p>0.0238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300596" calcext:value-type="float">
            <text:p>0.0300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362596" calcext:value-type="float">
            <text:p>0.0362596</text:p>
          </table:table-cell>
          <table:table-cell office:value-type="float" office:value="0.6914292" calcext:value-type="float">
            <text:p>0.6914292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424596" calcext:value-type="float">
            <text:p>0.0424596</text:p>
          </table:table-cell>
          <table:table-cell office:value-type="float" office:value="0.6914291" calcext:value-type="float">
            <text:p>0.6914291</text:p>
          </table:table-cell>
          <table:table-cell office:value-type="float" office:value="0.2461868" calcext:value-type="float">
            <text:p>0.2461868</text:p>
          </table:table-cell>
          <table:table-cell office:value-type="float" office:value="0.0486596" calcext:value-type="float">
            <text:p>0.0486596</text:p>
          </table:table-cell>
          <table:table-cell office:value-type="float" office:value="0.6914291" calcext:value-type="float">
            <text:p>0.6914291</text:p>
          </table:table-cell>
          <table:table-cell office:value-type="float" office:value="0.2461869" calcext:value-type="float">
            <text:p>0.2461869</text:p>
          </table:table-cell>
          <table:table-cell office:value-type="float" office:value="0.0548596" calcext:value-type="float">
            <text:p>0.0548596</text:p>
          </table:table-cell>
        </table:table-row>
        <table:table-row table:style-name="ro1">
          <table:table-cell office:value-type="string" calcext:value-type="string">
            <text:p>z_rot_plus_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5-08-21 13:38:44</text:p>
          </table:table-cell>
          <table:table-cell office:value-type="float" office:value="0.0009958" calcext:value-type="float">
            <text:p>0.0009958</text:p>
          </table:table-cell>
          <table:table-cell office:value-type="float" office:value="0.6943928" calcext:value-type="float">
            <text:p>0.6943928</text:p>
          </table:table-cell>
          <table:table-cell office:value-type="float" office:value="0.6953886" calcext:value-type="float">
            <text:p>0.6953886</text:p>
          </table:table-cell>
          <table:table-cell office:value-type="float" office:value="0.2486258" calcext:value-type="float">
            <text:p>0.2486258</text:p>
          </table:table-cell>
          <table:table-cell office:value-type="float" office:value="0.0384896" calcext:value-type="float">
            <text:p>0.0384896</text:p>
          </table:table-cell>
          <table:table-cell office:value-type="float" office:value="10" calcext:value-type="float">
            <text:p>10</text:p>
          </table:table-cell>
          <table:table-cell office:value-type="float" office:value="0.854439973831177" calcext:value-type="float">
            <text:p>0.854439973831177</text:p>
          </table:table-cell>
          <table:table-cell office:value-type="float" office:value="0.100909203290939" calcext:value-type="float">
            <text:p>0.100909203290939</text:p>
          </table:table-cell>
          <table:table-cell office:value-type="float" office:value="0.753530770540237" calcext:value-type="float">
            <text:p>0.753530770540237</text:p>
          </table:table-cell>
          <table:table-cell office:value-type="float" office:value="0.330532158911228" calcext:value-type="float">
            <text:p>0.330532158911228</text:p>
          </table:table-cell>
          <table:table-cell office:value-type="float" office:value="0.212034978360181" calcext:value-type="float">
            <text:p>0.212034978360181</text:p>
          </table:table-cell>
          <table:table-cell office:value-type="float" office:value="0.460154473781586" calcext:value-type="float">
            <text:p>0.460154473781586</text:p>
          </table:table-cell>
          <table:table-cell office:value-type="float" office:value="0.200909844040871" calcext:value-type="float">
            <text:p>0.200909844040871</text:p>
          </table:table-cell>
          <table:table-cell office:value-type="float" office:value="0.259244629740715" calcext:value-type="float">
            <text:p>0.259244629740715</text:p>
          </table:table-cell>
          <table:table-cell office:value-type="float" office:value="0.3780692" calcext:value-type="float">
            <text:p>0.3780692</text:p>
          </table:table-cell>
          <table:table-cell office:value-type="float" office:value="0.3558308" calcext:value-type="float">
            <text:p>0.3558308</text:p>
          </table:table-cell>
          <table:table-cell office:value-type="float" office:value="0.3315424" calcext:value-type="float">
            <text:p>0.3315424</text:p>
          </table:table-cell>
          <table:table-cell office:value-type="float" office:value="0.38089" calcext:value-type="float">
            <text:p>0.38089</text:p>
          </table:table-cell>
          <table:table-cell office:value-type="float" office:value="0.85444" calcext:value-type="float">
            <text:p>0.85444</text:p>
          </table:table-cell>
          <table:table-cell office:value-type="float" office:value="0.0025092" calcext:value-type="float">
            <text:p>0.0025092</text:p>
          </table:table-cell>
          <table:table-cell office:value-type="float" office:value="0.21238" calcext:value-type="float">
            <text:p>0.21238</text:p>
          </table:table-cell>
          <table:table-cell office:value-type="float" office:value="0.20541" calcext:value-type="float">
            <text:p>0.20541</text:p>
          </table:table-cell>
          <table:table-cell office:value-type="float" office:value="0.12669" calcext:value-type="float">
            <text:p>0.12669</text:p>
          </table:table-cell>
          <table:table-cell office:value-type="float" office:value="0.1009092" calcext:value-type="float">
            <text:p>0.1009092</text:p>
          </table:table-cell>
          <table:table-cell office:value-type="float" office:value="0.35916" calcext:value-type="float">
            <text:p>0.35916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69321" calcext:value-type="float">
            <text:p>0.6969321</text:p>
          </table:table-cell>
          <table:table-cell office:value-type="float" office:value="0.2497066" calcext:value-type="float">
            <text:p>0.2497066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69322" calcext:value-type="float">
            <text:p>0.6969322</text:p>
          </table:table-cell>
          <table:table-cell office:value-type="float" office:value="0.2497065" calcext:value-type="float">
            <text:p>0.2497065</text:p>
          </table:table-cell>
          <table:table-cell office:value-type="float" office:value="0.0549008" calcext:value-type="float">
            <text:p>0.0549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5" calcext:value-type="float">
            <text:p>0.2461505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18534" calcext:value-type="float">
            <text:p>0.6918534</text:p>
          </table:table-cell>
          <table:table-cell office:value-type="float" office:value="0.2461504" calcext:value-type="float">
            <text:p>0.2461504</text:p>
          </table:table-cell>
          <table:table-cell office:value-type="float" office:value="0.0549008" calcext:value-type="float">
            <text:p>0.0549008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8-21 13:38:56</text:p>
          </table:table-cell>
          <table:table-cell office:value-type="float" office:value="0.0010567" calcext:value-type="float">
            <text:p>0.0010567</text:p>
          </table:table-cell>
          <table:table-cell office:value-type="float" office:value="0.6946718" calcext:value-type="float">
            <text:p>0.6946718</text:p>
          </table:table-cell>
          <table:table-cell office:value-type="float" office:value="0.6957285" calcext:value-type="float">
            <text:p>0.6957285</text:p>
          </table:table-cell>
          <table:table-cell office:value-type="float" office:value="0.2490244" calcext:value-type="float">
            <text:p>0.2490244</text:p>
          </table:table-cell>
          <table:table-cell office:value-type="float" office:value="0.0382973" calcext:value-type="float">
            <text:p>0.0382973</text:p>
          </table:table-cell>
          <table:table-cell office:value-type="float" office:value="9" calcext:value-type="float">
            <text:p>9</text:p>
          </table:table-cell>
          <table:table-cell office:value-type="float" office:value="0.801959991455078" calcext:value-type="float">
            <text:p>0.801959991455078</text:p>
          </table:table-cell>
          <table:table-cell office:value-type="float" office:value="0.0935292020440102" calcext:value-type="float">
            <text:p>0.0935292020440102</text:p>
          </table:table-cell>
          <table:table-cell office:value-type="float" office:value="0.708430789411068" calcext:value-type="float">
            <text:p>0.708430789411068</text:p>
          </table:table-cell>
          <table:table-cell office:value-type="float" office:value="0.317699162662029" calcext:value-type="float">
            <text:p>0.317699162662029</text:p>
          </table:table-cell>
          <table:table-cell office:value-type="float" office:value="0.199542776638645" calcext:value-type="float">
            <text:p>0.199542776638645</text:p>
          </table:table-cell>
          <table:table-cell office:value-type="float" office:value="0.445558482408524" calcext:value-type="float">
            <text:p>0.445558482408524</text:p>
          </table:table-cell>
          <table:table-cell office:value-type="float" office:value="0.189839842915535" calcext:value-type="float">
            <text:p>0.189839842915535</text:p>
          </table:table-cell>
          <table:table-cell office:value-type="float" office:value="0.255718639492989" calcext:value-type="float">
            <text:p>0.255718639492989</text:p>
          </table:table-cell>
          <table:table-cell office:value-type="float" office:value="0.3571592" calcext:value-type="float">
            <text:p>0.3571592</text:p>
          </table:table-cell>
          <table:table-cell office:value-type="float" office:value="0.3509108" calcext:value-type="float">
            <text:p>0.3509108</text:p>
          </table:table-cell>
          <table:table-cell office:value-type="float" office:value="0.3344124" calcext:value-type="float">
            <text:p>0.3344124</text:p>
          </table:table-cell>
          <table:table-cell office:value-type="float" office:value="0.38335" calcext:value-type="float">
            <text:p>0.38335</text:p>
          </table:table-cell>
          <table:table-cell office:value-type="float" office:value="0.80196" calcext:value-type="float">
            <text:p>0.80196</text:p>
          </table:table-cell>
          <table:table-cell office:value-type="float" office:value="0.0029192" calcext:value-type="float">
            <text:p>0.0029192</text:p>
          </table:table-cell>
          <table:table-cell office:value-type="float" office:value="0.19967" calcext:value-type="float">
            <text:p>0.19967</text:p>
          </table:table-cell>
          <table:table-cell office:value-type="float" office:value="0.19844" calcext:value-type="float">
            <text:p>0.1984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5292" calcext:value-type="float">
            <text:p>0.0935292</text:p>
          </table:table-cell>
          <table:table-cell office:value-type="float" office:value="0.33456" calcext:value-type="float">
            <text:p>0.33456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238999" calcext:value-type="float">
            <text:p>0.0238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300999" calcext:value-type="float">
            <text:p>0.0300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362999" calcext:value-type="float">
            <text:p>0.0362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424999" calcext:value-type="float">
            <text:p>0.0424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486999" calcext:value-type="float">
            <text:p>0.0486999</text:p>
          </table:table-cell>
          <table:table-cell office:value-type="float" office:value="0.6970465" calcext:value-type="float">
            <text:p>0.6970465</text:p>
          </table:table-cell>
          <table:table-cell office:value-type="float" office:value="0.2501303" calcext:value-type="float">
            <text:p>0.2501303</text:p>
          </table:table-cell>
          <table:table-cell office:value-type="float" office:value="0.0548999" calcext:value-type="float">
            <text:p>0.0548999</text:p>
          </table:table-cell>
          <table:table-cell office:value-type="float" office:value="0.6922971" calcext:value-type="float">
            <text:p>0.6922971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238999" calcext:value-type="float">
            <text:p>0.0238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300999" calcext:value-type="float">
            <text:p>0.0300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362999" calcext:value-type="float">
            <text:p>0.0362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424999" calcext:value-type="float">
            <text:p>0.0424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486999" calcext:value-type="float">
            <text:p>0.0486999</text:p>
          </table:table-cell>
          <table:table-cell office:value-type="float" office:value="0.692297" calcext:value-type="float">
            <text:p>0.692297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0548999" calcext:value-type="float">
            <text:p>0.0548999</text:p>
          </table:table-cell>
        </table:table-row>
        <table:table-row table:style-name="ro1">
          <table:table-cell office:value-type="string" calcext:value-type="string">
            <text:p>z_rot_plus_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5-08-21 13:39:09</text:p>
          </table:table-cell>
          <table:table-cell office:value-type="float" office:value="0.0004947" calcext:value-type="float">
            <text:p>0.0004947</text:p>
          </table:table-cell>
          <table:table-cell office:value-type="float" office:value="0.6949261" calcext:value-type="float">
            <text:p>0.6949261</text:p>
          </table:table-cell>
          <table:table-cell office:value-type="float" office:value="0.6954208" calcext:value-type="float">
            <text:p>0.6954208</text:p>
          </table:table-cell>
          <table:table-cell office:value-type="float" office:value="0.2488705" calcext:value-type="float">
            <text:p>0.2488705</text:p>
          </table:table-cell>
          <table:table-cell office:value-type="float" office:value="0.0382676" calcext:value-type="float">
            <text:p>0.0382676</text:p>
          </table:table-cell>
          <table:table-cell office:value-type="float" office:value="10" calcext:value-type="float">
            <text:p>10</text:p>
          </table:table-cell>
          <table:table-cell office:value-type="float" office:value="0.662150025367737" calcext:value-type="float">
            <text:p>0.662150025367737</text:p>
          </table:table-cell>
          <table:table-cell office:value-type="float" office:value="0.136989206075668" calcext:value-type="float">
            <text:p>0.136989206075668</text:p>
          </table:table-cell>
          <table:table-cell office:value-type="float" office:value="0.525160819292069" calcext:value-type="float">
            <text:p>0.525160819292069</text:p>
          </table:table-cell>
          <table:table-cell office:value-type="float" office:value="0.321307164430618" calcext:value-type="float">
            <text:p>0.321307164430618</text:p>
          </table:table-cell>
          <table:table-cell office:value-type="float" office:value="0.153969119268859" calcext:value-type="float">
            <text:p>0.153969119268859</text:p>
          </table:table-cell>
          <table:table-cell office:value-type="float" office:value="0.393816488981247" calcext:value-type="float">
            <text:p>0.393816488981247</text:p>
          </table:table-cell>
          <table:table-cell office:value-type="float" office:value="0.24879783987999" calcext:value-type="float">
            <text:p>0.24879783987999</text:p>
          </table:table-cell>
          <table:table-cell office:value-type="float" office:value="0.145018649101257" calcext:value-type="float">
            <text:p>0.145018649101257</text:p>
          </table:table-cell>
          <table:table-cell office:value-type="float" office:value="0.3141092" calcext:value-type="float">
            <text:p>0.3141092</text:p>
          </table:table-cell>
          <table:table-cell office:value-type="float" office:value="0.3054008" calcext:value-type="float">
            <text:p>0.3054008</text:p>
          </table:table-cell>
          <table:table-cell office:value-type="float" office:value="0.2872624" calcext:value-type="float">
            <text:p>0.2872624</text:p>
          </table:table-cell>
          <table:table-cell office:value-type="float" office:value="0.40016" calcext:value-type="float">
            <text:p>0.40016</text:p>
          </table:table-cell>
          <table:table-cell office:value-type="float" office:value="0.66215" calcext:value-type="float">
            <text:p>0.66215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27839" calcext:value-type="float">
            <text:p>0.27839</text:p>
          </table:table-cell>
          <table:table-cell office:value-type="float" office:value="0.24149" calcext:value-type="float">
            <text:p>0.24149</text:p>
          </table:table-cell>
          <table:table-cell office:value-type="float" office:value="0.14227" calcext:value-type="float">
            <text:p>0.14227</text:p>
          </table:table-cell>
          <table:table-cell office:value-type="float" office:value="0.1369892" calcext:value-type="float">
            <text:p>0.1369892</text:p>
          </table:table-cell>
          <table:table-cell office:value-type="float" office:value="0.44485" calcext:value-type="float">
            <text:p>0.44485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71182" calcext:value-type="float">
            <text:p>0.6971182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971182" calcext:value-type="float">
            <text:p>0.6971182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971181" calcext:value-type="float">
            <text:p>0.6971181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971181" calcext:value-type="float">
            <text:p>0.6971181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97118" calcext:value-type="float">
            <text:p>0.697118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97118" calcext:value-type="float">
            <text:p>0.697118</text:p>
          </table:table-cell>
          <table:table-cell office:value-type="float" office:value="0.2505679" calcext:value-type="float">
            <text:p>0.2505679</text:p>
          </table:table-cell>
          <table:table-cell office:value-type="float" office:value="0.0549009" calcext:value-type="float">
            <text:p>0.0549009</text:p>
          </table:table-cell>
          <table:table-cell office:value-type="float" office:value="0.6927342" calcext:value-type="float">
            <text:p>0.6927342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27341" calcext:value-type="float">
            <text:p>0.6927341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27341" calcext:value-type="float">
            <text:p>0.6927341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2734" calcext:value-type="float">
            <text:p>0.692734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2734" calcext:value-type="float">
            <text:p>0.692734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27339" calcext:value-type="float">
            <text:p>0.6927339</text:p>
          </table:table-cell>
          <table:table-cell office:value-type="float" office:value="0.2461838" calcext:value-type="float">
            <text:p>0.2461838</text:p>
          </table:table-cell>
          <table:table-cell office:value-type="float" office:value="0.0549008" calcext:value-type="float">
            <text:p>0.0549008</text:p>
          </table:table-cell>
        </table:table-row>
        <table:table-row table:style-name="ro1">
          <table:table-cell office:value-type="string" calcext:value-type="string">
            <text:p>z_rot_plus_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5-08-21 13:39:2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6951582" calcext:value-type="float">
            <text:p>0.6951582</text:p>
          </table:table-cell>
          <table:table-cell office:value-type="float" office:value="0.6953302" calcext:value-type="float">
            <text:p>0.6953302</text:p>
          </table:table-cell>
          <table:table-cell office:value-type="float" office:value="0.2488346" calcext:value-type="float">
            <text:p>0.2488346</text:p>
          </table:table-cell>
          <table:table-cell office:value-type="float" office:value="0.0378093" calcext:value-type="float">
            <text:p>0.0378093</text:p>
          </table:table-cell>
          <table:table-cell office:value-type="float" office:value="10" calcext:value-type="float">
            <text:p>10</text:p>
          </table:table-cell>
          <table:table-cell office:value-type="float" office:value="0.777360022068024" calcext:value-type="float">
            <text:p>0.777360022068024</text:p>
          </table:table-cell>
          <table:table-cell office:value-type="float" office:value="0.251329988241196" calcext:value-type="float">
            <text:p>0.251329988241196</text:p>
          </table:table-cell>
          <table:table-cell office:value-type="float" office:value="0.526030033826828" calcext:value-type="float">
            <text:p>0.526030033826828</text:p>
          </table:table-cell>
          <table:table-cell office:value-type="float" office:value="0.460953164100647" calcext:value-type="float">
            <text:p>0.460953164100647</text:p>
          </table:table-cell>
          <table:table-cell office:value-type="float" office:value="0.148734699931161" calcext:value-type="float">
            <text:p>0.148734699931161</text:p>
          </table:table-cell>
          <table:table-cell office:value-type="float" office:value="0.500744479894638" calcext:value-type="float">
            <text:p>0.500744479894638</text:p>
          </table:table-cell>
          <table:table-cell office:value-type="float" office:value="0.421161848306656" calcext:value-type="float">
            <text:p>0.421161848306656</text:p>
          </table:table-cell>
          <table:table-cell office:value-type="float" office:value="0.0795826315879822" calcext:value-type="float">
            <text:p>0.0795826315879822</text:p>
          </table:table-cell>
          <table:table-cell office:value-type="float" office:value="0.4321892" calcext:value-type="float">
            <text:p>0.4321892</text:p>
          </table:table-cell>
          <table:table-cell office:value-type="float" office:value="0.5362308" calcext:value-type="float">
            <text:p>0.5362308</text:p>
          </table:table-cell>
          <table:table-cell office:value-type="float" office:value="0.5262924" calcext:value-type="float">
            <text:p>0.5262924</text:p>
          </table:table-cell>
          <table:table-cell office:value-type="float" office:value="0.52398" calcext:value-type="float">
            <text:p>0.52398</text:p>
          </table:table-cell>
          <table:table-cell office:value-type="float" office:value="0.48503" calcext:value-type="float">
            <text:p>0.48503</text:p>
          </table:table-cell>
          <table:table-cell office:value-type="float" office:value="0.0041492" calcext:value-type="float">
            <text:p>0.0041492</text:p>
          </table:table-cell>
          <table:table-cell office:value-type="float" office:value="0.31488" calcext:value-type="float">
            <text:p>0.31488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133" calcext:value-type="float">
            <text:p>0.25133</text:p>
          </table:table-cell>
          <table:table-cell office:value-type="float" office:value="0.4342392" calcext:value-type="float">
            <text:p>0.4342392</text:p>
          </table:table-cell>
          <table:table-cell office:value-type="float" office:value="0.77736" calcext:value-type="float">
            <text:p>0.77736</text:p>
          </table:table-cell>
          <table:table-cell office:value-type="float" office:value="-0.0040508" calcext:value-type="float">
            <text:p>-0.0040508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3" calcext:value-type="float">
            <text:p>0.2510043</text:p>
          </table:table-cell>
          <table:table-cell office:value-type="float" office:value="0.0238966" calcext:value-type="float">
            <text:p>0.0238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3" calcext:value-type="float">
            <text:p>0.2510043</text:p>
          </table:table-cell>
          <table:table-cell office:value-type="float" office:value="0.0300966" calcext:value-type="float">
            <text:p>0.0300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3" calcext:value-type="float">
            <text:p>0.2510043</text:p>
          </table:table-cell>
          <table:table-cell office:value-type="float" office:value="0.0362966" calcext:value-type="float">
            <text:p>0.0362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4" calcext:value-type="float">
            <text:p>0.2510044</text:p>
          </table:table-cell>
          <table:table-cell office:value-type="float" office:value="0.0424966" calcext:value-type="float">
            <text:p>0.0424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4" calcext:value-type="float">
            <text:p>0.2510044</text:p>
          </table:table-cell>
          <table:table-cell office:value-type="float" office:value="0.0486966" calcext:value-type="float">
            <text:p>0.0486966</text:p>
          </table:table-cell>
          <table:table-cell office:value-type="float" office:value="0.6971508" calcext:value-type="float">
            <text:p>0.6971508</text:p>
          </table:table-cell>
          <table:table-cell office:value-type="float" office:value="0.2510044" calcext:value-type="float">
            <text:p>0.2510044</text:p>
          </table:table-cell>
          <table:table-cell office:value-type="float" office:value="0.0548966" calcext:value-type="float">
            <text:p>0.0548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8" calcext:value-type="float">
            <text:p>0.2462548</text:p>
          </table:table-cell>
          <table:table-cell office:value-type="float" office:value="0.0238966" calcext:value-type="float">
            <text:p>0.0238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8" calcext:value-type="float">
            <text:p>0.2462548</text:p>
          </table:table-cell>
          <table:table-cell office:value-type="float" office:value="0.0300966" calcext:value-type="float">
            <text:p>0.0300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9" calcext:value-type="float">
            <text:p>0.2462549</text:p>
          </table:table-cell>
          <table:table-cell office:value-type="float" office:value="0.0362966" calcext:value-type="float">
            <text:p>0.0362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9" calcext:value-type="float">
            <text:p>0.2462549</text:p>
          </table:table-cell>
          <table:table-cell office:value-type="float" office:value="0.0424966" calcext:value-type="float">
            <text:p>0.0424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49" calcext:value-type="float">
            <text:p>0.2462549</text:p>
          </table:table-cell>
          <table:table-cell office:value-type="float" office:value="0.0486966" calcext:value-type="float">
            <text:p>0.0486966</text:p>
          </table:table-cell>
          <table:table-cell office:value-type="float" office:value="0.6931655" calcext:value-type="float">
            <text:p>0.6931655</text:p>
          </table:table-cell>
          <table:table-cell office:value-type="float" office:value="0.246255" calcext:value-type="float">
            <text:p>0.246255</text:p>
          </table:table-cell>
          <table:table-cell office:value-type="float" office:value="0.0548966" calcext:value-type="float">
            <text:p>0.0548966</text:p>
          </table:table-cell>
        </table:table-row>
        <table:table-row table:style-name="ro1">
          <table:table-cell office:value-type="string" calcext:value-type="string">
            <text:p>z_rot_plus_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5-08-21 13:39:34</text:p>
          </table:table-cell>
          <table:table-cell office:value-type="float" office:value="0.0000894" calcext:value-type="float">
            <text:p>0.0000894</text:p>
          </table:table-cell>
          <table:table-cell office:value-type="float" office:value="0.6953676" calcext:value-type="float">
            <text:p>0.6953676</text:p>
          </table:table-cell>
          <table:table-cell office:value-type="float" office:value="0.695457" calcext:value-type="float">
            <text:p>0.695457</text:p>
          </table:table-cell>
          <table:table-cell office:value-type="float" office:value="0.2490405" calcext:value-type="float">
            <text:p>0.2490405</text:p>
          </table:table-cell>
          <table:table-cell office:value-type="float" office:value="0.038469" calcext:value-type="float">
            <text:p>0.038469</text:p>
          </table:table-cell>
          <table:table-cell office:value-type="float" office:value="10" calcext:value-type="float">
            <text:p>10</text:p>
          </table:table-cell>
          <table:table-cell office:value-type="float" office:value="0.799499988555908" calcext:value-type="float">
            <text:p>0.799499988555908</text:p>
          </table:table-cell>
          <table:table-cell office:value-type="float" office:value="0.302579998970032" calcext:value-type="float">
            <text:p>0.302579998970032</text:p>
          </table:table-cell>
          <table:table-cell office:value-type="float" office:value="0.496919989585876" calcext:value-type="float">
            <text:p>0.496919989585876</text:p>
          </table:table-cell>
          <table:table-cell office:value-type="float" office:value="0.501830148696899" calcext:value-type="float">
            <text:p>0.501830148696899</text:p>
          </table:table-cell>
          <table:table-cell office:value-type="float" office:value="0.159672779879413" calcext:value-type="float">
            <text:p>0.159672779879413</text:p>
          </table:table-cell>
          <table:table-cell office:value-type="float" office:value="0.527066469192505" calcext:value-type="float">
            <text:p>0.527066469192505</text:p>
          </table:table-cell>
          <table:table-cell office:value-type="float" office:value="0.476593828201294" calcext:value-type="float">
            <text:p>0.476593828201294</text:p>
          </table:table-cell>
          <table:table-cell office:value-type="float" office:value="0.050472640991211" calcext:value-type="float">
            <text:p>0.050472640991211</text:p>
          </table:table-cell>
          <table:table-cell office:value-type="float" office:value="0.3899592" calcext:value-type="float">
            <text:p>0.3899592</text:p>
          </table:table-cell>
          <table:table-cell office:value-type="float" office:value="0.4812908" calcext:value-type="float">
            <text:p>0.4812908</text:p>
          </table:table-cell>
          <table:table-cell office:value-type="float" office:value="0.4844724" calcext:value-type="float">
            <text:p>0.4844724</text:p>
          </table:table-cell>
          <table:table-cell office:value-type="float" office:value="0.54366" calcext:value-type="float">
            <text:p>0.54366</text:p>
          </table:table-cell>
          <table:table-cell office:value-type="float" office:value="0.73595" calcext:value-type="float">
            <text:p>0.73595</text:p>
          </table:table-cell>
          <table:table-cell office:value-type="float" office:value="0.0041492" calcext:value-type="float">
            <text:p>0.004149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704" calcext:value-type="float">
            <text:p>0.38704</text:p>
          </table:table-cell>
          <table:table-cell office:value-type="float" office:value="0.30258" calcext:value-type="float">
            <text:p>0.30258</text:p>
          </table:table-cell>
          <table:table-cell office:value-type="float" office:value="0.5248492" calcext:value-type="float">
            <text:p>0.5248492</text:p>
          </table:table-cell>
          <table:table-cell office:value-type="float" office:value="0.7995" calcext:value-type="float">
            <text:p>0.7995</text:p>
          </table:table-cell>
          <table:table-cell office:value-type="float" office:value="-0.0024108" calcext:value-type="float">
            <text:p>-0.0024108</text:p>
          </table:table-cell>
          <table:table-cell office:value-type="float" office:value="0.6971456" calcext:value-type="float">
            <text:p>0.6971456</text:p>
          </table:table-cell>
          <table:table-cell office:value-type="float" office:value="0.2514521" calcext:value-type="float">
            <text:p>0.2514521</text:p>
          </table:table-cell>
          <table:table-cell office:value-type="float" office:value="0.023903" calcext:value-type="float">
            <text:p>0.023903</text:p>
          </table:table-cell>
          <table:table-cell office:value-type="float" office:value="0.6971456" calcext:value-type="float">
            <text:p>0.6971456</text:p>
          </table:table-cell>
          <table:table-cell office:value-type="float" office:value="0.2514521" calcext:value-type="float">
            <text:p>0.2514521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6971456" calcext:value-type="float">
            <text:p>0.6971456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36303" calcext:value-type="float">
            <text:p>0.036303</text:p>
          </table:table-cell>
          <table:table-cell office:value-type="float" office:value="0.6971457" calcext:value-type="float">
            <text:p>0.6971457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42503" calcext:value-type="float">
            <text:p>0.042503</text:p>
          </table:table-cell>
          <table:table-cell office:value-type="float" office:value="0.6971457" calcext:value-type="float">
            <text:p>0.6971457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48703" calcext:value-type="float">
            <text:p>0.048703</text:p>
          </table:table-cell>
          <table:table-cell office:value-type="float" office:value="0.6971457" calcext:value-type="float">
            <text:p>0.6971457</text:p>
          </table:table-cell>
          <table:table-cell office:value-type="float" office:value="0.2514522" calcext:value-type="float">
            <text:p>0.2514522</text:p>
          </table:table-cell>
          <table:table-cell office:value-type="float" office:value="0.054903" calcext:value-type="float">
            <text:p>0.054903</text:p>
          </table:table-cell>
          <table:table-cell office:value-type="float" office:value="0.6935894" calcext:value-type="float">
            <text:p>0.6935894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23903" calcext:value-type="float">
            <text:p>0.0239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36303" calcext:value-type="float">
            <text:p>0.0363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42503" calcext:value-type="float">
            <text:p>0.0425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48703" calcext:value-type="float">
            <text:p>0.048703</text:p>
          </table:table-cell>
          <table:table-cell office:value-type="float" office:value="0.6935895" calcext:value-type="float">
            <text:p>0.6935895</text:p>
          </table:table-cell>
          <table:table-cell office:value-type="float" office:value="0.2463734" calcext:value-type="float">
            <text:p>0.2463734</text:p>
          </table:table-cell>
          <table:table-cell office:value-type="float" office:value="0.054903" calcext:value-type="float">
            <text:p>0.054903</text:p>
          </table:table-cell>
        </table:table-row>
        <table:table-row table:style-name="ro1">
          <table:table-cell office:value-type="string" calcext:value-type="string">
            <text:p>z_rot_plus_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5-08-21 13:39:47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6955543" calcext:value-type="float">
            <text:p>0.6955543</text:p>
          </table:table-cell>
          <table:table-cell office:value-type="float" office:value="0.6955649" calcext:value-type="float">
            <text:p>0.6955649</text:p>
          </table:table-cell>
          <table:table-cell office:value-type="float" office:value="0.2492282" calcext:value-type="float">
            <text:p>0.2492282</text:p>
          </table:table-cell>
          <table:table-cell office:value-type="float" office:value="0.0388823" calcext:value-type="float">
            <text:p>0.0388823</text:p>
          </table:table-cell>
          <table:table-cell office:value-type="float" office:value="10" calcext:value-type="float">
            <text:p>10</text:p>
          </table:table-cell>
          <table:table-cell office:value-type="float" office:value="0.90855997800827" calcext:value-type="float">
            <text:p>0.90855997800827</text:p>
          </table:table-cell>
          <table:table-cell office:value-type="float" office:value="0.350959986448288" calcext:value-type="float">
            <text:p>0.350959986448288</text:p>
          </table:table-cell>
          <table:table-cell office:value-type="float" office:value="0.557599991559982" calcext:value-type="float">
            <text:p>0.557599991559982</text:p>
          </table:table-cell>
          <table:table-cell office:value-type="float" office:value="0.52798815369606" calcext:value-type="float">
            <text:p>0.52798815369606</text:p>
          </table:table-cell>
          <table:table-cell office:value-type="float" office:value="0.193887600799327" calcext:value-type="float">
            <text:p>0.193887600799327</text:p>
          </table:table-cell>
          <table:table-cell office:value-type="float" office:value="0.531576478481293" calcext:value-type="float">
            <text:p>0.531576478481293</text:p>
          </table:table-cell>
          <table:table-cell office:value-type="float" office:value="0.524399828910828" calcext:value-type="float">
            <text:p>0.524399828910828</text:p>
          </table:table-cell>
          <table:table-cell office:value-type="float" office:value="0.00717664957046515" calcext:value-type="float">
            <text:p>0.00717664957046515</text:p>
          </table:table-cell>
          <table:table-cell office:value-type="float" office:value="0.3510092" calcext:value-type="float">
            <text:p>0.3510092</text:p>
          </table:table-cell>
          <table:table-cell office:value-type="float" office:value="0.4247108" calcext:value-type="float">
            <text:p>0.4247108</text:p>
          </table:table-cell>
          <table:table-cell office:value-type="float" office:value="0.4401924" calcext:value-type="float">
            <text:p>0.4401924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0.90856" calcext:value-type="float">
            <text:p>0.90856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43993" calcext:value-type="float">
            <text:p>0.43993</text:p>
          </table:table-cell>
          <table:table-cell office:value-type="float" office:value="0.35096" calcext:value-type="float">
            <text:p>0.35096</text:p>
          </table:table-cell>
          <table:table-cell office:value-type="float" office:value="0.5933192" calcext:value-type="float">
            <text:p>0.5933192</text:p>
          </table:table-cell>
          <table:table-cell office:value-type="float" office:value="0.82369" calcext:value-type="float">
            <text:p>0.82369</text:p>
          </table:table-cell>
          <table:table-cell office:value-type="float" office:value="-0.0028208" calcext:value-type="float">
            <text:p>-0.0028208</text:p>
          </table:table-cell>
          <table:table-cell office:value-type="float" office:value="0.6971044" calcext:value-type="float">
            <text:p>0.6971044</text:p>
          </table:table-cell>
          <table:table-cell office:value-type="float" office:value="0.2518946" calcext:value-type="float">
            <text:p>0.2518946</text:p>
          </table:table-cell>
          <table:table-cell office:value-type="float" office:value="0.0239031" calcext:value-type="float">
            <text:p>0.0239031</text:p>
          </table:table-cell>
          <table:table-cell office:value-type="float" office:value="0.6971044" calcext:value-type="float">
            <text:p>0.6971044</text:p>
          </table:table-cell>
          <table:table-cell office:value-type="float" office:value="0.2518946" calcext:value-type="float">
            <text:p>0.2518946</text:p>
          </table:table-cell>
          <table:table-cell office:value-type="float" office:value="0.0301031" calcext:value-type="float">
            <text:p>0.0301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6" calcext:value-type="float">
            <text:p>0.2518946</text:p>
          </table:table-cell>
          <table:table-cell office:value-type="float" office:value="0.0363031" calcext:value-type="float">
            <text:p>0.0363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7" calcext:value-type="float">
            <text:p>0.2518947</text:p>
          </table:table-cell>
          <table:table-cell office:value-type="float" office:value="0.0425031" calcext:value-type="float">
            <text:p>0.0425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7" calcext:value-type="float">
            <text:p>0.2518947</text:p>
          </table:table-cell>
          <table:table-cell office:value-type="float" office:value="0.0487031" calcext:value-type="float">
            <text:p>0.0487031</text:p>
          </table:table-cell>
          <table:table-cell office:value-type="float" office:value="0.6971043" calcext:value-type="float">
            <text:p>0.6971043</text:p>
          </table:table-cell>
          <table:table-cell office:value-type="float" office:value="0.2518947" calcext:value-type="float">
            <text:p>0.2518947</text:p>
          </table:table-cell>
          <table:table-cell office:value-type="float" office:value="0.0549031" calcext:value-type="float">
            <text:p>0.0549031</text:p>
          </table:table-cell>
          <table:table-cell office:value-type="float" office:value="0.6940044" calcext:value-type="float">
            <text:p>0.6940044</text:p>
          </table:table-cell>
          <table:table-cell office:value-type="float" office:value="0.2465252" calcext:value-type="float">
            <text:p>0.2465252</text:p>
          </table:table-cell>
          <table:table-cell office:value-type="float" office:value="0.0239032" calcext:value-type="float">
            <text:p>0.0239032</text:p>
          </table:table-cell>
          <table:table-cell office:value-type="float" office:value="0.6940044" calcext:value-type="float">
            <text:p>0.6940044</text:p>
          </table:table-cell>
          <table:table-cell office:value-type="float" office:value="0.2465252" calcext:value-type="float">
            <text:p>0.2465252</text:p>
          </table:table-cell>
          <table:table-cell office:value-type="float" office:value="0.0301032" calcext:value-type="float">
            <text:p>0.0301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3" calcext:value-type="float">
            <text:p>0.2465253</text:p>
          </table:table-cell>
          <table:table-cell office:value-type="float" office:value="0.0363032" calcext:value-type="float">
            <text:p>0.0363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3" calcext:value-type="float">
            <text:p>0.2465253</text:p>
          </table:table-cell>
          <table:table-cell office:value-type="float" office:value="0.0425032" calcext:value-type="float">
            <text:p>0.0425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3" calcext:value-type="float">
            <text:p>0.2465253</text:p>
          </table:table-cell>
          <table:table-cell office:value-type="float" office:value="0.0487032" calcext:value-type="float">
            <text:p>0.0487032</text:p>
          </table:table-cell>
          <table:table-cell office:value-type="float" office:value="0.6940043" calcext:value-type="float">
            <text:p>0.6940043</text:p>
          </table:table-cell>
          <table:table-cell office:value-type="float" office:value="0.2465254" calcext:value-type="float">
            <text:p>0.2465254</text:p>
          </table:table-cell>
          <table:table-cell office:value-type="float" office:value="0.0549032" calcext:value-type="float">
            <text:p>0.0549032</text:p>
          </table:table-cell>
        </table:table-row>
        <table:table-row table:style-name="ro1">
          <table:table-cell office:value-type="string" calcext:value-type="string">
            <text:p>z_rot_plus_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5-08-21 13:40:00</text:p>
          </table:table-cell>
          <table:table-cell office:value-type="float" office:value="-0.0000703" calcext:value-type="float">
            <text:p>-0.0000703</text:p>
          </table:table-cell>
          <table:table-cell office:value-type="float" office:value="0.6957217" calcext:value-type="float">
            <text:p>0.6957217</text:p>
          </table:table-cell>
          <table:table-cell office:value-type="float" office:value="0.6956513" calcext:value-type="float">
            <text:p>0.6956513</text:p>
          </table:table-cell>
          <table:table-cell office:value-type="float" office:value="0.2493656" calcext:value-type="float">
            <text:p>0.2493656</text:p>
          </table:table-cell>
          <table:table-cell office:value-type="float" office:value="0.0390595" calcext:value-type="float">
            <text:p>0.0390595</text:p>
          </table:table-cell>
          <table:table-cell office:value-type="float" office:value="10" calcext:value-type="float">
            <text:p>10</text:p>
          </table:table-cell>
          <table:table-cell office:value-type="float" office:value="1.00859999656677" calcext:value-type="float">
            <text:p>1.00859999656677</text:p>
          </table:table-cell>
          <table:table-cell office:value-type="float" office:value="0.316569209098816" calcext:value-type="float">
            <text:p>0.316569209098816</text:p>
          </table:table-cell>
          <table:table-cell office:value-type="float" office:value="0.692030787467957" calcext:value-type="float">
            <text:p>0.692030787467957</text:p>
          </table:table-cell>
          <table:table-cell office:value-type="float" office:value="0.548898163437843" calcext:value-type="float">
            <text:p>0.548898163437843</text:p>
          </table:table-cell>
          <table:table-cell office:value-type="float" office:value="0.225745761154511" calcext:value-type="float">
            <text:p>0.225745761154511</text:p>
          </table:table-cell>
          <table:table-cell office:value-type="float" office:value="0.519440478086472" calcext:value-type="float">
            <text:p>0.519440478086472</text:p>
          </table:table-cell>
          <table:table-cell office:value-type="float" office:value="0.578355848789215" calcext:value-type="float">
            <text:p>0.578355848789215</text:p>
          </table:table-cell>
          <table:table-cell office:value-type="float" office:value="0.0589153707027436" calcext:value-type="float">
            <text:p>0.0589153707027436</text:p>
          </table:table-cell>
          <table:table-cell office:value-type="float" office:value="0.3165692" calcext:value-type="float">
            <text:p>0.3165692</text:p>
          </table:table-cell>
          <table:table-cell office:value-type="float" office:value="0.3759208" calcext:value-type="float">
            <text:p>0.3759208</text:p>
          </table:table-cell>
          <table:table-cell office:value-type="float" office:value="0.3922224" calcext:value-type="float">
            <text:p>0.3922224</text:p>
          </table:table-cell>
          <table:table-cell office:value-type="float" office:value="0.50389" calcext:value-type="float">
            <text:p>0.50389</text:p>
          </table:table-cell>
          <table:table-cell office:value-type="float" office:value="1.0086" calcext:value-type="float">
            <text:p>1.0086</text:p>
          </table:table-cell>
          <table:table-cell office:value-type="float" office:value="0.0041492" calcext:value-type="float">
            <text:p>0.0041492</text:p>
          </table:table-cell>
          <table:table-cell office:value-type="float" office:value="0.47068" calcext:value-type="float">
            <text:p>0.47068</text:p>
          </table:table-cell>
          <table:table-cell office:value-type="float" office:value="0.50102" calcext:value-type="float">
            <text:p>0.50102</text:p>
          </table:table-cell>
          <table:table-cell office:value-type="float" office:value="0.39852" calcext:value-type="float">
            <text:p>0.39852</text:p>
          </table:table-cell>
          <table:table-cell office:value-type="float" office:value="0.6712192" calcext:value-type="float">
            <text:p>0.6712192</text:p>
          </table:table-cell>
          <table:table-cell office:value-type="float" office:value="0.85034" calcext:value-type="float">
            <text:p>0.85034</text:p>
          </table:table-cell>
          <table:table-cell office:value-type="float" office:value="-0.0020008" calcext:value-type="float">
            <text:p>-0.0020008</text:p>
          </table:table-cell>
          <table:table-cell office:value-type="float" office:value="0.6970318" calcext:value-type="float">
            <text:p>0.6970318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239016" calcext:value-type="float">
            <text:p>0.0239016</text:p>
          </table:table-cell>
          <table:table-cell office:value-type="float" office:value="0.6970318" calcext:value-type="float">
            <text:p>0.6970318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301016" calcext:value-type="float">
            <text:p>0.0301016</text:p>
          </table:table-cell>
          <table:table-cell office:value-type="float" office:value="0.6970318" calcext:value-type="float">
            <text:p>0.6970318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363016" calcext:value-type="float">
            <text:p>0.0363016</text:p>
          </table:table-cell>
          <table:table-cell office:value-type="float" office:value="0.6970317" calcext:value-type="float">
            <text:p>0.6970317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425016" calcext:value-type="float">
            <text:p>0.0425016</text:p>
          </table:table-cell>
          <table:table-cell office:value-type="float" office:value="0.6970317" calcext:value-type="float">
            <text:p>0.6970317</text:p>
          </table:table-cell>
          <table:table-cell office:value-type="float" office:value="0.2523259" calcext:value-type="float">
            <text:p>0.2523259</text:p>
          </table:table-cell>
          <table:table-cell office:value-type="float" office:value="0.0487016" calcext:value-type="float">
            <text:p>0.0487016</text:p>
          </table:table-cell>
          <table:table-cell office:value-type="float" office:value="0.6970317" calcext:value-type="float">
            <text:p>0.6970317</text:p>
          </table:table-cell>
          <table:table-cell office:value-type="float" office:value="0.252326" calcext:value-type="float">
            <text:p>0.252326</text:p>
          </table:table-cell>
          <table:table-cell office:value-type="float" office:value="0.0549016" calcext:value-type="float">
            <text:p>0.0549016</text:p>
          </table:table-cell>
          <table:table-cell office:value-type="float" office:value="0.6944116" calcext:value-type="float">
            <text:p>0.6944116</text:p>
          </table:table-cell>
          <table:table-cell office:value-type="float" office:value="0.2467067" calcext:value-type="float">
            <text:p>0.2467067</text:p>
          </table:table-cell>
          <table:table-cell office:value-type="float" office:value="0.0239017" calcext:value-type="float">
            <text:p>0.0239017</text:p>
          </table:table-cell>
          <table:table-cell office:value-type="float" office:value="0.6944116" calcext:value-type="float">
            <text:p>0.6944116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301017" calcext:value-type="float">
            <text:p>0.0301017</text:p>
          </table:table-cell>
          <table:table-cell office:value-type="float" office:value="0.6944116" calcext:value-type="float">
            <text:p>0.6944116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363017" calcext:value-type="float">
            <text:p>0.0363017</text:p>
          </table:table-cell>
          <table:table-cell office:value-type="float" office:value="0.6944115" calcext:value-type="float">
            <text:p>0.6944115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425017" calcext:value-type="float">
            <text:p>0.0425017</text:p>
          </table:table-cell>
          <table:table-cell office:value-type="float" office:value="0.6944115" calcext:value-type="float">
            <text:p>0.6944115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487017" calcext:value-type="float">
            <text:p>0.0487017</text:p>
          </table:table-cell>
          <table:table-cell office:value-type="float" office:value="0.6944115" calcext:value-type="float">
            <text:p>0.6944115</text:p>
          </table:table-cell>
          <table:table-cell office:value-type="float" office:value="0.2467068" calcext:value-type="float">
            <text:p>0.2467068</text:p>
          </table:table-cell>
          <table:table-cell office:value-type="float" office:value="0.0549017" calcext:value-type="float">
            <text:p>0.0549017</text:p>
          </table:table-cell>
        </table:table-row>
        <table:table-row table:style-name="ro1">
          <table:table-cell office:value-type="string" calcext:value-type="string">
            <text:p>z_rot_plus_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5-08-21 13:40:12</text:p>
          </table:table-cell>
          <table:table-cell office:value-type="float" office:value="-0.0001719" calcext:value-type="float">
            <text:p>-0.0001719</text:p>
          </table:table-cell>
          <table:table-cell office:value-type="float" office:value="0.6958579" calcext:value-type="float">
            <text:p>0.6958579</text:p>
          </table:table-cell>
          <table:table-cell office:value-type="float" office:value="0.695686" calcext:value-type="float">
            <text:p>0.695686</text:p>
          </table:table-cell>
          <table:table-cell office:value-type="float" office:value="0.2493631" calcext:value-type="float">
            <text:p>0.2493631</text:p>
          </table:table-cell>
          <table:table-cell office:value-type="float" office:value="0.0393181" calcext:value-type="float">
            <text:p>0.0393181</text:p>
          </table:table-cell>
          <table:table-cell office:value-type="float" office:value="10" calcext:value-type="float">
            <text:p>10</text:p>
          </table:table-cell>
          <table:table-cell office:value-type="float" office:value="1.12585997581482" calcext:value-type="float">
            <text:p>1.12585997581482</text:p>
          </table:table-cell>
          <table:table-cell office:value-type="float" office:value="0.261219203472137" calcext:value-type="float">
            <text:p>0.261219203472137</text:p>
          </table:table-cell>
          <table:table-cell office:value-type="float" office:value="0.864640772342682" calcext:value-type="float">
            <text:p>0.864640772342682</text:p>
          </table:table-cell>
          <table:table-cell office:value-type="float" office:value="0.585880157351494" calcext:value-type="float">
            <text:p>0.585880157351494</text:p>
          </table:table-cell>
          <table:table-cell office:value-type="float" office:value="0.292064480164755" calcext:value-type="float">
            <text:p>0.292064480164755</text:p>
          </table:table-cell>
          <table:table-cell office:value-type="float" office:value="0.490904480218887" calcext:value-type="float">
            <text:p>0.490904480218887</text:p>
          </table:table-cell>
          <table:table-cell office:value-type="float" office:value="0.6808558344841" calcext:value-type="float">
            <text:p>0.6808558344841</text:p>
          </table:table-cell>
          <table:table-cell office:value-type="float" office:value="0.189951354265213" calcext:value-type="float">
            <text:p>0.189951354265213</text:p>
          </table:table-cell>
          <table:table-cell office:value-type="float" office:value="0.2612192" calcext:value-type="float">
            <text:p>0.2612192</text:p>
          </table:table-cell>
          <table:table-cell office:value-type="float" office:value="0.3045808" calcext:value-type="float">
            <text:p>0.3045808</text:p>
          </table:table-cell>
          <table:table-cell office:value-type="float" office:value="0.3212924" calcext:value-type="float">
            <text:p>0.3212924</text:p>
          </table:table-cell>
          <table:table-cell office:value-type="float" office:value="0.44157" calcext:value-type="float">
            <text:p>0.44157</text:p>
          </table:table-cell>
          <table:table-cell office:value-type="float" office:value="1.12586" calcext:value-type="float">
            <text:p>1.12586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53751" calcext:value-type="float">
            <text:p>0.53751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49118" calcext:value-type="float">
            <text:p>0.49118</text:p>
          </table:table-cell>
          <table:table-cell office:value-type="float" office:value="0.9180392" calcext:value-type="float">
            <text:p>0.9180392</text:p>
          </table:table-cell>
          <table:table-cell office:value-type="float" office:value="0.86715" calcext:value-type="float">
            <text:p>0.86715</text:p>
          </table:table-cell>
          <table:table-cell office:value-type="float" office:value="-0.0028208" calcext:value-type="float">
            <text:p>-0.0028208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4" calcext:value-type="float">
            <text:p>0.2527484</text:p>
          </table:table-cell>
          <table:table-cell office:value-type="float" office:value="0.0238987" calcext:value-type="float">
            <text:p>0.0238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4" calcext:value-type="float">
            <text:p>0.2527484</text:p>
          </table:table-cell>
          <table:table-cell office:value-type="float" office:value="0.0300987" calcext:value-type="float">
            <text:p>0.0300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362987" calcext:value-type="float">
            <text:p>0.0362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424987" calcext:value-type="float">
            <text:p>0.0424987</text:p>
          </table:table-cell>
          <table:table-cell office:value-type="float" office:value="0.6969182" calcext:value-type="float">
            <text:p>0.6969182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486987" calcext:value-type="float">
            <text:p>0.0486987</text:p>
          </table:table-cell>
          <table:table-cell office:value-type="float" office:value="0.6969181" calcext:value-type="float">
            <text:p>0.6969181</text:p>
          </table:table-cell>
          <table:table-cell office:value-type="float" office:value="0.2527483" calcext:value-type="float">
            <text:p>0.2527483</text:p>
          </table:table-cell>
          <table:table-cell office:value-type="float" office:value="0.0548987" calcext:value-type="float">
            <text:p>0.0548987</text:p>
          </table:table-cell>
          <table:table-cell office:value-type="float" office:value="0.6947977" calcext:value-type="float">
            <text:p>0.6947977</text:p>
          </table:table-cell>
          <table:table-cell office:value-type="float" office:value="0.2469223" calcext:value-type="float">
            <text:p>0.2469223</text:p>
          </table:table-cell>
          <table:table-cell office:value-type="float" office:value="0.0238987" calcext:value-type="float">
            <text:p>0.0238987</text:p>
          </table:table-cell>
          <table:table-cell office:value-type="float" office:value="0.6947977" calcext:value-type="float">
            <text:p>0.6947977</text:p>
          </table:table-cell>
          <table:table-cell office:value-type="float" office:value="0.2469223" calcext:value-type="float">
            <text:p>0.2469223</text:p>
          </table:table-cell>
          <table:table-cell office:value-type="float" office:value="0.0300987" calcext:value-type="float">
            <text:p>0.0300987</text:p>
          </table:table-cell>
          <table:table-cell office:value-type="float" office:value="0.6947977" calcext:value-type="float">
            <text:p>0.6947977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362987" calcext:value-type="float">
            <text:p>0.0362987</text:p>
          </table:table-cell>
          <table:table-cell office:value-type="float" office:value="0.6947976" calcext:value-type="float">
            <text:p>0.6947976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424987" calcext:value-type="float">
            <text:p>0.0424987</text:p>
          </table:table-cell>
          <table:table-cell office:value-type="float" office:value="0.6947976" calcext:value-type="float">
            <text:p>0.6947976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486987" calcext:value-type="float">
            <text:p>0.0486987</text:p>
          </table:table-cell>
          <table:table-cell office:value-type="float" office:value="0.6947976" calcext:value-type="float">
            <text:p>0.6947976</text:p>
          </table:table-cell>
          <table:table-cell office:value-type="float" office:value="0.2469222" calcext:value-type="float">
            <text:p>0.2469222</text:p>
          </table:table-cell>
          <table:table-cell office:value-type="float" office:value="0.0548987" calcext:value-type="float">
            <text:p>0.0548987</text:p>
          </table:table-cell>
        </table:table-row>
        <table:table-row table:style-name="ro1">
          <table:table-cell office:value-type="string" calcext:value-type="string">
            <text:p>z_rot_plus_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5-08-21 13:40:25</text:p>
          </table:table-cell>
          <table:table-cell office:value-type="float" office:value="-0.0001243" calcext:value-type="float">
            <text:p>-0.0001243</text:p>
          </table:table-cell>
          <table:table-cell office:value-type="float" office:value="0.6959611" calcext:value-type="float">
            <text:p>0.6959611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97059" calcext:value-type="float">
            <text:p>0.2497059</text:p>
          </table:table-cell>
          <table:table-cell office:value-type="float" office:value="0.0395659" calcext:value-type="float">
            <text:p>0.0395659</text:p>
          </table:table-cell>
          <table:table-cell office:value-type="float" office:value="10" calcext:value-type="float">
            <text:p>10</text:p>
          </table:table-cell>
          <table:table-cell office:value-type="float" office:value="1.37267994880676" calcext:value-type="float">
            <text:p>1.37267994880676</text:p>
          </table:table-cell>
          <table:table-cell office:value-type="float" office:value="0.221859201788902" calcext:value-type="float">
            <text:p>0.221859201788902</text:p>
          </table:table-cell>
          <table:table-cell office:value-type="float" office:value="1.15082074701786" calcext:value-type="float">
            <text:p>1.15082074701786</text:p>
          </table:table-cell>
          <table:table-cell office:value-type="float" office:value="0.599451152980328" calcext:value-type="float">
            <text:p>0.599451152980328</text:p>
          </table:table-cell>
          <table:table-cell office:value-type="float" office:value="0.397963721516252" calcext:value-type="float">
            <text:p>0.397963721516252</text:p>
          </table:table-cell>
          <table:table-cell office:value-type="float" office:value="0.506566473841667" calcext:value-type="float">
            <text:p>0.506566473841667</text:p>
          </table:table-cell>
          <table:table-cell office:value-type="float" office:value="0.692335832118988" calcext:value-type="float">
            <text:p>0.692335832118988</text:p>
          </table:table-cell>
          <table:table-cell office:value-type="float" office:value="0.185769358277321" calcext:value-type="float">
            <text:p>0.185769358277321</text:p>
          </table:table-cell>
          <table:table-cell office:value-type="float" office:value="0.2218592" calcext:value-type="float">
            <text:p>0.2218592</text:p>
          </table:table-cell>
          <table:table-cell office:value-type="float" office:value="0.2566108" calcext:value-type="float">
            <text:p>0.2566108</text:p>
          </table:table-cell>
          <table:table-cell office:value-type="float" office:value="0.2794724" calcext:value-type="float">
            <text:p>0.2794724</text:p>
          </table:table-cell>
          <table:table-cell office:value-type="float" office:value="0.40221" calcext:value-type="float">
            <text:p>0.40221</text:p>
          </table:table-cell>
          <table:table-cell office:value-type="float" office:value="1.3726799" calcext:value-type="float">
            <text:p>1.3726799</text:p>
          </table:table-cell>
          <table:table-cell office:value-type="float" office:value="0.0033292" calcext:value-type="float">
            <text:p>0.0033292</text:p>
          </table:table-cell>
          <table:table-cell office:value-type="float" office:value="0.52767" calcext:value-type="float">
            <text:p>0.52767</text:p>
          </table:table-cell>
          <table:table-cell office:value-type="float" office:value="0.59819" calcext:value-type="float">
            <text:p>0.59819</text:p>
          </table:table-cell>
          <table:table-cell office:value-type="float" office:value="0.533" calcext:value-type="float">
            <text:p>0.533</text:p>
          </table:table-cell>
          <table:table-cell office:value-type="float" office:value="1.2435791" calcext:value-type="float">
            <text:p>1.2435791</text:p>
          </table:table-cell>
          <table:table-cell office:value-type="float" office:value="0.55924" calcext:value-type="float">
            <text:p>0.55924</text:p>
          </table:table-cell>
          <table:table-cell office:value-type="float" office:value="-0.0028208" calcext:value-type="float">
            <text:p>-0.0028208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2" calcext:value-type="float">
            <text:p>0.2531642</text:p>
          </table:table-cell>
          <table:table-cell office:value-type="float" office:value="0.0239019" calcext:value-type="float">
            <text:p>0.0239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2" calcext:value-type="float">
            <text:p>0.2531642</text:p>
          </table:table-cell>
          <table:table-cell office:value-type="float" office:value="0.0301019" calcext:value-type="float">
            <text:p>0.0301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2" calcext:value-type="float">
            <text:p>0.2531642</text:p>
          </table:table-cell>
          <table:table-cell office:value-type="float" office:value="0.0363019" calcext:value-type="float">
            <text:p>0.0363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3" calcext:value-type="float">
            <text:p>0.2531643</text:p>
          </table:table-cell>
          <table:table-cell office:value-type="float" office:value="0.0425019" calcext:value-type="float">
            <text:p>0.0425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3" calcext:value-type="float">
            <text:p>0.2531643</text:p>
          </table:table-cell>
          <table:table-cell office:value-type="float" office:value="0.0487019" calcext:value-type="float">
            <text:p>0.0487019</text:p>
          </table:table-cell>
          <table:table-cell office:value-type="float" office:value="0.6967634" calcext:value-type="float">
            <text:p>0.6967634</text:p>
          </table:table-cell>
          <table:table-cell office:value-type="float" office:value="0.2531643" calcext:value-type="float">
            <text:p>0.2531643</text:p>
          </table:table-cell>
          <table:table-cell office:value-type="float" office:value="0.0549019" calcext:value-type="float">
            <text:p>0.0549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239019" calcext:value-type="float">
            <text:p>0.0239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301019" calcext:value-type="float">
            <text:p>0.0301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363019" calcext:value-type="float">
            <text:p>0.0363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425019" calcext:value-type="float">
            <text:p>0.0425019</text:p>
          </table:table-cell>
          <table:table-cell office:value-type="float" office:value="0.6951588" calcext:value-type="float">
            <text:p>0.6951588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487019" calcext:value-type="float">
            <text:p>0.0487019</text:p>
          </table:table-cell>
          <table:table-cell office:value-type="float" office:value="0.6951587" calcext:value-type="float">
            <text:p>0.6951587</text:p>
          </table:table-cell>
          <table:table-cell office:value-type="float" office:value="0.2471755" calcext:value-type="float">
            <text:p>0.2471755</text:p>
          </table:table-cell>
          <table:table-cell office:value-type="float" office:value="0.0549019" calcext:value-type="float">
            <text:p>0.0549019</text:p>
          </table:table-cell>
        </table:table-row>
        <table:table-row table:style-name="ro1">
          <table:table-cell office:value-type="string" calcext:value-type="string">
            <text:p>z_rot_plus_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5-08-21 13:40:38</text:p>
          </table:table-cell>
          <table:table-cell office:value-type="float" office:value="-0.0001766" calcext:value-type="float">
            <text:p>-0.0001766</text:p>
          </table:table-cell>
          <table:table-cell office:value-type="float" office:value="0.6960371" calcext:value-type="float">
            <text:p>0.6960371</text:p>
          </table:table-cell>
          <table:table-cell office:value-type="float" office:value="0.6958604" calcext:value-type="float">
            <text:p>0.6958604</text:p>
          </table:table-cell>
          <table:table-cell office:value-type="float" office:value="0.2495073" calcext:value-type="float">
            <text:p>0.2495073</text:p>
          </table:table-cell>
          <table:table-cell office:value-type="float" office:value="0.0425236" calcext:value-type="float">
            <text:p>0.0425236</text:p>
          </table:table-cell>
          <table:table-cell office:value-type="float" office:value="10" calcext:value-type="float">
            <text:p>10</text:p>
          </table:table-cell>
          <table:table-cell office:value-type="float" office:value="2.7572500705719" calcext:value-type="float">
            <text:p>2.7572500705719</text:p>
          </table:table-cell>
          <table:table-cell office:value-type="float" office:value="0.214889198541641" calcext:value-type="float">
            <text:p>0.214889198541641</text:p>
          </table:table-cell>
          <table:table-cell office:value-type="float" office:value="2.54236087203026" calcext:value-type="float">
            <text:p>2.54236087203026</text:p>
          </table:table-cell>
          <table:table-cell office:value-type="float" office:value="0.84405717253685" calcext:value-type="float">
            <text:p>0.84405717253685</text:p>
          </table:table-cell>
          <table:table-cell office:value-type="float" office:value="0.830459747214529" calcext:value-type="float">
            <text:p>0.830459747214529</text:p>
          </table:table-cell>
          <table:table-cell office:value-type="float" office:value="0.567164486646652" calcext:value-type="float">
            <text:p>0.567164486646652</text:p>
          </table:table-cell>
          <table:table-cell office:value-type="float" office:value="1.12094985842705" calcext:value-type="float">
            <text:p>1.12094985842705</text:p>
          </table:table-cell>
          <table:table-cell office:value-type="float" office:value="0.553785371780395" calcext:value-type="float">
            <text:p>0.553785371780395</text:p>
          </table:table-cell>
          <table:table-cell office:value-type="float" office:value="0.2148892" calcext:value-type="float">
            <text:p>0.2148892</text:p>
          </table:table-cell>
          <table:table-cell office:value-type="float" office:value="0.2529208" calcext:value-type="float">
            <text:p>0.2529208</text:p>
          </table:table-cell>
          <table:table-cell office:value-type="float" office:value="0.2757824" calcext:value-type="float">
            <text:p>0.2757824</text:p>
          </table:table-cell>
          <table:table-cell office:value-type="float" office:value="0.42394" calcext:value-type="float">
            <text:p>0.42394</text:p>
          </table:table-cell>
          <table:table-cell office:value-type="float" office:value="1.66829" calcext:value-type="float">
            <text:p>1.66829</text:p>
          </table:table-cell>
          <table:table-cell office:value-type="float" office:value="0.0020992" calcext:value-type="float">
            <text:p>0.0020992</text:p>
          </table:table-cell>
          <table:table-cell office:value-type="float" office:value="0.47478" calcext:value-type="float">
            <text:p>0.47478</text:p>
          </table:table-cell>
          <table:table-cell office:value-type="float" office:value="0.52029" calcext:value-type="float">
            <text:p>0.52029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1.3550992" calcext:value-type="float">
            <text:p>1.3550992</text:p>
          </table:table-cell>
          <table:table-cell office:value-type="float" office:value="2.7572501" calcext:value-type="float">
            <text:p>2.7572501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965755" calcext:value-type="float">
            <text:p>0.6965755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238964" calcext:value-type="float">
            <text:p>0.0238964</text:p>
          </table:table-cell>
          <table:table-cell office:value-type="float" office:value="0.6965754" calcext:value-type="float">
            <text:p>0.6965754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300964" calcext:value-type="float">
            <text:p>0.0300964</text:p>
          </table:table-cell>
          <table:table-cell office:value-type="float" office:value="0.6965754" calcext:value-type="float">
            <text:p>0.6965754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362964" calcext:value-type="float">
            <text:p>0.0362964</text:p>
          </table:table-cell>
          <table:table-cell office:value-type="float" office:value="0.6965753" calcext:value-type="float">
            <text:p>0.6965753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424964" calcext:value-type="float">
            <text:p>0.0424964</text:p>
          </table:table-cell>
          <table:table-cell office:value-type="float" office:value="0.6965753" calcext:value-type="float">
            <text:p>0.6965753</text:p>
          </table:table-cell>
          <table:table-cell office:value-type="float" office:value="0.2535617" calcext:value-type="float">
            <text:p>0.2535617</text:p>
          </table:table-cell>
          <table:table-cell office:value-type="float" office:value="0.0486964" calcext:value-type="float">
            <text:p>0.0486964</text:p>
          </table:table-cell>
          <table:table-cell office:value-type="float" office:value="0.6965752" calcext:value-type="float">
            <text:p>0.6965752</text:p>
          </table:table-cell>
          <table:table-cell office:value-type="float" office:value="0.2535616" calcext:value-type="float">
            <text:p>0.2535616</text:p>
          </table:table-cell>
          <table:table-cell office:value-type="float" office:value="0.0548964" calcext:value-type="float">
            <text:p>0.0548964</text:p>
          </table:table-cell>
          <table:table-cell office:value-type="float" office:value="0.6954989" calcext:value-type="float">
            <text:p>0.6954989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238964" calcext:value-type="float">
            <text:p>0.0238964</text:p>
          </table:table-cell>
          <table:table-cell office:value-type="float" office:value="0.6954988" calcext:value-type="float">
            <text:p>0.6954988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300964" calcext:value-type="float">
            <text:p>0.0300964</text:p>
          </table:table-cell>
          <table:table-cell office:value-type="float" office:value="0.6954988" calcext:value-type="float">
            <text:p>0.6954988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362964" calcext:value-type="float">
            <text:p>0.0362964</text:p>
          </table:table-cell>
          <table:table-cell office:value-type="float" office:value="0.6954987" calcext:value-type="float">
            <text:p>0.6954987</text:p>
          </table:table-cell>
          <table:table-cell office:value-type="float" office:value="0.2474559" calcext:value-type="float">
            <text:p>0.2474559</text:p>
          </table:table-cell>
          <table:table-cell office:value-type="float" office:value="0.0424964" calcext:value-type="float">
            <text:p>0.0424964</text:p>
          </table:table-cell>
          <table:table-cell office:value-type="float" office:value="0.6954987" calcext:value-type="float">
            <text:p>0.6954987</text:p>
          </table:table-cell>
          <table:table-cell office:value-type="float" office:value="0.2474558" calcext:value-type="float">
            <text:p>0.2474558</text:p>
          </table:table-cell>
          <table:table-cell office:value-type="float" office:value="0.0486964" calcext:value-type="float">
            <text:p>0.0486964</text:p>
          </table:table-cell>
          <table:table-cell office:value-type="float" office:value="0.6954986" calcext:value-type="float">
            <text:p>0.6954986</text:p>
          </table:table-cell>
          <table:table-cell office:value-type="float" office:value="0.2474558" calcext:value-type="float">
            <text:p>0.2474558</text:p>
          </table:table-cell>
          <table:table-cell office:value-type="float" office:value="0.0548964" calcext:value-type="float">
            <text:p>0.0548964</text:p>
          </table:table-cell>
        </table:table-row>
        <table:table-row table:style-name="ro1">
          <table:table-cell office:value-type="string" calcext:value-type="string">
            <text:p>z_rot_plus_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5-08-21 13:40:50</text:p>
          </table:table-cell>
          <table:table-cell office:value-type="float" office:value="-0.0001037" calcext:value-type="float">
            <text:p>-0.0001037</text:p>
          </table:table-cell>
          <table:table-cell office:value-type="float" office:value="0.696079" calcext:value-type="float">
            <text:p>0.696079</text:p>
          </table:table-cell>
          <table:table-cell office:value-type="float" office:value="0.6959753" calcext:value-type="float">
            <text:p>0.6959753</text:p>
          </table:table-cell>
          <table:table-cell office:value-type="float" office:value="0.2496813" calcext:value-type="float">
            <text:p>0.2496813</text:p>
          </table:table-cell>
          <table:table-cell office:value-type="float" office:value="0.0440627" calcext:value-type="float">
            <text:p>0.0440627</text:p>
          </table:table-cell>
          <table:table-cell office:value-type="float" office:value="10" calcext:value-type="float">
            <text:p>10</text:p>
          </table:table-cell>
          <table:table-cell office:value-type="float" office:value="4.76871013641357" calcext:value-type="float">
            <text:p>4.76871013641357</text:p>
          </table:table-cell>
          <table:table-cell office:value-type="float" office:value="0.226779192686081" calcext:value-type="float">
            <text:p>0.226779192686081</text:p>
          </table:table-cell>
          <table:table-cell office:value-type="float" office:value="4.54193094372749" calcext:value-type="float">
            <text:p>4.54193094372749</text:p>
          </table:table-cell>
          <table:table-cell office:value-type="float" office:value="1.05783117413521" calcext:value-type="float">
            <text:p>1.05783117413521</text:p>
          </table:table-cell>
          <table:table-cell office:value-type="float" office:value="1.41415522821772" calcext:value-type="float">
            <text:p>1.41415522821772</text:p>
          </table:table-cell>
          <table:table-cell office:value-type="float" office:value="0.651952481269836" calcext:value-type="float">
            <text:p>0.651952481269836</text:p>
          </table:table-cell>
          <table:table-cell office:value-type="float" office:value="1.46370986700058" calcext:value-type="float">
            <text:p>1.46370986700058</text:p>
          </table:table-cell>
          <table:table-cell office:value-type="float" office:value="0.811757385730743" calcext:value-type="float">
            <text:p>0.811757385730743</text:p>
          </table:table-cell>
          <table:table-cell office:value-type="float" office:value="0.2267792" calcext:value-type="float">
            <text:p>0.2267792</text:p>
          </table:table-cell>
          <table:table-cell office:value-type="float" office:value="0.2734208" calcext:value-type="float">
            <text:p>0.2734208</text:p>
          </table:table-cell>
          <table:table-cell office:value-type="float" office:value="0.3040724" calcext:value-type="float">
            <text:p>0.3040724</text:p>
          </table:table-cell>
          <table:table-cell office:value-type="float" office:value="0.51045" calcext:value-type="float">
            <text:p>0.51045</text:p>
          </table:table-cell>
          <table:table-cell office:value-type="float" office:value="1.94504" calcext:value-type="float">
            <text:p>1.94504</text:p>
          </table:table-cell>
          <table:table-cell office:value-type="float" office:value="0.0016892" calcext:value-type="float">
            <text:p>0.0016892</text:p>
          </table:table-cell>
          <table:table-cell office:value-type="float" office:value="0.40508" calcext:value-type="float">
            <text:p>0.40508</text:p>
          </table:table-cell>
          <table:table-cell office:value-type="float" office:value="0.43173" calcext:value-type="float">
            <text:p>0.43173</text:p>
          </table:table-cell>
          <table:table-cell office:value-type="float" office:value="0.42763" calcext:value-type="float">
            <text:p>0.42763</text:p>
          </table:table-cell>
          <table:table-cell office:value-type="float" office:value="1.2853992" calcext:value-type="float">
            <text:p>1.2853992</text:p>
          </table:table-cell>
          <table:table-cell office:value-type="float" office:value="4.7687101" calcext:value-type="float">
            <text:p>4.7687101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238941" calcext:value-type="float">
            <text:p>0.0238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300941" calcext:value-type="float">
            <text:p>0.0300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362941" calcext:value-type="float">
            <text:p>0.0362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424941" calcext:value-type="float">
            <text:p>0.0424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486941" calcext:value-type="float">
            <text:p>0.0486941</text:p>
          </table:table-cell>
          <table:table-cell office:value-type="float" office:value="0.6963492" calcext:value-type="float">
            <text:p>0.6963492</text:p>
          </table:table-cell>
          <table:table-cell office:value-type="float" office:value="0.2539544" calcext:value-type="float">
            <text:p>0.2539544</text:p>
          </table:table-cell>
          <table:table-cell office:value-type="float" office:value="0.0548941" calcext:value-type="float">
            <text:p>0.0548941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238942" calcext:value-type="float">
            <text:p>0.0238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300942" calcext:value-type="float">
            <text:p>0.0300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362942" calcext:value-type="float">
            <text:p>0.0362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424942" calcext:value-type="float">
            <text:p>0.0424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486942" calcext:value-type="float">
            <text:p>0.0486942</text:p>
          </table:table-cell>
          <table:table-cell office:value-type="float" office:value="0.6958088" calcext:value-type="float">
            <text:p>0.6958088</text:p>
          </table:table-cell>
          <table:table-cell office:value-type="float" office:value="0.247778" calcext:value-type="float">
            <text:p>0.247778</text:p>
          </table:table-cell>
          <table:table-cell office:value-type="float" office:value="0.0548942" calcext:value-type="float">
            <text:p>0.0548942</text:p>
          </table:table-cell>
        </table:table-row>
        <table:table-row table:style-name="ro1">
          <table:table-cell office:value-type="string" calcext:value-type="string">
            <text:p>z_rot_plus_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5-08-21 13:41:03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502217" calcext:value-type="float">
            <text:p>0.2502217</text:p>
          </table:table-cell>
          <table:table-cell office:value-type="float" office:value="0.0443149" calcext:value-type="float">
            <text:p>0.0443149</text:p>
          </table:table-cell>
          <table:table-cell office:value-type="float" office:value="10" calcext:value-type="float">
            <text:p>10</text:p>
          </table:table-cell>
          <table:table-cell office:value-type="float" office:value="4.91466999053955" calcext:value-type="float">
            <text:p>4.91466999053955</text:p>
          </table:table-cell>
          <table:table-cell office:value-type="float" office:value="0.255069196224213" calcext:value-type="float">
            <text:p>0.255069196224213</text:p>
          </table:table-cell>
          <table:table-cell office:value-type="float" office:value="4.65960079431534" calcext:value-type="float">
            <text:p>4.65960079431534</text:p>
          </table:table-cell>
          <table:table-cell office:value-type="float" office:value="1.07747017741203" calcext:value-type="float">
            <text:p>1.07747017741203</text:p>
          </table:table-cell>
          <table:table-cell office:value-type="float" office:value="1.46574906074446" calcext:value-type="float">
            <text:p>1.46574906074446</text:p>
          </table:table-cell>
          <table:table-cell office:value-type="float" office:value="0.735346508026123" calcext:value-type="float">
            <text:p>0.735346508026123</text:p>
          </table:table-cell>
          <table:table-cell office:value-type="float" office:value="1.41959384679794" calcext:value-type="float">
            <text:p>1.41959384679794</text:p>
          </table:table-cell>
          <table:table-cell office:value-type="float" office:value="0.68424733877182" calcext:value-type="float">
            <text:p>0.68424733877182</text:p>
          </table:table-cell>
          <table:table-cell office:value-type="float" office:value="0.2550692" calcext:value-type="float">
            <text:p>0.2550692</text:p>
          </table:table-cell>
          <table:table-cell office:value-type="float" office:value="0.3164708" calcext:value-type="float">
            <text:p>0.3164708</text:p>
          </table:table-cell>
          <table:table-cell office:value-type="float" office:value="0.3610624" calcext:value-type="float">
            <text:p>0.3610624</text:p>
          </table:table-cell>
          <table:table-cell office:value-type="float" office:value="0.6273" calcext:value-type="float">
            <text:p>0.6273</text:p>
          </table:table-cell>
          <table:table-cell office:value-type="float" office:value="2.1168301" calcext:value-type="float">
            <text:p>2.1168301</text:p>
          </table:table-cell>
          <table:table-cell office:value-type="float" office:value="0.0004592" calcext:value-type="float">
            <text:p>0.0004592</text:p>
          </table:table-cell>
          <table:table-cell office:value-type="float" office:value="0.34481" calcext:value-type="float">
            <text:p>0.34481</text:p>
          </table:table-cell>
          <table:table-cell office:value-type="float" office:value="0.36695" calcext:value-type="float">
            <text:p>0.36695</text:p>
          </table:table-cell>
          <table:table-cell office:value-type="float" office:value="0.35834" calcext:value-type="float">
            <text:p>0.35834</text:p>
          </table:table-cell>
          <table:table-cell office:value-type="float" office:value="1.1131992" calcext:value-type="float">
            <text:p>1.1131992</text:p>
          </table:table-cell>
          <table:table-cell office:value-type="float" office:value="4.91467" calcext:value-type="float">
            <text:p>4.91467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60972" calcext:value-type="float">
            <text:p>0.6960972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239048" calcext:value-type="float">
            <text:p>0.0239048</text:p>
          </table:table-cell>
          <table:table-cell office:value-type="float" office:value="0.6960972" calcext:value-type="float">
            <text:p>0.6960972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301048" calcext:value-type="float">
            <text:p>0.0301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363048" calcext:value-type="float">
            <text:p>0.0363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543061" calcext:value-type="float">
            <text:p>0.2543061</text:p>
          </table:table-cell>
          <table:table-cell office:value-type="float" office:value="0.0425048" calcext:value-type="float">
            <text:p>0.0425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543061" calcext:value-type="float">
            <text:p>0.2543061</text:p>
          </table:table-cell>
          <table:table-cell office:value-type="float" office:value="0.0487048" calcext:value-type="float">
            <text:p>0.0487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543061" calcext:value-type="float">
            <text:p>0.2543061</text:p>
          </table:table-cell>
          <table:table-cell office:value-type="float" office:value="0.0549048" calcext:value-type="float">
            <text:p>0.0549048</text:p>
          </table:table-cell>
          <table:table-cell office:value-type="float" office:value="0.6960972" calcext:value-type="float">
            <text:p>0.6960972</text:p>
          </table:table-cell>
          <table:table-cell office:value-type="float" office:value="0.248106" calcext:value-type="float">
            <text:p>0.248106</text:p>
          </table:table-cell>
          <table:table-cell office:value-type="float" office:value="0.0239048" calcext:value-type="float">
            <text:p>0.0239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48106" calcext:value-type="float">
            <text:p>0.248106</text:p>
          </table:table-cell>
          <table:table-cell office:value-type="float" office:value="0.0301048" calcext:value-type="float">
            <text:p>0.0301048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248106" calcext:value-type="float">
            <text:p>0.248106</text:p>
          </table:table-cell>
          <table:table-cell office:value-type="float" office:value="0.0363048" calcext:value-type="float">
            <text:p>0.0363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481061" calcext:value-type="float">
            <text:p>0.2481061</text:p>
          </table:table-cell>
          <table:table-cell office:value-type="float" office:value="0.0425048" calcext:value-type="float">
            <text:p>0.0425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481061" calcext:value-type="float">
            <text:p>0.2481061</text:p>
          </table:table-cell>
          <table:table-cell office:value-type="float" office:value="0.0487048" calcext:value-type="float">
            <text:p>0.0487048</text:p>
          </table:table-cell>
          <table:table-cell office:value-type="float" office:value="0.6960974" calcext:value-type="float">
            <text:p>0.6960974</text:p>
          </table:table-cell>
          <table:table-cell office:value-type="float" office:value="0.2481061" calcext:value-type="float">
            <text:p>0.2481061</text:p>
          </table:table-cell>
          <table:table-cell office:value-type="float" office:value="0.0549048" calcext:value-type="float">
            <text:p>0.0549048</text:p>
          </table:table-cell>
        </table:table-row>
        <table:table-row table:style-name="ro1">
          <table:table-cell office:value-type="string" calcext:value-type="string">
            <text:p>z_rot_minus_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025-08-21 13:41:31</text:p>
          </table:table-cell>
          <table:table-cell office:value-type="float" office:value="-0.0008116" calcext:value-type="float">
            <text:p>-0.0008116</text:p>
          </table:table-cell>
          <table:table-cell office:value-type="float" office:value="0.691747" calcext:value-type="float">
            <text:p>0.691747</text:p>
          </table:table-cell>
          <table:table-cell office:value-type="float" office:value="0.6909354" calcext:value-type="float">
            <text:p>0.6909354</text:p>
          </table:table-cell>
          <table:table-cell office:value-type="float" office:value="0.2472921" calcext:value-type="float">
            <text:p>0.2472921</text:p>
          </table:table-cell>
          <table:table-cell office:value-type="float" office:value="0.0388553" calcext:value-type="float">
            <text:p>0.0388553</text:p>
          </table:table-cell>
          <table:table-cell office:value-type="float" office:value="10" calcext:value-type="float">
            <text:p>10</text:p>
          </table:table-cell>
          <table:table-cell office:value-type="float" office:value="0.939719974994659" calcext:value-type="float">
            <text:p>0.939719974994659</text:p>
          </table:table-cell>
          <table:table-cell office:value-type="float" office:value="0.189830005168915" calcext:value-type="float">
            <text:p>0.189830005168915</text:p>
          </table:table-cell>
          <table:table-cell office:value-type="float" office:value="0.749889969825745" calcext:value-type="float">
            <text:p>0.749889969825745</text:p>
          </table:table-cell>
          <table:table-cell office:value-type="float" office:value="0.358248154819012" calcext:value-type="float">
            <text:p>0.358248154819012</text:p>
          </table:table-cell>
          <table:table-cell office:value-type="float" office:value="0.216456754854132" calcext:value-type="float">
            <text:p>0.216456754854132</text:p>
          </table:table-cell>
          <table:table-cell office:value-type="float" office:value="0.26409247815609" calcext:value-type="float">
            <text:p>0.26409247815609</text:p>
          </table:table-cell>
          <table:table-cell office:value-type="float" office:value="0.452403831481934" calcext:value-type="float">
            <text:p>0.452403831481934</text:p>
          </table:table-cell>
          <table:table-cell office:value-type="float" office:value="0.188311353325844" calcext:value-type="float">
            <text:p>0.188311353325844</text:p>
          </table:table-cell>
          <table:table-cell office:value-type="float" office:value="0.2411292" calcext:value-type="float">
            <text:p>0.2411292</text:p>
          </table:table-cell>
          <table:table-cell office:value-type="float" office:value="0.2615308" calcext:value-type="float">
            <text:p>0.2615308</text:p>
          </table:table-cell>
          <table:table-cell office:value-type="float" office:value="0.2257624" calcext:value-type="float">
            <text:p>0.2257624</text:p>
          </table:table-cell>
          <table:table-cell office:value-type="float" office:value="0.18983" calcext:value-type="float">
            <text:p>0.18983</text:p>
          </table:table-cell>
          <table:table-cell office:value-type="float" office:value="0.40221" calcext:value-type="float">
            <text:p>0.40221</text:p>
          </table:table-cell>
          <table:table-cell office:value-type="float" office:value="-0.0028208" calcext:value-type="float">
            <text:p>-0.0028208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25133" calcext:value-type="float">
            <text:p>0.25133</text:p>
          </table:table-cell>
          <table:table-cell office:value-type="float" office:value="0.3842192" calcext:value-type="float">
            <text:p>0.3842192</text:p>
          </table:table-cell>
          <table:table-cell office:value-type="float" office:value="0.93972" calcext:value-type="float">
            <text:p>0.93972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0238994" calcext:value-type="float">
            <text:p>0.0238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300994" calcext:value-type="float">
            <text:p>0.0300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362994" calcext:value-type="float">
            <text:p>0.0362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424994" calcext:value-type="float">
            <text:p>0.0424994</text:p>
          </table:table-cell>
          <table:table-cell office:value-type="float" office:value="0.6948352" calcext:value-type="float">
            <text:p>0.6948352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486994" calcext:value-type="float">
            <text:p>0.0486994</text:p>
          </table:table-cell>
          <table:table-cell office:value-type="float" office:value="0.6948353" calcext:value-type="float">
            <text:p>0.6948353</text:p>
          </table:table-cell>
          <table:table-cell office:value-type="float" office:value="0.2469509" calcext:value-type="float">
            <text:p>0.2469509</text:p>
          </table:table-cell>
          <table:table-cell office:value-type="float" office:value="0.0548994" calcext:value-type="float">
            <text:p>0.0548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238994" calcext:value-type="float">
            <text:p>0.0238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300994" calcext:value-type="float">
            <text:p>0.0300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362994" calcext:value-type="float">
            <text:p>0.0362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424994" calcext:value-type="float">
            <text:p>0.0424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486994" calcext:value-type="float">
            <text:p>0.0486994</text:p>
          </table:table-cell>
          <table:table-cell office:value-type="float" office:value="0.6886588" calcext:value-type="float">
            <text:p>0.6886588</text:p>
          </table:table-cell>
          <table:table-cell office:value-type="float" office:value="0.2474913" calcext:value-type="float">
            <text:p>0.2474913</text:p>
          </table:table-cell>
          <table:table-cell office:value-type="float" office:value="0.0548994" calcext:value-type="float">
            <text:p>0.054899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8-21 13:41:43</text:p>
          </table:table-cell>
          <table:table-cell office:value-type="float" office:value="-0.0009596" calcext:value-type="float">
            <text:p>-0.0009596</text:p>
          </table:table-cell>
          <table:table-cell office:value-type="float" office:value="0.6914006" calcext:value-type="float">
            <text:p>0.6914006</text:p>
          </table:table-cell>
          <table:table-cell office:value-type="float" office:value="0.690441" calcext:value-type="float">
            <text:p>0.690441</text:p>
          </table:table-cell>
          <table:table-cell office:value-type="float" office:value="0.2474341" calcext:value-type="float">
            <text:p>0.2474341</text:p>
          </table:table-cell>
          <table:table-cell office:value-type="float" office:value="0.0387548" calcext:value-type="float">
            <text:p>0.0387548</text:p>
          </table:table-cell>
          <table:table-cell office:value-type="float" office:value="10" calcext:value-type="float">
            <text:p>10</text:p>
          </table:table-cell>
          <table:table-cell office:value-type="float" office:value="0.981130003929138" calcext:value-type="float">
            <text:p>0.981130003929138</text:p>
          </table:table-cell>
          <table:table-cell office:value-type="float" office:value="0.179580003023148" calcext:value-type="float">
            <text:p>0.179580003023148</text:p>
          </table:table-cell>
          <table:table-cell office:value-type="float" office:value="0.801550000905991" calcext:value-type="float">
            <text:p>0.801550000905991</text:p>
          </table:table-cell>
          <table:table-cell office:value-type="float" office:value="0.364234153926373" calcext:value-type="float">
            <text:p>0.364234153926373</text:p>
          </table:table-cell>
          <table:table-cell office:value-type="float" office:value="0.231099165146391" calcext:value-type="float">
            <text:p>0.231099165146391</text:p>
          </table:table-cell>
          <table:table-cell office:value-type="float" office:value="0.249742475152016" calcext:value-type="float">
            <text:p>0.249742475152016</text:p>
          </table:table-cell>
          <table:table-cell office:value-type="float" office:value="0.478725832700729" calcext:value-type="float">
            <text:p>0.478725832700729</text:p>
          </table:table-cell>
          <table:table-cell office:value-type="float" office:value="0.228983357548714" calcext:value-type="float">
            <text:p>0.228983357548714</text:p>
          </table:table-cell>
          <table:table-cell office:value-type="float" office:value="0.2312892" calcext:value-type="float">
            <text:p>0.2312892</text:p>
          </table:table-cell>
          <table:table-cell office:value-type="float" office:value="0.2639908" calcext:value-type="float">
            <text:p>0.2639908</text:p>
          </table:table-cell>
          <table:table-cell office:value-type="float" office:value="0.2114124" calcext:value-type="float">
            <text:p>0.2114124</text:p>
          </table:table-cell>
          <table:table-cell office:value-type="float" office:value="0.17958" calcext:value-type="float">
            <text:p>0.17958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38704" calcext:value-type="float">
            <text:p>0.38704</text:p>
          </table:table-cell>
          <table:table-cell office:value-type="float" office:value="0.34686" calcext:value-type="float">
            <text:p>0.34686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4194792" calcext:value-type="float">
            <text:p>0.4194792</text:p>
          </table:table-cell>
          <table:table-cell office:value-type="float" office:value="0.98113" calcext:value-type="float">
            <text:p>0.98113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239059" calcext:value-type="float">
            <text:p>0.0239059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301059" calcext:value-type="float">
            <text:p>0.0301059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363059" calcext:value-type="float">
            <text:p>0.0363059</text:p>
          </table:table-cell>
          <table:table-cell office:value-type="float" office:value="0.6944535" calcext:value-type="float">
            <text:p>0.6944535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425059" calcext:value-type="float">
            <text:p>0.042505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487059" calcext:value-type="float">
            <text:p>0.048705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6" calcext:value-type="float">
            <text:p>0.2467266</text:p>
          </table:table-cell>
          <table:table-cell office:value-type="float" office:value="0.0549059" calcext:value-type="float">
            <text:p>0.0549059</text:p>
          </table:table-cell>
          <table:table-cell office:value-type="float" office:value="0.6883476" calcext:value-type="float">
            <text:p>0.6883476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239059" calcext:value-type="float">
            <text:p>0.0239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301059" calcext:value-type="float">
            <text:p>0.0301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363059" calcext:value-type="float">
            <text:p>0.0363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425059" calcext:value-type="float">
            <text:p>0.0425059</text:p>
          </table:table-cell>
          <table:table-cell office:value-type="float" office:value="0.6883477" calcext:value-type="float">
            <text:p>0.6883477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487059" calcext:value-type="float">
            <text:p>0.048705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32" calcext:value-type="float">
            <text:p>0.2478032</text:p>
          </table:table-cell>
          <table:table-cell office:value-type="float" office:value="0.0549059" calcext:value-type="float">
            <text:p>0.0549059</text:p>
          </table:table-cell>
        </table:table-row>
        <table:table-row table:style-name="ro1">
          <table:table-cell office:value-type="string" calcext:value-type="string">
            <text:p>z_rot_minus_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2025-08-21 13:41:56</text:p>
          </table:table-cell>
          <table:table-cell office:value-type="float" office:value="-0.0010468" calcext:value-type="float">
            <text:p>-0.0010468</text:p>
          </table:table-cell>
          <table:table-cell office:value-type="float" office:value="0.6910581" calcext:value-type="float">
            <text:p>0.6910581</text:p>
          </table:table-cell>
          <table:table-cell office:value-type="float" office:value="0.6900114" calcext:value-type="float">
            <text:p>0.6900114</text:p>
          </table:table-cell>
          <table:table-cell office:value-type="float" office:value="0.2476217" calcext:value-type="float">
            <text:p>0.2476217</text:p>
          </table:table-cell>
          <table:table-cell office:value-type="float" office:value="0.0385866" calcext:value-type="float">
            <text:p>0.0385866</text:p>
          </table:table-cell>
          <table:table-cell office:value-type="float" office:value="10" calcext:value-type="float">
            <text:p>10</text:p>
          </table:table-cell>
          <table:table-cell office:value-type="float" office:value="1.0200799703598" calcext:value-type="float">
            <text:p>1.0200799703598</text:p>
          </table:table-cell>
          <table:table-cell office:value-type="float" office:value="0.163589999079704" calcext:value-type="float">
            <text:p>0.163589999079704</text:p>
          </table:table-cell>
          <table:table-cell office:value-type="float" office:value="0.856489971280098" calcext:value-type="float">
            <text:p>0.856489971280098</text:p>
          </table:table-cell>
          <table:table-cell office:value-type="float" office:value="0.3665711581707" calcext:value-type="float">
            <text:p>0.3665711581707</text:p>
          </table:table-cell>
          <table:table-cell office:value-type="float" office:value="0.245152138863664" calcext:value-type="float">
            <text:p>0.245152138863664</text:p>
          </table:table-cell>
          <table:table-cell office:value-type="float" office:value="0.23842648267746" calcext:value-type="float">
            <text:p>0.23842648267746</text:p>
          </table:table-cell>
          <table:table-cell office:value-type="float" office:value="0.49471583366394" calcext:value-type="float">
            <text:p>0.49471583366394</text:p>
          </table:table-cell>
          <table:table-cell office:value-type="float" office:value="0.256289350986481" calcext:value-type="float">
            <text:p>0.256289350986481</text:p>
          </table:table-cell>
          <table:table-cell office:value-type="float" office:value="0.2435892" calcext:value-type="float">
            <text:p>0.2435892</text:p>
          </table:table-cell>
          <table:table-cell office:value-type="float" office:value="0.2619408" calcext:value-type="float">
            <text:p>0.2619408</text:p>
          </table:table-cell>
          <table:table-cell office:value-type="float" office:value="0.2028024" calcext:value-type="float">
            <text:p>0.2028024</text:p>
          </table:table-cell>
          <table:table-cell office:value-type="float" office:value="0.16359" calcext:value-type="float">
            <text:p>0.16359</text:p>
          </table:table-cell>
          <table:table-cell office:value-type="float" office:value="0.32021" calcext:value-type="float">
            <text:p>0.32021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40959" calcext:value-type="float">
            <text:p>0.40959</text:p>
          </table:table-cell>
          <table:table-cell office:value-type="float" office:value="0.35465" calcext:value-type="float">
            <text:p>0.35465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4301392" calcext:value-type="float">
            <text:p>0.4301392</text:p>
          </table:table-cell>
          <table:table-cell office:value-type="float" office:value="1.02008" calcext:value-type="float">
            <text:p>1.02008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9" calcext:value-type="float">
            <text:p>0.2465389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9" calcext:value-type="float">
            <text:p>0.2465389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940525" calcext:value-type="float">
            <text:p>0.6940525</text:p>
          </table:table-cell>
          <table:table-cell office:value-type="float" office:value="0.2465388" calcext:value-type="float">
            <text:p>0.2465388</text:p>
          </table:table-cell>
          <table:table-cell office:value-type="float" office:value="0.0549009" calcext:value-type="float">
            <text:p>0.0549009</text:p>
          </table:table-cell>
          <table:table-cell office:value-type="float" office:value="0.6880637" calcext:value-type="float">
            <text:p>0.6880637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239009" calcext:value-type="float">
            <text:p>0.0239009</text:p>
          </table:table-cell>
          <table:table-cell office:value-type="float" office:value="0.6880637" calcext:value-type="float">
            <text:p>0.6880637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301009" calcext:value-type="float">
            <text:p>0.0301009</text:p>
          </table:table-cell>
          <table:table-cell office:value-type="float" office:value="0.6880637" calcext:value-type="float">
            <text:p>0.6880637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363009" calcext:value-type="float">
            <text:p>0.0363009</text:p>
          </table:table-cell>
          <table:table-cell office:value-type="float" office:value="0.6880638" calcext:value-type="float">
            <text:p>0.6880638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425009" calcext:value-type="float">
            <text:p>0.0425009</text:p>
          </table:table-cell>
          <table:table-cell office:value-type="float" office:value="0.6880638" calcext:value-type="float">
            <text:p>0.6880638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487009" calcext:value-type="float">
            <text:p>0.0487009</text:p>
          </table:table-cell>
          <table:table-cell office:value-type="float" office:value="0.6880638" calcext:value-type="float">
            <text:p>0.6880638</text:p>
          </table:table-cell>
          <table:table-cell office:value-type="float" office:value="0.2481435" calcext:value-type="float">
            <text:p>0.2481435</text:p>
          </table:table-cell>
          <table:table-cell office:value-type="float" office:value="0.0549009" calcext:value-type="float">
            <text:p>0.054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8-21 13:42:09</text:p>
          </table:table-cell>
          <table:table-cell office:value-type="float" office:value="-0.0010689" calcext:value-type="float">
            <text:p>-0.0010689</text:p>
          </table:table-cell>
          <table:table-cell office:value-type="float" office:value="0.6907226" calcext:value-type="float">
            <text:p>0.6907226</text:p>
          </table:table-cell>
          <table:table-cell office:value-type="float" office:value="0.6896537" calcext:value-type="float">
            <text:p>0.6896537</text:p>
          </table:table-cell>
          <table:table-cell office:value-type="float" office:value="0.2478332" calcext:value-type="float">
            <text:p>0.2478332</text:p>
          </table:table-cell>
          <table:table-cell office:value-type="float" office:value="0.0383466" calcext:value-type="float">
            <text:p>0.0383466</text:p>
          </table:table-cell>
          <table:table-cell office:value-type="float" office:value="10" calcext:value-type="float">
            <text:p>10</text:p>
          </table:table-cell>
          <table:table-cell office:value-type="float" office:value="1.0393500328064" calcext:value-type="float">
            <text:p>1.0393500328064</text:p>
          </table:table-cell>
          <table:table-cell office:value-type="float" office:value="0.157849997282028" calcext:value-type="float">
            <text:p>0.157849997282028</text:p>
          </table:table-cell>
          <table:table-cell office:value-type="float" office:value="0.881500035524368" calcext:value-type="float">
            <text:p>0.881500035524368</text:p>
          </table:table-cell>
          <table:table-cell office:value-type="float" office:value="0.369113163650036" calcext:value-type="float">
            <text:p>0.369113163650036</text:p>
          </table:table-cell>
          <table:table-cell office:value-type="float" office:value="0.252749128448947" calcext:value-type="float">
            <text:p>0.252749128448947</text:p>
          </table:table-cell>
          <table:table-cell office:value-type="float" office:value="0.233670482039452" calcext:value-type="float">
            <text:p>0.233670482039452</text:p>
          </table:table-cell>
          <table:table-cell office:value-type="float" office:value="0.50455584526062" calcext:value-type="float">
            <text:p>0.50455584526062</text:p>
          </table:table-cell>
          <table:table-cell office:value-type="float" office:value="0.270885363221169" calcext:value-type="float">
            <text:p>0.270885363221169</text:p>
          </table:table-cell>
          <table:table-cell office:value-type="float" office:value="0.2677792" calcext:value-type="float">
            <text:p>0.2677792</text:p>
          </table:table-cell>
          <table:table-cell office:value-type="float" office:value="0.2570208" calcext:value-type="float">
            <text:p>0.2570208</text:p>
          </table:table-cell>
          <table:table-cell office:value-type="float" office:value="0.1991124" calcext:value-type="float">
            <text:p>0.1991124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28659" calcext:value-type="float">
            <text:p>0.28659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43419" calcext:value-type="float">
            <text:p>0.43419</text:p>
          </table:table-cell>
          <table:table-cell office:value-type="float" office:value="0.36572" calcext:value-type="float">
            <text:p>0.36572</text:p>
          </table:table-cell>
          <table:table-cell office:value-type="float" office:value="0.2501" calcext:value-type="float">
            <text:p>0.2501</text:p>
          </table:table-cell>
          <table:table-cell office:value-type="float" office:value="0.4334192" calcext:value-type="float">
            <text:p>0.4334192</text:p>
          </table:table-cell>
          <table:table-cell office:value-type="float" office:value="1.03935" calcext:value-type="float">
            <text:p>1.03935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8" calcext:value-type="float">
            <text:p>0.2463838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9" calcext:value-type="float">
            <text:p>0.2463839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936357" calcext:value-type="float">
            <text:p>0.6936357</text:p>
          </table:table-cell>
          <table:table-cell office:value-type="float" office:value="0.2463839" calcext:value-type="float">
            <text:p>0.2463839</text:p>
          </table:table-cell>
          <table:table-cell office:value-type="float" office:value="0.0549033" calcext:value-type="float">
            <text:p>0.0549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3" calcext:value-type="float">
            <text:p>0.2485043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3" calcext:value-type="float">
            <text:p>0.2485043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878096" calcext:value-type="float">
            <text:p>0.6878096</text:p>
          </table:table-cell>
          <table:table-cell office:value-type="float" office:value="0.2485044" calcext:value-type="float">
            <text:p>0.2485044</text:p>
          </table:table-cell>
          <table:table-cell office:value-type="float" office:value="0.0549033" calcext:value-type="float">
            <text:p>0.0549033</text:p>
          </table:table-cell>
        </table:table-row>
        <table:table-row table:style-name="ro1">
          <table:table-cell office:value-type="string" calcext:value-type="string">
            <text:p>z_rot_minus_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2025-08-21 13:42:22</text:p>
          </table:table-cell>
          <table:table-cell office:value-type="float" office:value="-0.0011447" calcext:value-type="float">
            <text:p>-0.0011447</text:p>
          </table:table-cell>
          <table:table-cell office:value-type="float" office:value="0.6904095" calcext:value-type="float">
            <text:p>0.6904095</text:p>
          </table:table-cell>
          <table:table-cell office:value-type="float" office:value="0.6892648" calcext:value-type="float">
            <text:p>0.6892648</text:p>
          </table:table-cell>
          <table:table-cell office:value-type="float" office:value="0.2481143" calcext:value-type="float">
            <text:p>0.2481143</text:p>
          </table:table-cell>
          <table:table-cell office:value-type="float" office:value="0.0381923" calcext:value-type="float">
            <text:p>0.0381923</text:p>
          </table:table-cell>
          <table:table-cell office:value-type="float" office:value="10" calcext:value-type="float">
            <text:p>10</text:p>
          </table:table-cell>
          <table:table-cell office:value-type="float" office:value="1.05123996734619" calcext:value-type="float">
            <text:p>1.05123996734619</text:p>
          </table:table-cell>
          <table:table-cell office:value-type="float" office:value="0.143910005688667" calcext:value-type="float">
            <text:p>0.143910005688667</text:p>
          </table:table-cell>
          <table:table-cell office:value-type="float" office:value="0.907329961657524" calcext:value-type="float">
            <text:p>0.907329961657524</text:p>
          </table:table-cell>
          <table:table-cell office:value-type="float" office:value="0.366940157115459" calcext:value-type="float">
            <text:p>0.366940157115459</text:p>
          </table:table-cell>
          <table:table-cell office:value-type="float" office:value="0.261880259052759" calcext:value-type="float">
            <text:p>0.261880259052759</text:p>
          </table:table-cell>
          <table:table-cell office:value-type="float" office:value="0.217434480786324" calcext:value-type="float">
            <text:p>0.217434480786324</text:p>
          </table:table-cell>
          <table:table-cell office:value-type="float" office:value="0.516445833444595" calcext:value-type="float">
            <text:p>0.516445833444595</text:p>
          </table:table-cell>
          <table:table-cell office:value-type="float" office:value="0.299011352658272" calcext:value-type="float">
            <text:p>0.299011352658272</text:p>
          </table:table-cell>
          <table:table-cell office:value-type="float" office:value="0.2591692" calcext:value-type="float">
            <text:p>0.2591692</text:p>
          </table:table-cell>
          <table:table-cell office:value-type="float" office:value="0.2541508" calcext:value-type="float">
            <text:p>0.2541508</text:p>
          </table:table-cell>
          <table:table-cell office:value-type="float" office:value="0.1929624" calcext:value-type="float">
            <text:p>0.1929624</text:p>
          </table:table-cell>
          <table:table-cell office:value-type="float" office:value="0.14391" calcext:value-type="float">
            <text:p>0.14391</text:p>
          </table:table-cell>
          <table:table-cell office:value-type="float" office:value="0.23698" calcext:value-type="float">
            <text:p>0.23698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45346" calcext:value-type="float">
            <text:p>0.45346</text:p>
          </table:table-cell>
          <table:table-cell office:value-type="float" office:value="0.37474" calcext:value-type="float">
            <text:p>0.37474</text:p>
          </table:table-cell>
          <table:table-cell office:value-type="float" office:value="0.25215" calcext:value-type="float">
            <text:p>0.25215</text:p>
          </table:table-cell>
          <table:table-cell office:value-type="float" office:value="0.4506392" calcext:value-type="float">
            <text:p>0.4506392</text:p>
          </table:table-cell>
          <table:table-cell office:value-type="float" office:value="1.05124" calcext:value-type="float">
            <text:p>1.05124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6932191" calcext:value-type="float">
            <text:p>0.6932191</text:p>
          </table:table-cell>
          <table:table-cell office:value-type="float" office:value="0.2462703" calcext:value-type="float">
            <text:p>0.2462703</text:p>
          </table:table-cell>
          <table:table-cell office:value-type="float" office:value="0.0239053" calcext:value-type="float">
            <text:p>0.0239053</text:p>
          </table:table-cell>
          <table:table-cell office:value-type="float" office:value="0.6932191" calcext:value-type="float">
            <text:p>0.6932191</text:p>
          </table:table-cell>
          <table:table-cell office:value-type="float" office:value="0.2462703" calcext:value-type="float">
            <text:p>0.2462703</text:p>
          </table:table-cell>
          <table:table-cell office:value-type="float" office:value="0.0301053" calcext:value-type="float">
            <text:p>0.0301053</text:p>
          </table:table-cell>
          <table:table-cell office:value-type="float" office:value="0.693219" calcext:value-type="float">
            <text:p>0.693219</text:p>
          </table:table-cell>
          <table:table-cell office:value-type="float" office:value="0.2462704" calcext:value-type="float">
            <text:p>0.2462704</text:p>
          </table:table-cell>
          <table:table-cell office:value-type="float" office:value="0.0363053" calcext:value-type="float">
            <text:p>0.0363053</text:p>
          </table:table-cell>
          <table:table-cell office:value-type="float" office:value="0.693219" calcext:value-type="float">
            <text:p>0.693219</text:p>
          </table:table-cell>
          <table:table-cell office:value-type="float" office:value="0.2462704" calcext:value-type="float">
            <text:p>0.2462704</text:p>
          </table:table-cell>
          <table:table-cell office:value-type="float" office:value="0.0425053" calcext:value-type="float">
            <text:p>0.0425053</text:p>
          </table:table-cell>
          <table:table-cell office:value-type="float" office:value="0.6932189" calcext:value-type="float">
            <text:p>0.6932189</text:p>
          </table:table-cell>
          <table:table-cell office:value-type="float" office:value="0.2462705" calcext:value-type="float">
            <text:p>0.2462705</text:p>
          </table:table-cell>
          <table:table-cell office:value-type="float" office:value="0.0487053" calcext:value-type="float">
            <text:p>0.0487053</text:p>
          </table:table-cell>
          <table:table-cell office:value-type="float" office:value="0.6932189" calcext:value-type="float">
            <text:p>0.6932189</text:p>
          </table:table-cell>
          <table:table-cell office:value-type="float" office:value="0.2462705" calcext:value-type="float">
            <text:p>0.2462705</text:p>
          </table:table-cell>
          <table:table-cell office:value-type="float" office:value="0.0549053" calcext:value-type="float">
            <text:p>0.0549053</text:p>
          </table:table-cell>
          <table:table-cell office:value-type="float" office:value="0.6876001" calcext:value-type="float">
            <text:p>0.6876001</text:p>
          </table:table-cell>
          <table:table-cell office:value-type="float" office:value="0.2488905" calcext:value-type="float">
            <text:p>0.2488905</text:p>
          </table:table-cell>
          <table:table-cell office:value-type="float" office:value="0.0239052" calcext:value-type="float">
            <text:p>0.0239052</text:p>
          </table:table-cell>
          <table:table-cell office:value-type="float" office:value="0.6876" calcext:value-type="float">
            <text:p>0.6876</text:p>
          </table:table-cell>
          <table:table-cell office:value-type="float" office:value="0.2488906" calcext:value-type="float">
            <text:p>0.2488906</text:p>
          </table:table-cell>
          <table:table-cell office:value-type="float" office:value="0.0301052" calcext:value-type="float">
            <text:p>0.0301052</text:p>
          </table:table-cell>
          <table:table-cell office:value-type="float" office:value="0.6875999" calcext:value-type="float">
            <text:p>0.6875999</text:p>
          </table:table-cell>
          <table:table-cell office:value-type="float" office:value="0.2488906" calcext:value-type="float">
            <text:p>0.2488906</text:p>
          </table:table-cell>
          <table:table-cell office:value-type="float" office:value="0.0363052" calcext:value-type="float">
            <text:p>0.0363052</text:p>
          </table:table-cell>
          <table:table-cell office:value-type="float" office:value="0.6875999" calcext:value-type="float">
            <text:p>0.6875999</text:p>
          </table:table-cell>
          <table:table-cell office:value-type="float" office:value="0.2488907" calcext:value-type="float">
            <text:p>0.2488907</text:p>
          </table:table-cell>
          <table:table-cell office:value-type="float" office:value="0.0425052" calcext:value-type="float">
            <text:p>0.0425052</text:p>
          </table:table-cell>
          <table:table-cell office:value-type="float" office:value="0.6875998" calcext:value-type="float">
            <text:p>0.6875998</text:p>
          </table:table-cell>
          <table:table-cell office:value-type="float" office:value="0.2488907" calcext:value-type="float">
            <text:p>0.2488907</text:p>
          </table:table-cell>
          <table:table-cell office:value-type="float" office:value="0.0487052" calcext:value-type="float">
            <text:p>0.0487052</text:p>
          </table:table-cell>
          <table:table-cell office:value-type="float" office:value="0.6875998" calcext:value-type="float">
            <text:p>0.6875998</text:p>
          </table:table-cell>
          <table:table-cell office:value-type="float" office:value="0.2488908" calcext:value-type="float">
            <text:p>0.2488908</text:p>
          </table:table-cell>
          <table:table-cell office:value-type="float" office:value="0.0549052" calcext:value-type="float">
            <text:p>0.0549052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8-21 13:42:34</text:p>
          </table:table-cell>
          <table:table-cell office:value-type="float" office:value="-0.0013509" calcext:value-type="float">
            <text:p>-0.0013509</text:p>
          </table:table-cell>
          <table:table-cell office:value-type="float" office:value="0.6901002" calcext:value-type="float">
            <text:p>0.6901002</text:p>
          </table:table-cell>
          <table:table-cell office:value-type="float" office:value="0.6887492" calcext:value-type="float">
            <text:p>0.6887492</text:p>
          </table:table-cell>
          <table:table-cell office:value-type="float" office:value="0.2485197" calcext:value-type="float">
            <text:p>0.2485197</text:p>
          </table:table-cell>
          <table:table-cell office:value-type="float" office:value="0.0383634" calcext:value-type="float">
            <text:p>0.0383634</text:p>
          </table:table-cell>
          <table:table-cell office:value-type="float" office:value="10" calcext:value-type="float">
            <text:p>10</text:p>
          </table:table-cell>
          <table:table-cell office:value-type="float" office:value="1.13487994670868" calcext:value-type="float">
            <text:p>1.13487994670868</text:p>
          </table:table-cell>
          <table:table-cell office:value-type="float" office:value="0.123819999396801" calcext:value-type="float">
            <text:p>0.123819999396801</text:p>
          </table:table-cell>
          <table:table-cell office:value-type="float" office:value="1.01105994731188" calcext:value-type="float">
            <text:p>1.01105994731188</text:p>
          </table:table-cell>
          <table:table-cell office:value-type="float" office:value="0.366038156300783" calcext:value-type="float">
            <text:p>0.366038156300783</text:p>
          </table:table-cell>
          <table:table-cell office:value-type="float" office:value="0.299511788092384" calcext:value-type="float">
            <text:p>0.299511788092384</text:p>
          </table:table-cell>
          <table:table-cell office:value-type="float" office:value="0.181846477091312" calcext:value-type="float">
            <text:p>0.181846477091312</text:p>
          </table:table-cell>
          <table:table-cell office:value-type="float" office:value="0.550229835510254" calcext:value-type="float">
            <text:p>0.550229835510254</text:p>
          </table:table-cell>
          <table:table-cell office:value-type="float" office:value="0.368383358418942" calcext:value-type="float">
            <text:p>0.368383358418942</text:p>
          </table:table-cell>
          <table:table-cell office:value-type="float" office:value="0.2280092" calcext:value-type="float">
            <text:p>0.2280092</text:p>
          </table:table-cell>
          <table:table-cell office:value-type="float" office:value="0.2266808" calcext:value-type="float">
            <text:p>0.2266808</text:p>
          </table:table-cell>
          <table:table-cell office:value-type="float" office:value="0.1720524" calcext:value-type="float">
            <text:p>0.1720524</text:p>
          </table:table-cell>
          <table:table-cell office:value-type="float" office:value="0.12382" calcext:value-type="float">
            <text:p>0.12382</text:p>
          </table:table-cell>
          <table:table-cell office:value-type="float" office:value="0.15867" calcext:value-type="float">
            <text:p>0.15867</text:p>
          </table:table-cell>
          <table:table-cell office:value-type="float" office:value="-0.0085608" calcext:value-type="float">
            <text:p>-0.0085608</text:p>
          </table:table-cell>
          <table:table-cell office:value-type="float" office:value="0.46207" calcext:value-type="float">
            <text:p>0.46207</text:p>
          </table:table-cell>
          <table:table-cell office:value-type="float" office:value="0.38786" calcext:value-type="float">
            <text:p>0.38786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5018892" calcext:value-type="float">
            <text:p>0.5018892</text:p>
          </table:table-cell>
          <table:table-cell office:value-type="float" office:value="1.1348799" calcext:value-type="float">
            <text:p>1.1348799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6927849" calcext:value-type="float">
            <text:p>0.6927849</text:p>
          </table:table-cell>
          <table:table-cell office:value-type="float" office:value="0.2461898" calcext:value-type="float">
            <text:p>0.2461898</text:p>
          </table:table-cell>
          <table:table-cell office:value-type="float" office:value="0.0239002" calcext:value-type="float">
            <text:p>0.0239002</text:p>
          </table:table-cell>
          <table:table-cell office:value-type="float" office:value="0.6927848" calcext:value-type="float">
            <text:p>0.6927848</text:p>
          </table:table-cell>
          <table:table-cell office:value-type="float" office:value="0.2461897" calcext:value-type="float">
            <text:p>0.2461897</text:p>
          </table:table-cell>
          <table:table-cell office:value-type="float" office:value="0.0301002" calcext:value-type="float">
            <text:p>0.0301002</text:p>
          </table:table-cell>
          <table:table-cell office:value-type="float" office:value="0.6927848" calcext:value-type="float">
            <text:p>0.6927848</text:p>
          </table:table-cell>
          <table:table-cell office:value-type="float" office:value="0.2461897" calcext:value-type="float">
            <text:p>0.2461897</text:p>
          </table:table-cell>
          <table:table-cell office:value-type="float" office:value="0.0363002" calcext:value-type="float">
            <text:p>0.0363002</text:p>
          </table:table-cell>
          <table:table-cell office:value-type="float" office:value="0.6927848" calcext:value-type="float">
            <text:p>0.6927848</text:p>
          </table:table-cell>
          <table:table-cell office:value-type="float" office:value="0.2461896" calcext:value-type="float">
            <text:p>0.2461896</text:p>
          </table:table-cell>
          <table:table-cell office:value-type="float" office:value="0.0425002" calcext:value-type="float">
            <text:p>0.0425002</text:p>
          </table:table-cell>
          <table:table-cell office:value-type="float" office:value="0.6927847" calcext:value-type="float">
            <text:p>0.6927847</text:p>
          </table:table-cell>
          <table:table-cell office:value-type="float" office:value="0.2461896" calcext:value-type="float">
            <text:p>0.2461896</text:p>
          </table:table-cell>
          <table:table-cell office:value-type="float" office:value="0.0487002" calcext:value-type="float">
            <text:p>0.0487002</text:p>
          </table:table-cell>
          <table:table-cell office:value-type="float" office:value="0.6927847" calcext:value-type="float">
            <text:p>0.6927847</text:p>
          </table:table-cell>
          <table:table-cell office:value-type="float" office:value="0.2461895" calcext:value-type="float">
            <text:p>0.2461895</text:p>
          </table:table-cell>
          <table:table-cell office:value-type="float" office:value="0.0549002" calcext:value-type="float">
            <text:p>0.0549002</text:p>
          </table:table-cell>
          <table:table-cell office:value-type="float" office:value="0.6874156" calcext:value-type="float">
            <text:p>0.6874156</text:p>
          </table:table-cell>
          <table:table-cell office:value-type="float" office:value="0.2492898" calcext:value-type="float">
            <text:p>0.2492898</text:p>
          </table:table-cell>
          <table:table-cell office:value-type="float" office:value="0.0239002" calcext:value-type="float">
            <text:p>0.0239002</text:p>
          </table:table-cell>
          <table:table-cell office:value-type="float" office:value="0.6874155" calcext:value-type="float">
            <text:p>0.6874155</text:p>
          </table:table-cell>
          <table:table-cell office:value-type="float" office:value="0.2492898" calcext:value-type="float">
            <text:p>0.2492898</text:p>
          </table:table-cell>
          <table:table-cell office:value-type="float" office:value="0.0301002" calcext:value-type="float">
            <text:p>0.0301002</text:p>
          </table:table-cell>
          <table:table-cell office:value-type="float" office:value="0.6874155" calcext:value-type="float">
            <text:p>0.6874155</text:p>
          </table:table-cell>
          <table:table-cell office:value-type="float" office:value="0.2492897" calcext:value-type="float">
            <text:p>0.2492897</text:p>
          </table:table-cell>
          <table:table-cell office:value-type="float" office:value="0.0363002" calcext:value-type="float">
            <text:p>0.0363002</text:p>
          </table:table-cell>
          <table:table-cell office:value-type="float" office:value="0.6874155" calcext:value-type="float">
            <text:p>0.6874155</text:p>
          </table:table-cell>
          <table:table-cell office:value-type="float" office:value="0.2492897" calcext:value-type="float">
            <text:p>0.2492897</text:p>
          </table:table-cell>
          <table:table-cell office:value-type="float" office:value="0.0425002" calcext:value-type="float">
            <text:p>0.0425002</text:p>
          </table:table-cell>
          <table:table-cell office:value-type="float" office:value="0.6874154" calcext:value-type="float">
            <text:p>0.6874154</text:p>
          </table:table-cell>
          <table:table-cell office:value-type="float" office:value="0.2492896" calcext:value-type="float">
            <text:p>0.2492896</text:p>
          </table:table-cell>
          <table:table-cell office:value-type="float" office:value="0.0487002" calcext:value-type="float">
            <text:p>0.0487002</text:p>
          </table:table-cell>
          <table:table-cell office:value-type="float" office:value="0.6874154" calcext:value-type="float">
            <text:p>0.6874154</text:p>
          </table:table-cell>
          <table:table-cell office:value-type="float" office:value="0.2492896" calcext:value-type="float">
            <text:p>0.2492896</text:p>
          </table:table-cell>
          <table:table-cell office:value-type="float" office:value="0.0549002" calcext:value-type="float">
            <text:p>0.0549002</text:p>
          </table:table-cell>
        </table:table-row>
        <table:table-row table:style-name="ro1">
          <table:table-cell office:value-type="string" calcext:value-type="string">
            <text:p>z_rot_minus_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2025-08-21 13:42:47</text:p>
          </table:table-cell>
          <table:table-cell office:value-type="float" office:value="-0.0015514" calcext:value-type="float">
            <text:p>-0.0015514</text:p>
          </table:table-cell>
          <table:table-cell office:value-type="float" office:value="0.6898074" calcext:value-type="float">
            <text:p>0.6898074</text:p>
          </table:table-cell>
          <table:table-cell office:value-type="float" office:value="0.688256" calcext:value-type="float">
            <text:p>0.688256</text:p>
          </table:table-cell>
          <table:table-cell office:value-type="float" office:value="0.2490145" calcext:value-type="float">
            <text:p>0.2490145</text:p>
          </table:table-cell>
          <table:table-cell office:value-type="float" office:value="0.0381939" calcext:value-type="float">
            <text:p>0.0381939</text:p>
          </table:table-cell>
          <table:table-cell office:value-type="float" office:value="9" calcext:value-type="float">
            <text:p>9</text:p>
          </table:table-cell>
          <table:table-cell office:value-type="float" office:value="1.14061999320984" calcext:value-type="float">
            <text:p>1.14061999320984</text:p>
          </table:table-cell>
          <table:table-cell office:value-type="float" office:value="0.097170002758503" calcext:value-type="float">
            <text:p>0.097170002758503</text:p>
          </table:table-cell>
          <table:table-cell office:value-type="float" office:value="1.04344999045134" calcext:value-type="float">
            <text:p>1.04344999045134</text:p>
          </table:table-cell>
          <table:table-cell office:value-type="float" office:value="0.348326156288385" calcext:value-type="float">
            <text:p>0.348326156288385</text:p>
          </table:table-cell>
          <table:table-cell office:value-type="float" office:value="0.312333110650888" calcext:value-type="float">
            <text:p>0.312333110650888</text:p>
          </table:table-cell>
          <table:table-cell office:value-type="float" office:value="0.151178480684757" calcext:value-type="float">
            <text:p>0.151178480684757</text:p>
          </table:table-cell>
          <table:table-cell office:value-type="float" office:value="0.545473831892014" calcext:value-type="float">
            <text:p>0.545473831892014</text:p>
          </table:table-cell>
          <table:table-cell office:value-type="float" office:value="0.394295351207256" calcext:value-type="float">
            <text:p>0.394295351207256</text:p>
          </table:table-cell>
          <table:table-cell office:value-type="float" office:value="0.2013592" calcext:value-type="float">
            <text:p>0.2013592</text:p>
          </table:table-cell>
          <table:table-cell office:value-type="float" office:value="0.1996208" calcext:value-type="float">
            <text:p>0.1996208</text:p>
          </table:table-cell>
          <table:table-cell office:value-type="float" office:value="0.1523724" calcext:value-type="float">
            <text:p>0.1523724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9717" calcext:value-type="float">
            <text:p>0.09717</text:p>
          </table:table-cell>
          <table:table-cell office:value-type="float" office:value="-0.0081508" calcext:value-type="float">
            <text:p>-0.0081508</text:p>
          </table:table-cell>
          <table:table-cell office:value-type="float" office:value="0.44444" calcext:value-type="float">
            <text:p>0.44444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25379" calcext:value-type="float">
            <text:p>0.25379</text:p>
          </table:table-cell>
          <table:table-cell office:value-type="float" office:value="0.5129592" calcext:value-type="float">
            <text:p>0.5129592</text:p>
          </table:table-cell>
          <table:table-cell office:value-type="float" office:value="1.14062" calcext:value-type="float">
            <text:p>1.14062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239028" calcext:value-type="float">
            <text:p>0.0239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301028" calcext:value-type="float">
            <text:p>0.0301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363028" calcext:value-type="float">
            <text:p>0.0363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425028" calcext:value-type="float">
            <text:p>0.0425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1" calcext:value-type="float">
            <text:p>0.2461501</text:p>
          </table:table-cell>
          <table:table-cell office:value-type="float" office:value="0.0487028" calcext:value-type="float">
            <text:p>0.0487028</text:p>
          </table:table-cell>
          <table:table-cell office:value-type="float" office:value="0.6923468" calcext:value-type="float">
            <text:p>0.6923468</text:p>
          </table:table-cell>
          <table:table-cell office:value-type="float" office:value="0.2461502" calcext:value-type="float">
            <text:p>0.2461502</text:p>
          </table:table-cell>
          <table:table-cell office:value-type="float" office:value="0.0549028" calcext:value-type="float">
            <text:p>0.0549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2" calcext:value-type="float">
            <text:p>0.2497062</text:p>
          </table:table-cell>
          <table:table-cell office:value-type="float" office:value="0.0239028" calcext:value-type="float">
            <text:p>0.0239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301028" calcext:value-type="float">
            <text:p>0.0301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363028" calcext:value-type="float">
            <text:p>0.0363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425028" calcext:value-type="float">
            <text:p>0.0425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3" calcext:value-type="float">
            <text:p>0.2497063</text:p>
          </table:table-cell>
          <table:table-cell office:value-type="float" office:value="0.0487028" calcext:value-type="float">
            <text:p>0.0487028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0.2497064" calcext:value-type="float">
            <text:p>0.2497064</text:p>
          </table:table-cell>
          <table:table-cell office:value-type="float" office:value="0.0549028" calcext:value-type="float">
            <text:p>0.054902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8-21 13:43:00</text:p>
          </table:table-cell>
          <table:table-cell office:value-type="float" office:value="-0.0016288" calcext:value-type="float">
            <text:p>-0.0016288</text:p>
          </table:table-cell>
          <table:table-cell office:value-type="float" office:value="0.6895279" calcext:value-type="float">
            <text:p>0.6895279</text:p>
          </table:table-cell>
          <table:table-cell office:value-type="float" office:value="0.6878991" calcext:value-type="float">
            <text:p>0.6878991</text:p>
          </table:table-cell>
          <table:table-cell office:value-type="float" office:value="0.2495068" calcext:value-type="float">
            <text:p>0.2495068</text:p>
          </table:table-cell>
          <table:table-cell office:value-type="float" office:value="0.0382441" calcext:value-type="float">
            <text:p>0.0382441</text:p>
          </table:table-cell>
          <table:table-cell office:value-type="float" office:value="8" calcext:value-type="float">
            <text:p>8</text:p>
          </table:table-cell>
          <table:table-cell office:value-type="float" office:value="1.15086996555328" calcext:value-type="float">
            <text:p>1.15086996555328</text:p>
          </table:table-cell>
          <table:table-cell office:value-type="float" office:value="0.0660099983215332" calcext:value-type="float">
            <text:p>0.0660099983215332</text:p>
          </table:table-cell>
          <table:table-cell office:value-type="float" office:value="1.08485996723175" calcext:value-type="float">
            <text:p>1.08485996723175</text:p>
          </table:table-cell>
          <table:table-cell office:value-type="float" office:value="0.343447153270245" calcext:value-type="float">
            <text:p>0.343447153270245</text:p>
          </table:table-cell>
          <table:table-cell office:value-type="float" office:value="0.322241904355594" calcext:value-type="float">
            <text:p>0.322241904355594</text:p>
          </table:table-cell>
          <table:table-cell office:value-type="float" office:value="0.135598477721214" calcext:value-type="float">
            <text:p>0.135598477721214</text:p>
          </table:table-cell>
          <table:table-cell office:value-type="float" office:value="0.551295828819275" calcext:value-type="float">
            <text:p>0.551295828819275</text:p>
          </table:table-cell>
          <table:table-cell office:value-type="float" office:value="0.415697351098061" calcext:value-type="float">
            <text:p>0.415697351098061</text:p>
          </table:table-cell>
          <table:table-cell office:value-type="float" office:value="0.1874192" calcext:value-type="float">
            <text:p>0.1874192</text:p>
          </table:table-cell>
          <table:table-cell office:value-type="float" office:value="0.1869108" calcext:value-type="float">
            <text:p>0.1869108</text:p>
          </table:table-cell>
          <table:table-cell office:value-type="float" office:value="0.1392524" calcext:value-type="float">
            <text:p>0.1392524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6601" calcext:value-type="float">
            <text:p>0.06601</text:p>
          </table:table-cell>
          <table:table-cell office:value-type="float" office:value="-0.0073308" calcext:value-type="float">
            <text:p>-0.0073308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37433" calcext:value-type="float">
            <text:p>0.37433</text:p>
          </table:table-cell>
          <table:table-cell office:value-type="float" office:value="0.25584" calcext:value-type="float">
            <text:p>0.25584</text:p>
          </table:table-cell>
          <table:table-cell office:value-type="float" office:value="0.5367392" calcext:value-type="float">
            <text:p>0.5367392</text:p>
          </table:table-cell>
          <table:table-cell office:value-type="float" office:value="1.15087" calcext:value-type="float">
            <text:p>1.15087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19027" calcext:value-type="float">
            <text:p>0.6919027</text:p>
          </table:table-cell>
          <table:table-cell office:value-type="float" office:value="0.2461471" calcext:value-type="float">
            <text:p>0.2461471</text:p>
          </table:table-cell>
          <table:table-cell office:value-type="float" office:value="0.0239008" calcext:value-type="float">
            <text:p>0.0239008</text:p>
          </table:table-cell>
          <table:table-cell office:value-type="float" office:value="0.6919026" calcext:value-type="float">
            <text:p>0.6919026</text:p>
          </table:table-cell>
          <table:table-cell office:value-type="float" office:value="0.2461472" calcext:value-type="float">
            <text:p>0.2461472</text:p>
          </table:table-cell>
          <table:table-cell office:value-type="float" office:value="0.0301008" calcext:value-type="float">
            <text:p>0.0301008</text:p>
          </table:table-cell>
          <table:table-cell office:value-type="float" office:value="0.6919026" calcext:value-type="float">
            <text:p>0.6919026</text:p>
          </table:table-cell>
          <table:table-cell office:value-type="float" office:value="0.2461473" calcext:value-type="float">
            <text:p>0.2461473</text:p>
          </table:table-cell>
          <table:table-cell office:value-type="float" office:value="0.0363008" calcext:value-type="float">
            <text:p>0.0363008</text:p>
          </table:table-cell>
          <table:table-cell office:value-type="float" office:value="0.6919025" calcext:value-type="float">
            <text:p>0.6919025</text:p>
          </table:table-cell>
          <table:table-cell office:value-type="float" office:value="0.2461474" calcext:value-type="float">
            <text:p>0.2461474</text:p>
          </table:table-cell>
          <table:table-cell office:value-type="float" office:value="0.0425008" calcext:value-type="float">
            <text:p>0.0425008</text:p>
          </table:table-cell>
          <table:table-cell office:value-type="float" office:value="0.6919024" calcext:value-type="float">
            <text:p>0.6919024</text:p>
          </table:table-cell>
          <table:table-cell office:value-type="float" office:value="0.2461475" calcext:value-type="float">
            <text:p>0.2461475</text:p>
          </table:table-cell>
          <table:table-cell office:value-type="float" office:value="0.0487008" calcext:value-type="float">
            <text:p>0.0487008</text:p>
          </table:table-cell>
          <table:table-cell office:value-type="float" office:value="0.6919023" calcext:value-type="float">
            <text:p>0.6919023</text:p>
          </table:table-cell>
          <table:table-cell office:value-type="float" office:value="0.2461476" calcext:value-type="float">
            <text:p>0.2461476</text:p>
          </table:table-cell>
          <table:table-cell office:value-type="float" office:value="0.0549008" calcext:value-type="float">
            <text:p>0.0549008</text:p>
          </table:table-cell>
          <table:table-cell office:value-type="float" office:value="0.6871534" calcext:value-type="float">
            <text:p>0.6871534</text:p>
          </table:table-cell>
          <table:table-cell office:value-type="float" office:value="0.2501325" calcext:value-type="float">
            <text:p>0.2501325</text:p>
          </table:table-cell>
          <table:table-cell office:value-type="float" office:value="0.0239007" calcext:value-type="float">
            <text:p>0.0239007</text:p>
          </table:table-cell>
          <table:table-cell office:value-type="float" office:value="0.6871533" calcext:value-type="float">
            <text:p>0.6871533</text:p>
          </table:table-cell>
          <table:table-cell office:value-type="float" office:value="0.2501326" calcext:value-type="float">
            <text:p>0.2501326</text:p>
          </table:table-cell>
          <table:table-cell office:value-type="float" office:value="0.0301007" calcext:value-type="float">
            <text:p>0.0301007</text:p>
          </table:table-cell>
          <table:table-cell office:value-type="float" office:value="0.6871532" calcext:value-type="float">
            <text:p>0.6871532</text:p>
          </table:table-cell>
          <table:table-cell office:value-type="float" office:value="0.2501327" calcext:value-type="float">
            <text:p>0.2501327</text:p>
          </table:table-cell>
          <table:table-cell office:value-type="float" office:value="0.0363007" calcext:value-type="float">
            <text:p>0.0363007</text:p>
          </table:table-cell>
          <table:table-cell office:value-type="float" office:value="0.6871532" calcext:value-type="float">
            <text:p>0.6871532</text:p>
          </table:table-cell>
          <table:table-cell office:value-type="float" office:value="0.2501328" calcext:value-type="float">
            <text:p>0.2501328</text:p>
          </table:table-cell>
          <table:table-cell office:value-type="float" office:value="0.0425007" calcext:value-type="float">
            <text:p>0.0425007</text:p>
          </table:table-cell>
          <table:table-cell office:value-type="float" office:value="0.6871531" calcext:value-type="float">
            <text:p>0.6871531</text:p>
          </table:table-cell>
          <table:table-cell office:value-type="float" office:value="0.2501329" calcext:value-type="float">
            <text:p>0.2501329</text:p>
          </table:table-cell>
          <table:table-cell office:value-type="float" office:value="0.0487007" calcext:value-type="float">
            <text:p>0.0487007</text:p>
          </table:table-cell>
          <table:table-cell office:value-type="float" office:value="0.687153" calcext:value-type="float">
            <text:p>0.687153</text:p>
          </table:table-cell>
          <table:table-cell office:value-type="float" office:value="0.250133" calcext:value-type="float">
            <text:p>0.250133</text:p>
          </table:table-cell>
          <table:table-cell office:value-type="float" office:value="0.0549007" calcext:value-type="float">
            <text:p>0.0549007</text:p>
          </table:table-cell>
        </table:table-row>
        <table:table-row table:style-name="ro1">
          <table:table-cell office:value-type="string" calcext:value-type="string">
            <text:p>z_rot_minus_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2025-08-21 13:43:12</text:p>
          </table:table-cell>
          <table:table-cell office:value-type="float" office:value="-0.0006797" calcext:value-type="float">
            <text:p>-0.0006797</text:p>
          </table:table-cell>
          <table:table-cell office:value-type="float" office:value="0.6892726" calcext:value-type="float">
            <text:p>0.6892726</text:p>
          </table:table-cell>
          <table:table-cell office:value-type="float" office:value="0.688593" calcext:value-type="float">
            <text:p>0.688593</text:p>
          </table:table-cell>
          <table:table-cell office:value-type="float" office:value="0.249061" calcext:value-type="float">
            <text:p>0.249061</text:p>
          </table:table-cell>
          <table:table-cell office:value-type="float" office:value="0.0383503" calcext:value-type="float">
            <text:p>0.0383503</text:p>
          </table:table-cell>
          <table:table-cell office:value-type="float" office:value="10" calcext:value-type="float">
            <text:p>10</text:p>
          </table:table-cell>
          <table:table-cell office:value-type="float" office:value="0.990970015525818" calcext:value-type="float">
            <text:p>0.990970015525818</text:p>
          </table:table-cell>
          <table:table-cell office:value-type="float" office:value="0.287262409925461" calcext:value-type="float">
            <text:p>0.287262409925461</text:p>
          </table:table-cell>
          <table:table-cell office:value-type="float" office:value="0.703707605600357" calcext:value-type="float">
            <text:p>0.703707605600357</text:p>
          </table:table-cell>
          <table:table-cell office:value-type="float" office:value="0.520526167750359" calcext:value-type="float">
            <text:p>0.520526167750359</text:p>
          </table:table-cell>
          <table:table-cell office:value-type="float" office:value="0.238219247552681" calcext:value-type="float">
            <text:p>0.238219247552681</text:p>
          </table:table-cell>
          <table:table-cell office:value-type="float" office:value="0.359130483865738" calcext:value-type="float">
            <text:p>0.359130483865738</text:p>
          </table:table-cell>
          <table:table-cell office:value-type="float" office:value="0.681921851634979" calcext:value-type="float">
            <text:p>0.681921851634979</text:p>
          </table:table-cell>
          <table:table-cell office:value-type="float" office:value="0.322791367769241" calcext:value-type="float">
            <text:p>0.322791367769241</text:p>
          </table:table-cell>
          <table:table-cell office:value-type="float" office:value="0.2907392" calcext:value-type="float">
            <text:p>0.2907392</text:p>
          </table:table-cell>
          <table:table-cell office:value-type="float" office:value="0.3066308" calcext:value-type="float">
            <text:p>0.3066308</text:p>
          </table:table-cell>
          <table:table-cell office:value-type="float" office:value="0.2872624" calcext:value-type="float">
            <text:p>0.2872624</text:p>
          </table:table-cell>
          <table:table-cell office:value-type="float" office:value="0.38458" calcext:value-type="float">
            <text:p>0.38458</text:p>
          </table:table-cell>
          <table:table-cell office:value-type="float" office:value="0.52644" calcext:value-type="float">
            <text:p>0.52644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53587" calcext:value-type="float">
            <text:p>0.53587</text:p>
          </table:table-cell>
          <table:table-cell office:value-type="float" office:value="0.58753" calcext:value-type="float">
            <text:p>0.58753</text:p>
          </table:table-cell>
          <table:table-cell office:value-type="float" office:value="0.44649" calcext:value-type="float">
            <text:p>0.44649</text:p>
          </table:table-cell>
          <table:table-cell office:value-type="float" office:value="0.8487492" calcext:value-type="float">
            <text:p>0.8487492</text:p>
          </table:table-cell>
          <table:table-cell office:value-type="float" office:value="0.99097" calcext:value-type="float">
            <text:p>0.99097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239007" calcext:value-type="float">
            <text:p>0.0239007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301007" calcext:value-type="float">
            <text:p>0.0301007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363007" calcext:value-type="float">
            <text:p>0.0363007</text:p>
          </table:table-cell>
          <table:table-cell office:value-type="float" office:value="0.6914647" calcext:value-type="float">
            <text:p>0.6914647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425007" calcext:value-type="float">
            <text:p>0.0425007</text:p>
          </table:table-cell>
          <table:table-cell office:value-type="float" office:value="0.6914646" calcext:value-type="float">
            <text:p>0.6914646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487007" calcext:value-type="float">
            <text:p>0.0487007</text:p>
          </table:table-cell>
          <table:table-cell office:value-type="float" office:value="0.6914646" calcext:value-type="float">
            <text:p>0.6914646</text:p>
          </table:table-cell>
          <table:table-cell office:value-type="float" office:value="0.2461893" calcext:value-type="float">
            <text:p>0.2461893</text:p>
          </table:table-cell>
          <table:table-cell office:value-type="float" office:value="0.0549007" calcext:value-type="float">
            <text:p>0.0549007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239006" calcext:value-type="float">
            <text:p>0.0239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301006" calcext:value-type="float">
            <text:p>0.0301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363006" calcext:value-type="float">
            <text:p>0.0363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425006" calcext:value-type="float">
            <text:p>0.0425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487006" calcext:value-type="float">
            <text:p>0.0487006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05734" calcext:value-type="float">
            <text:p>0.2505734</text:p>
          </table:table-cell>
          <table:table-cell office:value-type="float" office:value="0.0549006" calcext:value-type="float">
            <text:p>0.0549006</text:p>
          </table:table-cell>
        </table:table-row>
        <table:table-row table:style-name="ro1">
          <table:table-cell office:value-type="string" calcext:value-type="string">
            <text:p>z_rot_minus_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025-08-21 13:43:25</text:p>
          </table:table-cell>
          <table:table-cell office:value-type="float" office:value="-0.0004335" calcext:value-type="float">
            <text:p>-0.0004335</text:p>
          </table:table-cell>
          <table:table-cell office:value-type="float" office:value="0.6890326" calcext:value-type="float">
            <text:p>0.6890326</text:p>
          </table:table-cell>
          <table:table-cell office:value-type="float" office:value="0.6885991" calcext:value-type="float">
            <text:p>0.6885991</text:p>
          </table:table-cell>
          <table:table-cell office:value-type="float" office:value="0.2491506" calcext:value-type="float">
            <text:p>0.2491506</text:p>
          </table:table-cell>
          <table:table-cell office:value-type="float" office:value="0.0385486" calcext:value-type="float">
            <text:p>0.0385486</text:p>
          </table:table-cell>
          <table:table-cell office:value-type="float" office:value="10" calcext:value-type="float">
            <text:p>10</text:p>
          </table:table-cell>
          <table:table-cell office:value-type="float" office:value="1.04508996009827" calcext:value-type="float">
            <text:p>1.04508996009827</text:p>
          </table:table-cell>
          <table:table-cell office:value-type="float" office:value="0.330099195241928" calcext:value-type="float">
            <text:p>0.330099195241928</text:p>
          </table:table-cell>
          <table:table-cell office:value-type="float" office:value="0.714990764856339" calcext:value-type="float">
            <text:p>0.714990764856339</text:p>
          </table:table-cell>
          <table:table-cell office:value-type="float" office:value="0.522289150953293" calcext:value-type="float">
            <text:p>0.522289150953293</text:p>
          </table:table-cell>
          <table:table-cell office:value-type="float" office:value="0.219945082120743" calcext:value-type="float">
            <text:p>0.219945082120743</text:p>
          </table:table-cell>
          <table:table-cell office:value-type="float" office:value="0.408658474683762" calcext:value-type="float">
            <text:p>0.408658474683762</text:p>
          </table:table-cell>
          <table:table-cell office:value-type="float" office:value="0.635919827222824" calcext:value-type="float">
            <text:p>0.635919827222824</text:p>
          </table:table-cell>
          <table:table-cell office:value-type="float" office:value="0.227261352539063" calcext:value-type="float">
            <text:p>0.227261352539063</text:p>
          </table:table-cell>
          <table:table-cell office:value-type="float" office:value="0.3300992" calcext:value-type="float">
            <text:p>0.3300992</text:p>
          </table:table-cell>
          <table:table-cell office:value-type="float" office:value="0.3578808" calcext:value-type="float">
            <text:p>0.3578808</text:p>
          </table:table-cell>
          <table:table-cell office:value-type="float" office:value="0.3426124" calcext:value-type="float">
            <text:p>0.3426124</text:p>
          </table:table-cell>
          <table:table-cell office:value-type="float" office:value="0.44034" calcext:value-type="float">
            <text:p>0.44034</text:p>
          </table:table-cell>
          <table:table-cell office:value-type="float" office:value="0.57236" calcext:value-type="float">
            <text:p>0.57236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47806" calcext:value-type="float">
            <text:p>0.47806</text:p>
          </table:table-cell>
          <table:table-cell office:value-type="float" office:value="0.53095" calcext:value-type="float">
            <text:p>0.53095</text:p>
          </table:table-cell>
          <table:table-cell office:value-type="float" office:value="0.40262" calcext:value-type="float">
            <text:p>0.40262</text:p>
          </table:table-cell>
          <table:table-cell office:value-type="float" office:value="0.7228792" calcext:value-type="float">
            <text:p>0.7228792</text:p>
          </table:table-cell>
          <table:table-cell office:value-type="float" office:value="1.04509" calcext:value-type="float">
            <text:p>1.04509</text:p>
          </table:table-cell>
          <table:table-cell office:value-type="float" office:value="-0.0052808" calcext:value-type="float">
            <text:p>-0.0052808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239015" calcext:value-type="float">
            <text:p>0.0239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301015" calcext:value-type="float">
            <text:p>0.0301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363015" calcext:value-type="float">
            <text:p>0.0363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425015" calcext:value-type="float">
            <text:p>0.0425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487015" calcext:value-type="float">
            <text:p>0.0487015</text:p>
          </table:table-cell>
          <table:table-cell office:value-type="float" office:value="0.6910253" calcext:value-type="float">
            <text:p>0.6910253</text:p>
          </table:table-cell>
          <table:table-cell office:value-type="float" office:value="0.2462592" calcext:value-type="float">
            <text:p>0.2462592</text:p>
          </table:table-cell>
          <table:table-cell office:value-type="float" office:value="0.0549015" calcext:value-type="float">
            <text:p>0.0549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239015" calcext:value-type="float">
            <text:p>0.0239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301015" calcext:value-type="float">
            <text:p>0.0301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363015" calcext:value-type="float">
            <text:p>0.0363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425015" calcext:value-type="float">
            <text:p>0.0425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487015" calcext:value-type="float">
            <text:p>0.0487015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2510087" calcext:value-type="float">
            <text:p>0.2510087</text:p>
          </table:table-cell>
          <table:table-cell office:value-type="float" office:value="0.0549015" calcext:value-type="float">
            <text:p>0.0549015</text:p>
          </table:table-cell>
        </table:table-row>
        <table:table-row table:style-name="ro1">
          <table:table-cell office:value-type="string" calcext:value-type="string">
            <text:p>z_rot_minus_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2025-08-21 13:43:38</text:p>
          </table:table-cell>
          <table:table-cell office:value-type="float" office:value="-0.0002394" calcext:value-type="float">
            <text:p>-0.0002394</text:p>
          </table:table-cell>
          <table:table-cell office:value-type="float" office:value="0.6888155" calcext:value-type="float">
            <text:p>0.6888155</text:p>
          </table:table-cell>
          <table:table-cell office:value-type="float" office:value="0.6885762" calcext:value-type="float">
            <text:p>0.6885762</text:p>
          </table:table-cell>
          <table:table-cell office:value-type="float" office:value="0.2492612" calcext:value-type="float">
            <text:p>0.2492612</text:p>
          </table:table-cell>
          <table:table-cell office:value-type="float" office:value="0.0386876" calcext:value-type="float">
            <text:p>0.0386876</text:p>
          </table:table-cell>
          <table:table-cell office:value-type="float" office:value="10" calcext:value-type="float">
            <text:p>10</text:p>
          </table:table-cell>
          <table:table-cell office:value-type="float" office:value="1.0692800283432" calcext:value-type="float">
            <text:p>1.0692800283432</text:p>
          </table:table-cell>
          <table:table-cell office:value-type="float" office:value="0.35793000459671" calcext:value-type="float">
            <text:p>0.35793000459671</text:p>
          </table:table-cell>
          <table:table-cell office:value-type="float" office:value="0.711350023746491" calcext:value-type="float">
            <text:p>0.711350023746491</text:p>
          </table:table-cell>
          <table:table-cell office:value-type="float" office:value="0.525200161337853" calcext:value-type="float">
            <text:p>0.525200161337853</text:p>
          </table:table-cell>
          <table:table-cell office:value-type="float" office:value="0.214242207104375" calcext:value-type="float">
            <text:p>0.214242207104375</text:p>
          </table:table-cell>
          <table:table-cell office:value-type="float" office:value="0.454496479034424" calcext:value-type="float">
            <text:p>0.454496479034424</text:p>
          </table:table-cell>
          <table:table-cell office:value-type="float" office:value="0.595903843641281" calcext:value-type="float">
            <text:p>0.595903843641281</text:p>
          </table:table-cell>
          <table:table-cell office:value-type="float" office:value="0.141407364606857" calcext:value-type="float">
            <text:p>0.141407364606857</text:p>
          </table:table-cell>
          <table:table-cell office:value-type="float" office:value="0.3682292" calcext:value-type="float">
            <text:p>0.3682292</text:p>
          </table:table-cell>
          <table:table-cell office:value-type="float" office:value="0.4115908" calcext:value-type="float">
            <text:p>0.4115908</text:p>
          </table:table-cell>
          <table:table-cell office:value-type="float" office:value="0.4045224" calcext:value-type="float">
            <text:p>0.4045224</text:p>
          </table:table-cell>
          <table:table-cell office:value-type="float" office:value="0.49528" calcext:value-type="float">
            <text:p>0.49528</text:p>
          </table:table-cell>
          <table:table-cell office:value-type="float" office:value="0.59286" calcext:value-type="float">
            <text:p>0.59286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42271" calcext:value-type="float">
            <text:p>0.42271</text:p>
          </table:table-cell>
          <table:table-cell office:value-type="float" office:value="0.47027" calcext:value-type="float">
            <text:p>0.47027</text:p>
          </table:table-cell>
          <table:table-cell office:value-type="float" office:value="0.35793" calcext:value-type="float">
            <text:p>0.35793</text:p>
          </table:table-cell>
          <table:table-cell office:value-type="float" office:value="0.6593292" calcext:value-type="float">
            <text:p>0.6593292</text:p>
          </table:table-cell>
          <table:table-cell office:value-type="float" office:value="1.06928" calcext:value-type="float">
            <text:p>1.06928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239087" calcext:value-type="float">
            <text:p>0.0239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301087" calcext:value-type="float">
            <text:p>0.0301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363087" calcext:value-type="float">
            <text:p>0.0363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425087" calcext:value-type="float">
            <text:p>0.0425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487087" calcext:value-type="float">
            <text:p>0.0487087</text:p>
          </table:table-cell>
          <table:table-cell office:value-type="float" office:value="0.6905936" calcext:value-type="float">
            <text:p>0.6905936</text:p>
          </table:table-cell>
          <table:table-cell office:value-type="float" office:value="0.24638" calcext:value-type="float">
            <text:p>0.24638</text:p>
          </table:table-cell>
          <table:table-cell office:value-type="float" office:value="0.0549087" calcext:value-type="float">
            <text:p>0.0549087</text:p>
          </table:table-cell>
          <table:table-cell office:value-type="float" office:value="0.6870375" calcext:value-type="float">
            <text:p>0.6870375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239087" calcext:value-type="float">
            <text:p>0.0239087</text:p>
          </table:table-cell>
          <table:table-cell office:value-type="float" office:value="0.6870375" calcext:value-type="float">
            <text:p>0.6870375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301087" calcext:value-type="float">
            <text:p>0.0301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363087" calcext:value-type="float">
            <text:p>0.0363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425087" calcext:value-type="float">
            <text:p>0.0425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487087" calcext:value-type="float">
            <text:p>0.0487087</text:p>
          </table:table-cell>
          <table:table-cell office:value-type="float" office:value="0.6870374" calcext:value-type="float">
            <text:p>0.6870374</text:p>
          </table:table-cell>
          <table:table-cell office:value-type="float" office:value="0.2514587" calcext:value-type="float">
            <text:p>0.2514587</text:p>
          </table:table-cell>
          <table:table-cell office:value-type="float" office:value="0.0549087" calcext:value-type="float">
            <text:p>0.0549087</text:p>
          </table:table-cell>
        </table:table-row>
        <table:table-row table:style-name="ro1">
          <table:table-cell office:value-type="string" calcext:value-type="string">
            <text:p>z_rot_minus_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25-08-21 13:43:51</text:p>
          </table:table-cell>
          <table:table-cell office:value-type="float" office:value="-0.000145" calcext:value-type="float">
            <text:p>-0.000145</text:p>
          </table:table-cell>
          <table:table-cell office:value-type="float" office:value="0.6886305" calcext:value-type="float">
            <text:p>0.6886305</text:p>
          </table:table-cell>
          <table:table-cell office:value-type="float" office:value="0.6884855" calcext:value-type="float">
            <text:p>0.6884855</text:p>
          </table:table-cell>
          <table:table-cell office:value-type="float" office:value="0.2494549" calcext:value-type="float">
            <text:p>0.2494549</text:p>
          </table:table-cell>
          <table:table-cell office:value-type="float" office:value="0.0387554" calcext:value-type="float">
            <text:p>0.0387554</text:p>
          </table:table-cell>
          <table:table-cell office:value-type="float" office:value="10" calcext:value-type="float">
            <text:p>10</text:p>
          </table:table-cell>
          <table:table-cell office:value-type="float" office:value="1.18162000179291" calcext:value-type="float">
            <text:p>1.18162000179291</text:p>
          </table:table-cell>
          <table:table-cell office:value-type="float" office:value="0.320210009813309" calcext:value-type="float">
            <text:p>0.320210009813309</text:p>
          </table:table-cell>
          <table:table-cell office:value-type="float" office:value="0.861409991979599" calcext:value-type="float">
            <text:p>0.861409991979599</text:p>
          </table:table-cell>
          <table:table-cell office:value-type="float" office:value="0.530817157030106" calcext:value-type="float">
            <text:p>0.530817157030106</text:p>
          </table:table-cell>
          <table:table-cell office:value-type="float" office:value="0.242988267221582" calcext:value-type="float">
            <text:p>0.242988267221582</text:p>
          </table:table-cell>
          <table:table-cell office:value-type="float" office:value="0.48114647269249" calcext:value-type="float">
            <text:p>0.48114647269249</text:p>
          </table:table-cell>
          <table:table-cell office:value-type="float" office:value="0.580487841367722" calcext:value-type="float">
            <text:p>0.580487841367722</text:p>
          </table:table-cell>
          <table:table-cell office:value-type="float" office:value="0.099341368675232" calcext:value-type="float">
            <text:p>0.099341368675232</text:p>
          </table:table-cell>
          <table:table-cell office:value-type="float" office:value="0.4026692" calcext:value-type="float">
            <text:p>0.4026692</text:p>
          </table:table-cell>
          <table:table-cell office:value-type="float" office:value="0.4616108" calcext:value-type="float">
            <text:p>0.4616108</text:p>
          </table:table-cell>
          <table:table-cell office:value-type="float" office:value="0.4693024" calcext:value-type="float">
            <text:p>0.4693024</text:p>
          </table:table-cell>
          <table:table-cell office:value-type="float" office:value="0.54612" calcext:value-type="float">
            <text:p>0.54612</text:p>
          </table:table-cell>
          <table:table-cell office:value-type="float" office:value="0.52603" calcext:value-type="float">
            <text:p>0.52603</text:p>
          </table:table-cell>
          <table:table-cell office:value-type="float" office:value="-0.0036408" calcext:value-type="float">
            <text:p>-0.0036408</text:p>
          </table:table-cell>
          <table:table-cell office:value-type="float" office:value="0.38499" calcext:value-type="float">
            <text:p>0.38499</text:p>
          </table:table-cell>
          <table:table-cell office:value-type="float" office:value="0.41861" calcext:value-type="float">
            <text:p>0.41861</text:p>
          </table:table-cell>
          <table:table-cell office:value-type="float" office:value="0.32021" calcext:value-type="float">
            <text:p>0.32021</text:p>
          </table:table-cell>
          <table:table-cell office:value-type="float" office:value="0.5970092" calcext:value-type="float">
            <text:p>0.5970092</text:p>
          </table:table-cell>
          <table:table-cell office:value-type="float" office:value="1.18162" calcext:value-type="float">
            <text:p>1.18162</text:p>
          </table:table-cell>
          <table:table-cell office:value-type="float" office:value="-0.0036408" calcext:value-type="float">
            <text:p>-0.0036408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89" calcext:value-type="float">
            <text:p>0.2465189</text:p>
          </table:table-cell>
          <table:table-cell office:value-type="float" office:value="0.0238992" calcext:value-type="float">
            <text:p>0.0238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300992" calcext:value-type="float">
            <text:p>0.0300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362992" calcext:value-type="float">
            <text:p>0.0362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424992" calcext:value-type="float">
            <text:p>0.0424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0486992" calcext:value-type="float">
            <text:p>0.0486992</text:p>
          </table:table-cell>
          <table:table-cell office:value-type="float" office:value="0.6901805" calcext:value-type="float">
            <text:p>0.6901805</text:p>
          </table:table-cell>
          <table:table-cell office:value-type="float" office:value="0.2465191" calcext:value-type="float">
            <text:p>0.2465191</text:p>
          </table:table-cell>
          <table:table-cell office:value-type="float" office:value="0.0548992" calcext:value-type="float">
            <text:p>0.0548992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18883" calcext:value-type="float">
            <text:p>0.2518883</text:p>
          </table:table-cell>
          <table:table-cell office:value-type="float" office:value="0.0238992" calcext:value-type="float">
            <text:p>0.0238992</text:p>
          </table:table-cell>
          <table:table-cell office:value-type="float" office:value="0.6870806" calcext:value-type="float">
            <text:p>0.6870806</text:p>
          </table:table-cell>
          <table:table-cell office:value-type="float" office:value="0.2518883" calcext:value-type="float">
            <text:p>0.2518883</text:p>
          </table:table-cell>
          <table:table-cell office:value-type="float" office:value="0.0300992" calcext:value-type="float">
            <text:p>0.0300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3" calcext:value-type="float">
            <text:p>0.2518883</text:p>
          </table:table-cell>
          <table:table-cell office:value-type="float" office:value="0.0362992" calcext:value-type="float">
            <text:p>0.0362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4" calcext:value-type="float">
            <text:p>0.2518884</text:p>
          </table:table-cell>
          <table:table-cell office:value-type="float" office:value="0.0424992" calcext:value-type="float">
            <text:p>0.0424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4" calcext:value-type="float">
            <text:p>0.2518884</text:p>
          </table:table-cell>
          <table:table-cell office:value-type="float" office:value="0.0486992" calcext:value-type="float">
            <text:p>0.0486992</text:p>
          </table:table-cell>
          <table:table-cell office:value-type="float" office:value="0.6870805" calcext:value-type="float">
            <text:p>0.6870805</text:p>
          </table:table-cell>
          <table:table-cell office:value-type="float" office:value="0.2518884" calcext:value-type="float">
            <text:p>0.2518884</text:p>
          </table:table-cell>
          <table:table-cell office:value-type="float" office:value="0.0548992" calcext:value-type="float">
            <text:p>0.0548992</text:p>
          </table:table-cell>
        </table:table-row>
        <table:table-row table:style-name="ro1">
          <table:table-cell office:value-type="string" calcext:value-type="string">
            <text:p>z_rot_minus_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2025-08-21 13:44:04</text:p>
          </table:table-cell>
          <table:table-cell office:value-type="float" office:value="-0.0001717" calcext:value-type="float">
            <text:p>-0.0001717</text:p>
          </table:table-cell>
          <table:table-cell office:value-type="float" office:value="0.6884738" calcext:value-type="float">
            <text:p>0.6884738</text:p>
          </table:table-cell>
          <table:table-cell office:value-type="float" office:value="0.688302" calcext:value-type="float">
            <text:p>0.688302</text:p>
          </table:table-cell>
          <table:table-cell office:value-type="float" office:value="0.2498827" calcext:value-type="float">
            <text:p>0.2498827</text:p>
          </table:table-cell>
          <table:table-cell office:value-type="float" office:value="0.0389801" calcext:value-type="float">
            <text:p>0.0389801</text:p>
          </table:table-cell>
          <table:table-cell office:value-type="float" office:value="10" calcext:value-type="float">
            <text:p>10</text:p>
          </table:table-cell>
          <table:table-cell office:value-type="float" office:value="1.48912000656128" calcext:value-type="float">
            <text:p>1.48912000656128</text:p>
          </table:table-cell>
          <table:table-cell office:value-type="float" office:value="0.285769999027252" calcext:value-type="float">
            <text:p>0.285769999027252</text:p>
          </table:table-cell>
          <table:table-cell office:value-type="float" office:value="1.20335000753403" calcext:value-type="float">
            <text:p>1.20335000753403</text:p>
          </table:table-cell>
          <table:table-cell office:value-type="float" office:value="0.539017164707184" calcext:value-type="float">
            <text:p>0.539017164707184</text:p>
          </table:table-cell>
          <table:table-cell office:value-type="float" office:value="0.35215543626516" calcext:value-type="float">
            <text:p>0.35215543626516</text:p>
          </table:table-cell>
          <table:table-cell office:value-type="float" office:value="0.468354487419128" calcext:value-type="float">
            <text:p>0.468354487419128</text:p>
          </table:table-cell>
          <table:table-cell office:value-type="float" office:value="0.609679841995239" calcext:value-type="float">
            <text:p>0.609679841995239</text:p>
          </table:table-cell>
          <table:table-cell office:value-type="float" office:value="0.141325354576111" calcext:value-type="float">
            <text:p>0.141325354576111</text:p>
          </table:table-cell>
          <table:table-cell office:value-type="float" office:value="0.4272692" calcext:value-type="float">
            <text:p>0.4272692</text:p>
          </table:table-cell>
          <table:table-cell office:value-type="float" office:value="0.4997408" calcext:value-type="float">
            <text:p>0.4997408</text:p>
          </table:table-cell>
          <table:table-cell office:value-type="float" office:value="0.5271124" calcext:value-type="float">
            <text:p>0.5271124</text:p>
          </table:table-cell>
          <table:table-cell office:value-type="float" office:value="0.59573" calcext:value-type="float">
            <text:p>0.59573</text:p>
          </table:table-cell>
          <table:table-cell office:value-type="float" office:value="0.29192" calcext:value-type="float">
            <text:p>0.29192</text:p>
          </table:table-cell>
          <table:table-cell office:value-type="float" office:value="-0.0036408" calcext:value-type="float">
            <text:p>-0.0036408</text:p>
          </table:table-cell>
          <table:table-cell office:value-type="float" office:value="0.33702" calcext:value-type="float">
            <text:p>0.33702</text:p>
          </table:table-cell>
          <table:table-cell office:value-type="float" office:value="0.36818" calcext:value-type="float">
            <text:p>0.36818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5683092" calcext:value-type="float">
            <text:p>0.5683092</text:p>
          </table:table-cell>
          <table:table-cell office:value-type="float" office:value="1.48912" calcext:value-type="float">
            <text:p>1.48912</text:p>
          </table:table-cell>
          <table:table-cell office:value-type="float" office:value="-0.0044608" calcext:value-type="float">
            <text:p>-0.0044608</text:p>
          </table:table-cell>
          <table:table-cell office:value-type="float" office:value="0.6897839" calcext:value-type="float">
            <text:p>0.6897839</text:p>
          </table:table-cell>
          <table:table-cell office:value-type="float" office:value="0.2467048" calcext:value-type="float">
            <text:p>0.2467048</text:p>
          </table:table-cell>
          <table:table-cell office:value-type="float" office:value="0.0239005" calcext:value-type="float">
            <text:p>0.0239005</text:p>
          </table:table-cell>
          <table:table-cell office:value-type="float" office:value="0.6897839" calcext:value-type="float">
            <text:p>0.6897839</text:p>
          </table:table-cell>
          <table:table-cell office:value-type="float" office:value="0.2467048" calcext:value-type="float">
            <text:p>0.2467048</text:p>
          </table:table-cell>
          <table:table-cell office:value-type="float" office:value="0.0301005" calcext:value-type="float">
            <text:p>0.0301005</text:p>
          </table:table-cell>
          <table:table-cell office:value-type="float" office:value="0.6897839" calcext:value-type="float">
            <text:p>0.6897839</text:p>
          </table:table-cell>
          <table:table-cell office:value-type="float" office:value="0.2467048" calcext:value-type="float">
            <text:p>0.2467048</text:p>
          </table:table-cell>
          <table:table-cell office:value-type="float" office:value="0.0363005" calcext:value-type="float">
            <text:p>0.0363005</text:p>
          </table:table-cell>
          <table:table-cell office:value-type="float" office:value="0.689784" calcext:value-type="float">
            <text:p>0.689784</text:p>
          </table:table-cell>
          <table:table-cell office:value-type="float" office:value="0.2467049" calcext:value-type="float">
            <text:p>0.2467049</text:p>
          </table:table-cell>
          <table:table-cell office:value-type="float" office:value="0.0425005" calcext:value-type="float">
            <text:p>0.0425005</text:p>
          </table:table-cell>
          <table:table-cell office:value-type="float" office:value="0.689784" calcext:value-type="float">
            <text:p>0.689784</text:p>
          </table:table-cell>
          <table:table-cell office:value-type="float" office:value="0.2467049" calcext:value-type="float">
            <text:p>0.2467049</text:p>
          </table:table-cell>
          <table:table-cell office:value-type="float" office:value="0.0487005" calcext:value-type="float">
            <text:p>0.0487005</text:p>
          </table:table-cell>
          <table:table-cell office:value-type="float" office:value="0.689784" calcext:value-type="float">
            <text:p>0.689784</text:p>
          </table:table-cell>
          <table:table-cell office:value-type="float" office:value="0.2467049" calcext:value-type="float">
            <text:p>0.2467049</text:p>
          </table:table-cell>
          <table:table-cell office:value-type="float" office:value="0.0549005" calcext:value-type="float">
            <text:p>0.0549005</text:p>
          </table:table-cell>
          <table:table-cell office:value-type="float" office:value="0.6871636" calcext:value-type="float">
            <text:p>0.6871636</text:p>
          </table:table-cell>
          <table:table-cell office:value-type="float" office:value="0.2523238" calcext:value-type="float">
            <text:p>0.2523238</text:p>
          </table:table-cell>
          <table:table-cell office:value-type="float" office:value="0.0239005" calcext:value-type="float">
            <text:p>0.0239005</text:p>
          </table:table-cell>
          <table:table-cell office:value-type="float" office:value="0.6871636" calcext:value-type="float">
            <text:p>0.6871636</text:p>
          </table:table-cell>
          <table:table-cell office:value-type="float" office:value="0.2523239" calcext:value-type="float">
            <text:p>0.2523239</text:p>
          </table:table-cell>
          <table:table-cell office:value-type="float" office:value="0.0301005" calcext:value-type="float">
            <text:p>0.0301005</text:p>
          </table:table-cell>
          <table:table-cell office:value-type="float" office:value="0.6871636" calcext:value-type="float">
            <text:p>0.6871636</text:p>
          </table:table-cell>
          <table:table-cell office:value-type="float" office:value="0.2523239" calcext:value-type="float">
            <text:p>0.2523239</text:p>
          </table:table-cell>
          <table:table-cell office:value-type="float" office:value="0.0363005" calcext:value-type="float">
            <text:p>0.0363005</text:p>
          </table:table-cell>
          <table:table-cell office:value-type="float" office:value="0.6871637" calcext:value-type="float">
            <text:p>0.6871637</text:p>
          </table:table-cell>
          <table:table-cell office:value-type="float" office:value="0.2523239" calcext:value-type="float">
            <text:p>0.2523239</text:p>
          </table:table-cell>
          <table:table-cell office:value-type="float" office:value="0.0425005" calcext:value-type="float">
            <text:p>0.0425005</text:p>
          </table:table-cell>
          <table:table-cell office:value-type="float" office:value="0.6871637" calcext:value-type="float">
            <text:p>0.6871637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0487005" calcext:value-type="float">
            <text:p>0.0487005</text:p>
          </table:table-cell>
          <table:table-cell office:value-type="float" office:value="0.6871637" calcext:value-type="float">
            <text:p>0.6871637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0549005" calcext:value-type="float">
            <text:p>0.0549005</text:p>
          </table:table-cell>
        </table:table-row>
        <table:table-row table:style-name="ro1">
          <table:table-cell office:value-type="string" calcext:value-type="string">
            <text:p>z_rot_minus_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2025-08-21 13:44:16</text:p>
          </table:table-cell>
          <table:table-cell office:value-type="float" office:value="-0.0002229" calcext:value-type="float">
            <text:p>-0.0002229</text:p>
          </table:table-cell>
          <table:table-cell office:value-type="float" office:value="0.6883313" calcext:value-type="float">
            <text:p>0.6883313</text:p>
          </table:table-cell>
          <table:table-cell office:value-type="float" office:value="0.6881083" calcext:value-type="float">
            <text:p>0.6881083</text:p>
          </table:table-cell>
          <table:table-cell office:value-type="float" office:value="0.2504494" calcext:value-type="float">
            <text:p>0.2504494</text:p>
          </table:table-cell>
          <table:table-cell office:value-type="float" office:value="0.0397953" calcext:value-type="float">
            <text:p>0.0397953</text:p>
          </table:table-cell>
          <table:table-cell office:value-type="float" office:value="9" calcext:value-type="float">
            <text:p>9</text:p>
          </table:table-cell>
          <table:table-cell office:value-type="float" office:value="2.06640005111694" calcext:value-type="float">
            <text:p>2.06640005111694</text:p>
          </table:table-cell>
          <table:table-cell office:value-type="float" office:value="-0.0873299986124039" calcext:value-type="float">
            <text:p>-0.0873299986124039</text:p>
          </table:table-cell>
          <table:table-cell office:value-type="float" office:value="2.15373004972935" calcext:value-type="float">
            <text:p>2.15373004972935</text:p>
          </table:table-cell>
          <table:table-cell office:value-type="float" office:value="0.557221165299416" calcext:value-type="float">
            <text:p>0.557221165299416</text:p>
          </table:table-cell>
          <table:table-cell office:value-type="float" office:value="0.576295209036336" calcext:value-type="float">
            <text:p>0.576295209036336</text:p>
          </table:table-cell>
          <table:table-cell office:value-type="float" office:value="0.429486480355263" calcext:value-type="float">
            <text:p>0.429486480355263</text:p>
          </table:table-cell>
          <table:table-cell office:value-type="float" office:value="0.684955850243568" calcext:value-type="float">
            <text:p>0.684955850243568</text:p>
          </table:table-cell>
          <table:table-cell office:value-type="float" office:value="0.255469369888306" calcext:value-type="float">
            <text:p>0.255469369888306</text:p>
          </table:table-cell>
          <table:table-cell office:value-type="float" office:value="0.4334192" calcext:value-type="float">
            <text:p>0.4334192</text:p>
          </table:table-cell>
          <table:table-cell office:value-type="float" office:value="0.5009708" calcext:value-type="float">
            <text:p>0.5009708</text:p>
          </table:table-cell>
          <table:table-cell office:value-type="float" office:value="0.5644224" calcext:value-type="float">
            <text:p>0.5644224</text:p>
          </table:table-cell>
          <table:table-cell office:value-type="float" office:value="0.73595" calcext:value-type="float">
            <text:p>0.73595</text:p>
          </table:table-cell>
          <table:table-cell office:value-type="float" office:value="-0.08733" calcext:value-type="float">
            <text:p>-0.08733</text:p>
          </table:table-cell>
          <table:table-cell office:value-type="float" office:value="-0.0036408" calcext:value-type="float">
            <text:p>-0.0036408</text:p>
          </table:table-cell>
          <table:table-cell office:value-type="float" office:value="0.27306" calcext:value-type="float">
            <text:p>0.27306</text:p>
          </table:table-cell>
          <table:table-cell office:value-type="float" office:value="0.30791" calcext:value-type="float">
            <text:p>0.30791</text:p>
          </table:table-cell>
          <table:table-cell office:value-type="float" office:value="0.23739" calcext:value-type="float">
            <text:p>0.23739</text:p>
          </table:table-cell>
          <table:table-cell office:value-type="float" office:value="0.5400192" calcext:value-type="float">
            <text:p>0.5400192</text:p>
          </table:table-cell>
          <table:table-cell office:value-type="float" office:value="2.0664001" calcext:value-type="float">
            <text:p>2.0664001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23904" calcext:value-type="float">
            <text:p>0.0239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42504" calcext:value-type="float">
            <text:p>0.042504</text:p>
          </table:table-cell>
          <table:table-cell office:value-type="float" office:value="0.6893915" calcext:value-type="float">
            <text:p>0.6893915</text:p>
          </table:table-cell>
          <table:table-cell office:value-type="float" office:value="0.2469239" calcext:value-type="float">
            <text:p>0.2469239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0.6893916" calcext:value-type="float">
            <text:p>0.6893916</text:p>
          </table:table-cell>
          <table:table-cell office:value-type="float" office:value="0.2469238" calcext:value-type="float">
            <text:p>0.2469238</text:p>
          </table:table-cell>
          <table:table-cell office:value-type="float" office:value="0.054904" calcext:value-type="float">
            <text:p>0.0549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23904" calcext:value-type="float">
            <text:p>0.0239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36304" calcext:value-type="float">
            <text:p>0.0363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42504" calcext:value-type="float">
            <text:p>0.0425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5" calcext:value-type="float">
            <text:p>0.25275</text:p>
          </table:table-cell>
          <table:table-cell office:value-type="float" office:value="0.048704" calcext:value-type="float">
            <text:p>0.048704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2527499" calcext:value-type="float">
            <text:p>0.2527499</text:p>
          </table:table-cell>
          <table:table-cell office:value-type="float" office:value="0.054904" calcext:value-type="float">
            <text:p>0.054904</text:p>
          </table:table-cell>
        </table:table-row>
        <table:table-row table:style-name="ro1">
          <table:table-cell office:value-type="string" calcext:value-type="string">
            <text:p>z_rot_minus_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2025-08-21 13:44:29</text:p>
          </table:table-cell>
          <table:table-cell office:value-type="float" office:value="-0.0001248" calcext:value-type="float">
            <text:p>-0.0001248</text:p>
          </table:table-cell>
          <table:table-cell office:value-type="float" office:value="0.6882352" calcext:value-type="float">
            <text:p>0.6882352</text:p>
          </table:table-cell>
          <table:table-cell office:value-type="float" office:value="0.6881104" calcext:value-type="float">
            <text:p>0.6881104</text:p>
          </table:table-cell>
          <table:table-cell office:value-type="float" office:value="0.2506382" calcext:value-type="float">
            <text:p>0.2506382</text:p>
          </table:table-cell>
          <table:table-cell office:value-type="float" office:value="0.0419897" calcext:value-type="float">
            <text:p>0.0419897</text:p>
          </table:table-cell>
          <table:table-cell office:value-type="float" office:value="10" calcext:value-type="float">
            <text:p>10</text:p>
          </table:table-cell>
          <table:table-cell office:value-type="float" office:value="2.79415011405945" calcext:value-type="float">
            <text:p>2.79415011405945</text:p>
          </table:table-cell>
          <table:table-cell office:value-type="float" office:value="0.213200002908707" calcext:value-type="float">
            <text:p>0.213200002908707</text:p>
          </table:table-cell>
          <table:table-cell office:value-type="float" office:value="2.58095011115074" calcext:value-type="float">
            <text:p>2.58095011115074</text:p>
          </table:table-cell>
          <table:table-cell office:value-type="float" office:value="0.711299179494381" calcext:value-type="float">
            <text:p>0.711299179494381</text:p>
          </table:table-cell>
          <table:table-cell office:value-type="float" office:value="0.761961317654126" calcext:value-type="float">
            <text:p>0.761961317654126</text:p>
          </table:table-cell>
          <table:table-cell office:value-type="float" office:value="0.600620490312576" calcext:value-type="float">
            <text:p>0.600620490312576</text:p>
          </table:table-cell>
          <table:table-cell office:value-type="float" office:value="0.821977868676186" calcext:value-type="float">
            <text:p>0.821977868676186</text:p>
          </table:table-cell>
          <table:table-cell office:value-type="float" office:value="0.221357378363609" calcext:value-type="float">
            <text:p>0.221357378363609</text:p>
          </table:table-cell>
          <table:table-cell office:value-type="float" office:value="0.4030792" calcext:value-type="float">
            <text:p>0.4030792</text:p>
          </table:table-cell>
          <table:table-cell office:value-type="float" office:value="0.4530008" calcext:value-type="float">
            <text:p>0.4530008</text:p>
          </table:table-cell>
          <table:table-cell office:value-type="float" office:value="0.5398224" calcext:value-type="float">
            <text:p>0.5398224</text:p>
          </table:table-cell>
          <table:table-cell office:value-type="float" office:value="0.84788" calcext:value-type="float">
            <text:p>0.84788</text:p>
          </table:table-cell>
          <table:table-cell office:value-type="float" office:value="0.75932" calcext:value-type="float">
            <text:p>0.75932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23985" calcext:value-type="float">
            <text:p>0.23985</text:p>
          </table:table-cell>
          <table:table-cell office:value-type="float" office:value="0.27675" calcext:value-type="float">
            <text:p>0.2767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5859392" calcext:value-type="float">
            <text:p>0.5859392</text:p>
          </table:table-cell>
          <table:table-cell office:value-type="float" office:value="2.7941501" calcext:value-type="float">
            <text:p>2.7941501</text:p>
          </table:table-cell>
          <table:table-cell office:value-type="float" office:value="-0.0061008" calcext:value-type="float">
            <text:p>-0.0061008</text:p>
          </table:table-cell>
          <table:table-cell office:value-type="float" office:value="0.6890375" calcext:value-type="float">
            <text:p>0.6890375</text:p>
          </table:table-cell>
          <table:table-cell office:value-type="float" office:value="0.2471779" calcext:value-type="float">
            <text:p>0.2471779</text:p>
          </table:table-cell>
          <table:table-cell office:value-type="float" office:value="0.0239021" calcext:value-type="float">
            <text:p>0.0239021</text:p>
          </table:table-cell>
          <table:table-cell office:value-type="float" office:value="0.6890375" calcext:value-type="float">
            <text:p>0.6890375</text:p>
          </table:table-cell>
          <table:table-cell office:value-type="float" office:value="0.2471779" calcext:value-type="float">
            <text:p>0.2471779</text:p>
          </table:table-cell>
          <table:table-cell office:value-type="float" office:value="0.0301021" calcext:value-type="float">
            <text:p>0.0301021</text:p>
          </table:table-cell>
          <table:table-cell office:value-type="float" office:value="0.6890375" calcext:value-type="float">
            <text:p>0.6890375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363021" calcext:value-type="float">
            <text:p>0.0363021</text:p>
          </table:table-cell>
          <table:table-cell office:value-type="float" office:value="0.6890376" calcext:value-type="float">
            <text:p>0.6890376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425021" calcext:value-type="float">
            <text:p>0.0425021</text:p>
          </table:table-cell>
          <table:table-cell office:value-type="float" office:value="0.6890376" calcext:value-type="float">
            <text:p>0.6890376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487021" calcext:value-type="float">
            <text:p>0.0487021</text:p>
          </table:table-cell>
          <table:table-cell office:value-type="float" office:value="0.6890376" calcext:value-type="float">
            <text:p>0.6890376</text:p>
          </table:table-cell>
          <table:table-cell office:value-type="float" office:value="0.247178" calcext:value-type="float">
            <text:p>0.247178</text:p>
          </table:table-cell>
          <table:table-cell office:value-type="float" office:value="0.0549021" calcext:value-type="float">
            <text:p>0.0549021</text:p>
          </table:table-cell>
          <table:table-cell office:value-type="float" office:value="0.6874328" calcext:value-type="float">
            <text:p>0.6874328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239021" calcext:value-type="float">
            <text:p>0.0239021</text:p>
          </table:table-cell>
          <table:table-cell office:value-type="float" office:value="0.6874328" calcext:value-type="float">
            <text:p>0.6874328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301021" calcext:value-type="float">
            <text:p>0.0301021</text:p>
          </table:table-cell>
          <table:table-cell office:value-type="float" office:value="0.6874328" calcext:value-type="float">
            <text:p>0.6874328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363021" calcext:value-type="float">
            <text:p>0.0363021</text:p>
          </table:table-cell>
          <table:table-cell office:value-type="float" office:value="0.6874329" calcext:value-type="float">
            <text:p>0.6874329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425021" calcext:value-type="float">
            <text:p>0.0425021</text:p>
          </table:table-cell>
          <table:table-cell office:value-type="float" office:value="0.6874329" calcext:value-type="float">
            <text:p>0.6874329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487021" calcext:value-type="float">
            <text:p>0.0487021</text:p>
          </table:table-cell>
          <table:table-cell office:value-type="float" office:value="0.6874329" calcext:value-type="float">
            <text:p>0.6874329</text:p>
          </table:table-cell>
          <table:table-cell office:value-type="float" office:value="0.2531667" calcext:value-type="float">
            <text:p>0.2531667</text:p>
          </table:table-cell>
          <table:table-cell office:value-type="float" office:value="0.0549021" calcext:value-type="float">
            <text:p>0.0549021</text:p>
          </table:table-cell>
        </table:table-row>
        <table:table-row table:style-name="ro1">
          <table:table-cell office:value-type="string" calcext:value-type="string">
            <text:p>z_rot_minus_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2025-08-21 13:44:42</text:p>
          </table:table-cell>
          <table:table-cell office:value-type="float" office:value="-0.0000417" calcext:value-type="float">
            <text:p>-0.0000417</text:p>
          </table:table-cell>
          <table:table-cell office:value-type="float" office:value="0.6881572" calcext:value-type="float">
            <text:p>0.6881572</text:p>
          </table:table-cell>
          <table:table-cell office:value-type="float" office:value="0.6881155" calcext:value-type="float">
            <text:p>0.6881155</text:p>
          </table:table-cell>
          <table:table-cell office:value-type="float" office:value="0.2507482" calcext:value-type="float">
            <text:p>0.2507482</text:p>
          </table:table-cell>
          <table:table-cell office:value-type="float" office:value="0.0436281" calcext:value-type="float">
            <text:p>0.0436281</text:p>
          </table:table-cell>
          <table:table-cell office:value-type="float" office:value="10" calcext:value-type="float">
            <text:p>10</text:p>
          </table:table-cell>
          <table:table-cell office:value-type="float" office:value="3.43907999992371" calcext:value-type="float">
            <text:p>3.43907999992371</text:p>
          </table:table-cell>
          <table:table-cell office:value-type="float" office:value="0.226319998502731" calcext:value-type="float">
            <text:p>0.226319998502731</text:p>
          </table:table-cell>
          <table:table-cell office:value-type="float" office:value="3.21276000142097" calcext:value-type="float">
            <text:p>3.21276000142097</text:p>
          </table:table-cell>
          <table:table-cell office:value-type="float" office:value="0.913101164996624" calcext:value-type="float">
            <text:p>0.913101164996624</text:p>
          </table:table-cell>
          <table:table-cell office:value-type="float" office:value="1.05119524698742" calcext:value-type="float">
            <text:p>1.05119524698742</text:p>
          </table:table-cell>
          <table:table-cell office:value-type="float" office:value="0.842356497049332" calcext:value-type="float">
            <text:p>0.842356497049332</text:p>
          </table:table-cell>
          <table:table-cell office:value-type="float" office:value="0.983845832943916" calcext:value-type="float">
            <text:p>0.983845832943916</text:p>
          </table:table-cell>
          <table:table-cell office:value-type="float" office:value="0.141489335894585" calcext:value-type="float">
            <text:p>0.141489335894585</text:p>
          </table:table-cell>
          <table:table-cell office:value-type="float" office:value="0.3600292" calcext:value-type="float">
            <text:p>0.3600292</text:p>
          </table:table-cell>
          <table:table-cell office:value-type="float" office:value="0.4070808" calcext:value-type="float">
            <text:p>0.4070808</text:p>
          </table:table-cell>
          <table:table-cell office:value-type="float" office:value="0.4852924" calcext:value-type="float">
            <text:p>0.4852924</text:p>
          </table:table-cell>
          <table:table-cell office:value-type="float" office:value="0.8364" calcext:value-type="float">
            <text:p>0.8364</text:p>
          </table:table-cell>
          <table:table-cell office:value-type="float" office:value="2.1229801" calcext:value-type="float">
            <text:p>2.1229801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24272" calcext:value-type="float">
            <text:p>0.24272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22632" calcext:value-type="float">
            <text:p>0.22632</text:p>
          </table:table-cell>
          <table:table-cell office:value-type="float" office:value="0.7253392" calcext:value-type="float">
            <text:p>0.7253392</text:p>
          </table:table-cell>
          <table:table-cell office:value-type="float" office:value="3.43908" calcext:value-type="float">
            <text:p>3.43908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886955" calcext:value-type="float">
            <text:p>0.6886955</text:p>
          </table:table-cell>
          <table:table-cell office:value-type="float" office:value="0.2474588" calcext:value-type="float">
            <text:p>0.2474588</text:p>
          </table:table-cell>
          <table:table-cell office:value-type="float" office:value="0.0549033" calcext:value-type="float">
            <text:p>0.0549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239033" calcext:value-type="float">
            <text:p>0.0239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301033" calcext:value-type="float">
            <text:p>0.0301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363033" calcext:value-type="float">
            <text:p>0.0363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425033" calcext:value-type="float">
            <text:p>0.0425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6876189" calcext:value-type="float">
            <text:p>0.6876189</text:p>
          </table:table-cell>
          <table:table-cell office:value-type="float" office:value="0.2535646" calcext:value-type="float">
            <text:p>0.2535646</text:p>
          </table:table-cell>
          <table:table-cell office:value-type="float" office:value="0.0549033" calcext:value-type="float">
            <text:p>0.0549033</text:p>
          </table:table-cell>
        </table:table-row>
        <table:table-row table:style-name="ro1">
          <table:table-cell office:value-type="string" calcext:value-type="string">
            <text:p>z_rot_minus_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2025-08-21 13:44:54</text:p>
          </table:table-cell>
          <table:table-cell office:value-type="float" office:value="-0.0000462" calcext:value-type="float">
            <text:p>-0.0000462</text:p>
          </table:table-cell>
          <table:table-cell office:value-type="float" office:value="0.6881119" calcext:value-type="float">
            <text:p>0.6881119</text:p>
          </table:table-cell>
          <table:table-cell office:value-type="float" office:value="0.6880657" calcext:value-type="float">
            <text:p>0.6880657</text:p>
          </table:table-cell>
          <table:table-cell office:value-type="float" office:value="0.2513848" calcext:value-type="float">
            <text:p>0.2513848</text:p>
          </table:table-cell>
          <table:table-cell office:value-type="float" office:value="0.0442153" calcext:value-type="float">
            <text:p>0.0442153</text:p>
          </table:table-cell>
          <table:table-cell office:value-type="float" office:value="10" calcext:value-type="float">
            <text:p>10</text:p>
          </table:table-cell>
          <table:table-cell office:value-type="float" office:value="4.13648986816406" calcext:value-type="float">
            <text:p>4.13648986816406</text:p>
          </table:table-cell>
          <table:table-cell office:value-type="float" office:value="0.257070004940033" calcext:value-type="float">
            <text:p>0.257070004940033</text:p>
          </table:table-cell>
          <table:table-cell office:value-type="float" office:value="3.87941986322403" calcext:value-type="float">
            <text:p>3.87941986322403</text:p>
          </table:table-cell>
          <table:table-cell office:value-type="float" office:value="1.01330516338348" calcext:value-type="float">
            <text:p>1.01330516338348</text:p>
          </table:table-cell>
          <table:table-cell office:value-type="float" office:value="1.2721956005449" calcext:value-type="float">
            <text:p>1.2721956005449</text:p>
          </table:table-cell>
          <table:table-cell office:value-type="float" office:value="0.839650505781174" calcext:value-type="float">
            <text:p>0.839650505781174</text:p>
          </table:table-cell>
          <table:table-cell office:value-type="float" office:value="1.18695982098579" calcext:value-type="float">
            <text:p>1.18695982098579</text:p>
          </table:table-cell>
          <table:table-cell office:value-type="float" office:value="0.34730931520462" calcext:value-type="float">
            <text:p>0.34730931520462</text:p>
          </table:table-cell>
          <table:table-cell office:value-type="float" office:value="0.2931992" calcext:value-type="float">
            <text:p>0.2931992</text:p>
          </table:table-cell>
          <table:table-cell office:value-type="float" office:value="0.3550108" calcext:value-type="float">
            <text:p>0.3550108</text:p>
          </table:table-cell>
          <table:table-cell office:value-type="float" office:value="0.4184624" calcext:value-type="float">
            <text:p>0.4184624</text:p>
          </table:table-cell>
          <table:table-cell office:value-type="float" office:value="0.75809" calcext:value-type="float">
            <text:p>0.75809</text:p>
          </table:table-cell>
          <table:table-cell office:value-type="float" office:value="2.3734901" calcext:value-type="float">
            <text:p>2.3734901</text:p>
          </table:table-cell>
          <table:table-cell office:value-type="float" office:value="-0.0056908" calcext:value-type="float">
            <text:p>-0.0056908</text:p>
          </table:table-cell>
          <table:table-cell office:value-type="float" office:value="0.25707" calcext:value-type="float">
            <text:p>0.25707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0.28085" calcext:value-type="float">
            <text:p>0.28085</text:p>
          </table:table-cell>
          <table:table-cell office:value-type="float" office:value="0.9377192" calcext:value-type="float">
            <text:p>0.9377192</text:p>
          </table:table-cell>
          <table:table-cell office:value-type="float" office:value="4.1364899" calcext:value-type="float">
            <text:p>4.1364899</text:p>
          </table:table-cell>
          <table:table-cell office:value-type="float" office:value="-0.0081508" calcext:value-type="float">
            <text:p>-0.0081508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238993" calcext:value-type="float">
            <text:p>0.0238993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300993" calcext:value-type="float">
            <text:p>0.0300993</text:p>
          </table:table-cell>
          <table:table-cell office:value-type="float" office:value="0.6883821" calcext:value-type="float">
            <text:p>0.6883821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362993" calcext:value-type="float">
            <text:p>0.0362993</text:p>
          </table:table-cell>
          <table:table-cell office:value-type="float" office:value="0.6883822" calcext:value-type="float">
            <text:p>0.688382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424993" calcext:value-type="float">
            <text:p>0.0424993</text:p>
          </table:table-cell>
          <table:table-cell office:value-type="float" office:value="0.6883822" calcext:value-type="float">
            <text:p>0.6883822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486993" calcext:value-type="float">
            <text:p>0.0486993</text:p>
          </table:table-cell>
          <table:table-cell office:value-type="float" office:value="0.6883823" calcext:value-type="float">
            <text:p>0.6883823</text:p>
          </table:table-cell>
          <table:table-cell office:value-type="float" office:value="0.2477674" calcext:value-type="float">
            <text:p>0.2477674</text:p>
          </table:table-cell>
          <table:table-cell office:value-type="float" office:value="0.0548993" calcext:value-type="float">
            <text:p>0.0548993</text:p>
          </table:table-cell>
          <table:table-cell office:value-type="float" office:value="0.6878416" calcext:value-type="float">
            <text:p>0.6878416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238993" calcext:value-type="float">
            <text:p>0.0238993</text:p>
          </table:table-cell>
          <table:table-cell office:value-type="float" office:value="0.6878417" calcext:value-type="float">
            <text:p>0.6878417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300993" calcext:value-type="float">
            <text:p>0.0300993</text:p>
          </table:table-cell>
          <table:table-cell office:value-type="float" office:value="0.6878418" calcext:value-type="float">
            <text:p>0.6878418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362993" calcext:value-type="float">
            <text:p>0.0362993</text:p>
          </table:table-cell>
          <table:table-cell office:value-type="float" office:value="0.6878418" calcext:value-type="float">
            <text:p>0.6878418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424993" calcext:value-type="float">
            <text:p>0.0424993</text:p>
          </table:table-cell>
          <table:table-cell office:value-type="float" office:value="0.6878419" calcext:value-type="float">
            <text:p>0.6878419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486993" calcext:value-type="float">
            <text:p>0.0486993</text:p>
          </table:table-cell>
          <table:table-cell office:value-type="float" office:value="0.6878419" calcext:value-type="float">
            <text:p>0.6878419</text:p>
          </table:table-cell>
          <table:table-cell office:value-type="float" office:value="0.2539438" calcext:value-type="float">
            <text:p>0.2539438</text:p>
          </table:table-cell>
          <table:table-cell office:value-type="float" office:value="0.0548993" calcext:value-type="float">
            <text:p>0.0548993</text:p>
          </table:table-cell>
        </table:table-row>
        <table:table-row table:style-name="ro1">
          <table:table-cell office:value-type="string" calcext:value-type="string">
            <text:p>z_rot_minus_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2025-08-21 13:45:07</text:p>
          </table:table-cell>
          <table:table-cell office:value-type="float" office:value="-0" calcext:value-type="float">
            <text:p>0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19602" calcext:value-type="float">
            <text:p>0.2519602</text:p>
          </table:table-cell>
          <table:table-cell office:value-type="float" office:value="0.0442351" calcext:value-type="float">
            <text:p>0.0442351</text:p>
          </table:table-cell>
          <table:table-cell office:value-type="float" office:value="10" calcext:value-type="float">
            <text:p>10</text:p>
          </table:table-cell>
          <table:table-cell office:value-type="float" office:value="4.25990009307861" calcext:value-type="float">
            <text:p>4.25990009307861</text:p>
          </table:table-cell>
          <table:table-cell office:value-type="float" office:value="0.254659205675125" calcext:value-type="float">
            <text:p>0.254659205675125</text:p>
          </table:table-cell>
          <table:table-cell office:value-type="float" office:value="4.00524088740349" calcext:value-type="float">
            <text:p>4.00524088740349</text:p>
          </table:table-cell>
          <table:table-cell office:value-type="float" office:value="1.02556417286396" calcext:value-type="float">
            <text:p>1.02556417286396</text:p>
          </table:table-cell>
          <table:table-cell office:value-type="float" office:value="1.30265239327355" calcext:value-type="float">
            <text:p>1.30265239327355</text:p>
          </table:table-cell>
          <table:table-cell office:value-type="float" office:value="0.776182478666305" calcext:value-type="float">
            <text:p>0.776182478666305</text:p>
          </table:table-cell>
          <table:table-cell office:value-type="float" office:value="1.27494586706162" calcext:value-type="float">
            <text:p>1.27494586706162</text:p>
          </table:table-cell>
          <table:table-cell office:value-type="float" office:value="0.498763388395309" calcext:value-type="float">
            <text:p>0.498763388395309</text:p>
          </table:table-cell>
          <table:table-cell office:value-type="float" office:value="0.2546592" calcext:value-type="float">
            <text:p>0.2546592</text:p>
          </table:table-cell>
          <table:table-cell office:value-type="float" office:value="0.3033508" calcext:value-type="float">
            <text:p>0.3033508</text:p>
          </table:table-cell>
          <table:table-cell office:value-type="float" office:value="0.3536824" calcext:value-type="float">
            <text:p>0.3536824</text:p>
          </table:table-cell>
          <table:table-cell office:value-type="float" office:value="0.64657" calcext:value-type="float">
            <text:p>0.64657</text:p>
          </table:table-cell>
          <table:table-cell office:value-type="float" office:value="2.32265" calcext:value-type="float">
            <text:p>2.32265</text:p>
          </table:table-cell>
          <table:table-cell office:value-type="float" office:value="-0.0036408" calcext:value-type="float">
            <text:p>-0.0036408</text:p>
          </table:table-cell>
          <table:table-cell office:value-type="float" office:value="0.30422" calcext:value-type="float">
            <text:p>0.30422</text:p>
          </table:table-cell>
          <table:table-cell office:value-type="float" office:value="0.36039" calcext:value-type="float">
            <text:p>0.36039</text:p>
          </table:table-cell>
          <table:table-cell office:value-type="float" office:value="0.35465" calcext:value-type="float">
            <text:p>0.35465</text:p>
          </table:table-cell>
          <table:table-cell office:value-type="float" office:value="1.0955693" calcext:value-type="float">
            <text:p>1.0955693</text:p>
          </table:table-cell>
          <table:table-cell office:value-type="float" office:value="4.2599001" calcext:value-type="float">
            <text:p>4.2599001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3" calcext:value-type="float">
            <text:p>0.248106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3" calcext:value-type="float">
            <text:p>0.248106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481064" calcext:value-type="float">
            <text:p>0.248106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543063" calcext:value-type="float">
            <text:p>0.2543063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543063" calcext:value-type="float">
            <text:p>0.254306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43064" calcext:value-type="float">
            <text:p>0.2543064</text:p>
          </table:table-cell>
          <table:table-cell office:value-type="float" office:value="0.0549" calcext:value-type="float">
            <text:p>0.0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21T13:55:07.028780713</dc:date>
    <meta:editing-duration>PT14S</meta:editing-duration>
    <meta:editing-cycles>1</meta:editing-cycles>
    <meta:document-statistic meta:table-count="1" meta:cell-count="2660" meta:object-count="0"/>
  </office:meta>
</office:document-meta>
</file>